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78in"/>
    </style:style>
    <style:style style:name="co2" style:family="table-column">
      <style:table-column-properties fo:break-before="auto" style:column-width="3.0354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661in"/>
    </style:style>
    <style:style style:name="co7" style:family="table-column">
      <style:table-column-properties fo:break-before="auto" style:column-width="0.8673in"/>
    </style:style>
    <style:style style:name="co8" style:family="table-column">
      <style:table-column-properties fo:break-before="auto" style:column-width="0.9189in"/>
    </style:style>
    <style:style style:name="co9" style:family="table-column">
      <style:table-column-properties fo:break-before="auto" style:column-width="0.9701in"/>
    </style:style>
    <style:style style:name="co10" style:family="table-column">
      <style:table-column-properties fo:break-before="auto" style:column-width="1.3028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6764in" fo:break-before="auto" style:use-optimal-row-height="true"/>
    </style:style>
    <style:style style:name="ro4" style:family="table-row">
      <style:table-row-properties style:row-height="0.637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10" style:family="table-cell" style:parent-style-name="Default" style:data-style-name="N0"/>
    <style:style style:name="ce7" style:family="table-cell" style:parent-style-name="Default" style:data-style-name="N10000"/>
    <style:style style:name="ce8" style:family="table-cell" style:parent-style-name="Default" style:data-style-name="N1"/>
    <style:style style:name="ce12" style:family="table-cell" style:parent-style-name="Default" style:data-style-name="N121"/>
    <style:style style:name="ce9" style:family="table-cell" style:parent-style-name="Default" style:data-style-name="N10001"/>
    <style:style style:name="ce11" style:family="table-cell" style:parent-style-name="Default" style:data-style-name="N1000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ference setting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2"/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table:style-name="ce6" office:value-type="string" calcext:value-type="string">
            <text:p>avgDiffNomR</text:p>
          </table:table-cell>
          <table:table-cell table:style-name="ce6"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92" calcext:value-type="float">
            <text:p>0.019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0.41" calcext:value-type="float">
            <text:p>330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288" calcext:value-type="float">
            <text:p>0.028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2.48" calcext:value-type="float">
            <text:p>432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04" calcext:value-type="float">
            <text:p>0.030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.33" calcext:value-type="float">
            <text:p>405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43" calcext:value-type="float">
            <text:p>0.024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8.38" calcext:value-type="float">
            <text:p>428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3" calcext:value-type="float">
            <text:p>0.0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3.56" calcext:value-type="float">
            <text:p>433.5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301" calcext:value-type="float">
            <text:p>0.03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8.81" calcext:value-type="float">
            <text:p>338.8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339" calcext:value-type="float">
            <text:p>0.033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9.36" calcext:value-type="float">
            <text:p>429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33" calcext:value-type="float">
            <text:p>0.02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5.46" calcext:value-type="float">
            <text:p>365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15" calcext:value-type="float">
            <text:p>0.02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6.23" calcext:value-type="float">
            <text:p>376.2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2" calcext:value-type="float">
            <text:p>0.025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9.97" calcext:value-type="float">
            <text:p>409.9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22" calcext:value-type="float">
            <text:p>0.02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0.22" calcext:value-type="float">
            <text:p>480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9.08" calcext:value-type="float">
            <text:p>369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52" calcext:value-type="float">
            <text:p>0.02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4.93" calcext:value-type="float">
            <text:p>604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248" calcext:value-type="float">
            <text:p>0.024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5.46" calcext:value-type="float">
            <text:p>405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232" calcext:value-type="float">
            <text:p>0.02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4.11" calcext:value-type="float">
            <text:p>414.1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48" calcext:value-type="float">
            <text:p>0.02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5.84" calcext:value-type="float">
            <text:p>385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45" calcext:value-type="float">
            <text:p>0.02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7.29" calcext:value-type="float">
            <text:p>357.2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22" calcext:value-type="float">
            <text:p>0.022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5.25" calcext:value-type="float">
            <text:p>315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89" calcext:value-type="float">
            <text:p>0.018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7.42" calcext:value-type="float">
            <text:p>327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28" calcext:value-type="float">
            <text:p>0.022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0.74" calcext:value-type="float">
            <text:p>440.7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74" calcext:value-type="float">
            <text:p>0.027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5.09" calcext:value-type="float">
            <text:p>365.0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54" calcext:value-type="float">
            <text:p>0.025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7.37" calcext:value-type="float">
            <text:p>427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63" calcext:value-type="float">
            <text:p>0.026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2.66" calcext:value-type="float">
            <text:p>462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1" calcext:value-type="float">
            <text:p>0.0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0.66" calcext:value-type="float">
            <text:p>450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189" calcext:value-type="float">
            <text:p>0.018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5.59" calcext:value-type="float">
            <text:p>375.5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81" calcext:value-type="float">
            <text:p>0.018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8.39" calcext:value-type="float">
            <text:p>458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95" calcext:value-type="float">
            <text:p>0.019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39.68" calcext:value-type="float">
            <text:p>339.6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215" calcext:value-type="float">
            <text:p>0.02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93.63" calcext:value-type="float">
            <text:p>293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43" calcext:value-type="float">
            <text:p>0.024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0.43" calcext:value-type="float">
            <text:p>420.4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278" calcext:value-type="float">
            <text:p>0.027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5.02" calcext:value-type="float">
            <text:p>465.0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9" calcext:value-type="float">
            <text:p>0.11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5.53" calcext:value-type="float">
            <text:p>715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179" calcext:value-type="float">
            <text:p>0.11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6.61" calcext:value-type="float">
            <text:p>696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205" calcext:value-type="float">
            <text:p>0.12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3.95" calcext:value-type="float">
            <text:p>783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95" calcext:value-type="float">
            <text:p>0.11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3.57" calcext:value-type="float">
            <text:p>723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274" calcext:value-type="float">
            <text:p>0.12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7.12" calcext:value-type="float">
            <text:p>717.1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0879" calcext:value-type="float">
            <text:p>0.087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4.42" calcext:value-type="float">
            <text:p>724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931" calcext:value-type="float">
            <text:p>0.0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8.59" calcext:value-type="float">
            <text:p>698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968" calcext:value-type="float">
            <text:p>0.09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.19" calcext:value-type="float">
            <text:p>676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939" calcext:value-type="float">
            <text:p>0.09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9.56" calcext:value-type="float">
            <text:p>749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0818" calcext:value-type="float">
            <text:p>0.08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2.39" calcext:value-type="float">
            <text:p>702.3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2016" calcext:value-type="float">
            <text:p>0.20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0.56" calcext:value-type="float">
            <text:p>380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77" calcext:value-type="float">
            <text:p>0.0277</text:p>
          </table:table-cell>
          <table:table-cell office:value-type="float" office:value="0.202" calcext:value-type="float">
            <text:p>0.2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9.58" calcext:value-type="float">
            <text:p>379.5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81" calcext:value-type="float">
            <text:p>0.0281</text:p>
          </table:table-cell>
          <table:table-cell office:value-type="float" office:value="0.2016" calcext:value-type="float">
            <text:p>0.2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71.48" calcext:value-type="float">
            <text:p>371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28</text:p>
          </table:table-cell>
          <table:table-cell office:value-type="float" office:value="0.201" calcext:value-type="float">
            <text:p>0.2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80.34" calcext:value-type="float">
            <text:p>380.3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982" calcext:value-type="float">
            <text:p>0.198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75.37" calcext:value-type="float">
            <text:p>375.3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7" calcext:value-type="float">
            <text:p>0.0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9.51" calcext:value-type="float">
            <text:p>489.5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88" calcext:value-type="float">
            <text:p>0.01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6.29" calcext:value-type="float">
            <text:p>506.2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92" calcext:value-type="float">
            <text:p>0.01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5.53" calcext:value-type="float">
            <text:p>485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86" calcext:value-type="float">
            <text:p>0.028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1.76" calcext:value-type="float">
            <text:p>521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33" calcext:value-type="float">
            <text:p>0.02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14.85" calcext:value-type="float">
            <text:p>514.8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25" calcext:value-type="float">
            <text:p>0.02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.86" calcext:value-type="float">
            <text:p>742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49" calcext:value-type="float">
            <text:p>0.024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5.38" calcext:value-type="float">
            <text:p>735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24" calcext:value-type="float">
            <text:p>0.02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7.55" calcext:value-type="float">
            <text:p>737.5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15" calcext:value-type="float">
            <text:p>0.02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6.94" calcext:value-type="float">
            <text:p>686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217" calcext:value-type="float">
            <text:p>0.02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8.49" calcext:value-type="float">
            <text:p>718.4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273" calcext:value-type="float">
            <text:p>0.027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2.95" calcext:value-type="float">
            <text:p>562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204" calcext:value-type="float">
            <text:p>0.02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4.4" calcext:value-type="float">
            <text:p>554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24" calcext:value-type="float">
            <text:p>0.02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3.8" calcext:value-type="float">
            <text:p>553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215" calcext:value-type="float">
            <text:p>0.02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28.88" calcext:value-type="float">
            <text:p>528.8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4.18" calcext:value-type="float">
            <text:p>514.1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table:number-columns-repeated="10"/>
        </table:table-row>
        <table:table-row table:style-name="ro2">
          <table:table-cell table:number-columns-repeated="3"/>
          <table:table-cell table:style-name="ce10" table:formula="of:=AVERAGE([.D7:.D11])" office:value-type="float" office:value="0.00296" calcext:value-type="float">
            <text:p>0.00296</text:p>
          </table:table-cell>
          <table:table-cell table:style-name="ce10" table:formula="of:=AVERAGE([.E7:.E11])" office:value-type="float" office:value="0.02514" calcext:value-type="float">
            <text:p>0.02514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13:.D17])" office:value-type="float" office:value="0.0031" calcext:value-type="float">
            <text:p>0.0031</text:p>
          </table:table-cell>
          <table:table-cell table:style-name="ce10" table:formula="of:=AVERAGE([.E13:.E17])" office:value-type="float" office:value="0.0268" calcext:value-type="float">
            <text:p>0.0268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19:.D23])" office:value-type="float" office:value="0.00304" calcext:value-type="float">
            <text:p>0.00304</text:p>
          </table:table-cell>
          <table:table-cell table:style-name="ce10" table:formula="of:=AVERAGE([.E19:.E23])" office:value-type="float" office:value="0.02576" calcext:value-type="float">
            <text:p>0.02576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25:.D29])" office:value-type="float" office:value="0.00264" calcext:value-type="float">
            <text:p>0.00264</text:p>
          </table:table-cell>
          <table:table-cell table:style-name="ce10" table:formula="of:=AVERAGE([.E25:.E29])" office:value-type="float" office:value="0.02264" calcext:value-type="float">
            <text:p>0.02264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31:.D35])" office:value-type="float" office:value="0.00286" calcext:value-type="float">
            <text:p>0.00286</text:p>
          </table:table-cell>
          <table:table-cell table:style-name="ce10" table:formula="of:=AVERAGE([.E31:.E35])" office:value-type="float" office:value="0.0238" calcext:value-type="float">
            <text:p>0.0238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37:.D41])" office:value-type="float" office:value="0.00246" calcext:value-type="float">
            <text:p>0.00246</text:p>
          </table:table-cell>
          <table:table-cell table:style-name="ce10" table:formula="of:=AVERAGE([.E37:.E41])" office:value-type="float" office:value="0.02224" calcext:value-type="float">
            <text:p>0.02224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43:.D47])" office:value-type="float" office:value="0.01474" calcext:value-type="float">
            <text:p>0.01474</text:p>
          </table:table-cell>
          <table:table-cell table:style-name="ce10" table:formula="of:=AVERAGE([.E43:.E47])" office:value-type="float" office:value="0.12086" calcext:value-type="float">
            <text:p>0.12086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49:.D53])" office:value-type="float" office:value="0.01054" calcext:value-type="float">
            <text:p>0.01054</text:p>
          </table:table-cell>
          <table:table-cell table:style-name="ce10" table:formula="of:=AVERAGE([.E49:.E53])" office:value-type="float" office:value="0.0907" calcext:value-type="float">
            <text:p>0.0907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55:.D59])" office:value-type="float" office:value="0.02778" calcext:value-type="float">
            <text:p>0.02778</text:p>
          </table:table-cell>
          <table:table-cell table:style-name="ce10" table:formula="of:=AVERAGE([.E55:.E59])" office:value-type="float" office:value="0.20088" calcext:value-type="float">
            <text:p>0.20088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61:.D65])" office:value-type="float" office:value="0.00262" calcext:value-type="float">
            <text:p>0.00262</text:p>
          </table:table-cell>
          <table:table-cell table:style-name="ce10" table:formula="of:=AVERAGE([.E61:.E65])" office:value-type="float" office:value="0.02138" calcext:value-type="float">
            <text:p>0.02138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67:.D71])" office:value-type="float" office:value="0.00272" calcext:value-type="float">
            <text:p>0.00272</text:p>
          </table:table-cell>
          <table:table-cell table:style-name="ce10" table:formula="of:=AVERAGE([.E67:.E71])" office:value-type="float" office:value="0.0226" calcext:value-type="float">
            <text:p>0.0226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3"/>
          <table:table-cell table:style-name="ce10" table:formula="of:=AVERAGE([.D73:.D77])" office:value-type="float" office:value="0.00268" calcext:value-type="float">
            <text:p>0.00268</text:p>
          </table:table-cell>
          <table:table-cell table:style-name="ce10" table:formula="of:=AVERAGE([.E73:.E77])" office:value-type="float" office:value="0.02312" calcext:value-type="float">
            <text:p>0.02312</text:p>
          </table:table-cell>
          <table:table-cell/>
          <table:table-cell table:style-name="ce12"/>
          <table:table-cell table:number-columns-repeated="8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3"/>
          <table:table-cell office:value-type="string" calcext:value-type="string">
            <text:p>Input</text:p>
          </table:table-cell>
          <table:table-cell/>
          <table:table-cell table:style-name="ce6" office:value-type="string" calcext:value-type="string">
            <text:p>Type</text:p>
          </table:table-cell>
          <table:table-cell table:style-name="ce8"/>
          <table:table-cell office:value-type="string" calcext:value-type="string">
            <text:p>Avg Dev</text:p>
          </table:table-cell>
          <table:table-cell table:style-name="ce6"/>
          <table:table-cell office:value-type="string" calcext:value-type="string">
            <text:p>Max Dev</text:p>
          </table:table-cell>
          <table:table-cell table:style-name="ce12"/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96" calcext:value-type="float">
            <text:p>0.30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0]*100" office:value-type="float" office:value="2.514" calcext:value-type="float">
            <text:p>2.51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7:.F11])" office:value-type="float" office:value="2.2" calcext:value-type="float">
            <text:p>2</text:p>
          </table:table-cell>
          <table:table-cell table:style-name="ce8" table:formula="of:=AVERAGE([.G7:.G11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31" calcext:value-type="float">
            <text:p>0.31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1]*100" office:value-type="float" office:value="2.68" calcext:value-type="float">
            <text:p>2.68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13:.F17])" office:value-type="float" office:value="2.4" calcext:value-type="float">
            <text:p>2</text:p>
          </table:table-cell>
          <table:table-cell table:style-name="ce8" table:formula="of:=AVERAGE([.G13:.G17])" office:value-type="float" office:value="5.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04" calcext:value-type="float">
            <text:p>0.30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2]*100" office:value-type="float" office:value="2.576" calcext:value-type="float">
            <text:p>2.58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19:.F23])" office:value-type="float" office:value="2" calcext:value-type="float">
            <text:p>2</text:p>
          </table:table-cell>
          <table:table-cell table:style-name="ce8" table:formula="of:=AVERAGE([.G19:.G23])" office:value-type="float" office:value="5.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64" calcext:value-type="float">
            <text:p>0.26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3]*100" office:value-type="float" office:value="2.264" calcext:value-type="float">
            <text:p>2.26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25:.F29])" office:value-type="float" office:value="3" calcext:value-type="float">
            <text:p>3</text:p>
          </table:table-cell>
          <table:table-cell table:style-name="ce8" table:formula="of:=AVERAGE([.G25:.G29])" office:value-type="float" office:value="8.2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86" calcext:value-type="float">
            <text:p>0.29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4]*100" office:value-type="float" office:value="2.38" calcext:value-type="float">
            <text:p>2.38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31:.F35])" office:value-type="float" office:value="2.4" calcext:value-type="float">
            <text:p>2</text:p>
          </table:table-cell>
          <table:table-cell table:style-name="ce8" table:formula="of:=AVERAGE([.G31:.G35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46" calcext:value-type="float">
            <text:p>0.25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5]*100" office:value-type="float" office:value="2.224" calcext:value-type="float">
            <text:p>2.22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37:.F41])" office:value-type="float" office:value="2.8" calcext:value-type="float">
            <text:p>3</text:p>
          </table:table-cell>
          <table:table-cell table:style-name="ce8" table:formula="of:=AVERAGE([.G37:.G41])" office:value-type="float" office:value="7.6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474" calcext:value-type="float">
            <text:p>1.47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6]*100" office:value-type="float" office:value="12.086" calcext:value-type="float">
            <text:p>12.09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1.054" calcext:value-type="float">
            <text:p>1.05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7]*100" office:value-type="float" office:value="9.07" calcext:value-type="float">
            <text:p>9.07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49:.F53])" office:value-type="float" office:value="1" calcext:value-type="float">
            <text:p>1</text:p>
          </table:table-cell>
          <table:table-cell table:style-name="ce8" table:formula="of:=AVERAGE([.G49:.G53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78" calcext:value-type="float">
            <text:p>2.78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8]*100" office:value-type="float" office:value="20.088" calcext:value-type="float">
            <text:p>20.09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3.6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62" calcext:value-type="float">
            <text:p>0.26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89]*100" office:value-type="float" office:value="2.138" calcext:value-type="float">
            <text:p>2.14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4.4" calcext:value-type="float">
            <text:p>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272" calcext:value-type="float">
            <text:p>0.27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90]*100" office:value-type="float" office:value="2.26" calcext:value-type="float">
            <text:p>2.26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8" calcext:value-type="float">
            <text:p>0.27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E91]*100" office:value-type="float" office:value="2.312" calcext:value-type="float">
            <text:p>2.31</text:p>
          </table:table-cell>
          <table:table-cell table:style-name="ce9" office:value-type="string" calcext:value-type="string">
            <text:p>&amp;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2.8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 table:number-rows-repeated="12">
          <table:table-cell table:number-columns-repeated="5"/>
          <table:table-cell table:style-name="ce8" table:number-columns-repeated="10"/>
        </table:table-row>
        <table:table-row table:style-name="ro2">
          <table:table-cell table:number-columns-repeated="15"/>
        </table:table-row>
        <table:table-row table:style-name="ro2" table:number-rows-repeated="7">
          <table:table-cell table:number-columns-repeated="5"/>
          <table:table-cell table:style-name="ce8" table:number-columns-repeated="10"/>
        </table:table-row>
        <table:table-row table:style-name="ro2">
          <table:table-cell table:number-columns-repeated="5"/>
          <table:table-cell table:style-name="ce8" table:number-columns-repeated="10"/>
        </table:table-row>
      </table:table>
      <table:table table:name="24 demand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6" table:default-cell-style-name="ce6"/>
        <table:table-column table:style-name="co5" table:default-cell-style-name="ce6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no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3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3.59" calcext:value-type="float">
            <text:p>363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9" calcext:value-type="float">
            <text:p>0.00</text:p>
          </table:table-cell>
          <table:table-cell office:value-type="float" office:value="0.035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9.73" calcext:value-type="float">
            <text:p>379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59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7.18" calcext:value-type="float">
            <text:p>497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2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1.61" calcext:value-type="float">
            <text:p>351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8.34" calcext:value-type="float">
            <text:p>308.3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no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67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27.22" calcext:value-type="float">
            <text:p>327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</text:p>
          </table:table-cell>
          <table:table-cell office:value-type="float" office:value="0.0399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4.61" calcext:value-type="float">
            <text:p>324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36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2.1" calcext:value-type="float">
            <text:p>372.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42" calcext:value-type="float">
            <text:p>0.00</text:p>
          </table:table-cell>
          <table:table-cell office:value-type="float" office:value="0.0426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2.74" calcext:value-type="float">
            <text:p>342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43" calcext:value-type="float">
            <text:p>0.00</text:p>
          </table:table-cell>
          <table:table-cell office:value-type="float" office:value="0.032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77.89" calcext:value-type="float">
            <text:p>277.8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no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99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5.32" calcext:value-type="float">
            <text:p>365.3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</text:p>
          </table:table-cell>
          <table:table-cell office:value-type="float" office:value="0.0437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7.92" calcext:value-type="float">
            <text:p>347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474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2.7" calcext:value-type="float">
            <text:p>322.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9.02" calcext:value-type="float">
            <text:p>339.0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9" calcext:value-type="float">
            <text:p>0.00</text:p>
          </table:table-cell>
          <table:table-cell office:value-type="float" office:value="0.042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9.43" calcext:value-type="float">
            <text:p>369.4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6" calcext:value-type="float" table:number-columns-spanned="1" table:number-rows-spanned="5">
            <text:p>16</text:p>
          </table:table-cell>
          <table:table-cell table:style-name="ce5" office:value-type="string" calcext:value-type="string" table:number-columns-spanned="1" table:number-rows-spanned="5">
            <text:p>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43" calcext:value-type="float">
            <text:p>0.00</text:p>
          </table:table-cell>
          <table:table-cell office:value-type="float" office:value="0.046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49.22" calcext:value-type="float">
            <text:p>349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5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2.95" calcext:value-type="float">
            <text:p>402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</text:p>
          </table:table-cell>
          <table:table-cell office:value-type="float" office:value="0.038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6.37" calcext:value-type="float">
            <text:p>396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33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1.39" calcext:value-type="float">
            <text:p>361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3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7.59" calcext:value-type="float">
            <text:p>357.5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4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4.46" calcext:value-type="float">
            <text:p>354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</text:p>
          </table:table-cell>
          <table:table-cell office:value-type="float" office:value="0.0511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8.53" calcext:value-type="float">
            <text:p>398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6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2.06" calcext:value-type="float">
            <text:p>402.0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93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24.2" calcext:value-type="float">
            <text:p>324.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7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0.83" calcext:value-type="float">
            <text:p>370.8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3.55" calcext:value-type="float">
            <text:p>373.5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5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6.26" calcext:value-type="float">
            <text:p>346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66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5.42" calcext:value-type="float">
            <text:p>395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93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1.78" calcext:value-type="float">
            <text:p>381.7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76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7.64" calcext:value-type="float">
            <text:p>337.6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9" calcext:value-type="float" table:number-columns-spanned="1" table:number-rows-spanned="5">
            <text:p>19</text:p>
          </table:table-cell>
          <table:table-cell table:style-name="ce5" office:value-type="string" calcext:value-type="string" table:number-columns-spanned="1" table:number-rows-spanned="5">
            <text:p>no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</text:p>
          </table:table-cell>
          <table:table-cell office:value-type="float" office:value="0.3817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4.63" calcext:value-type="float">
            <text:p>714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03" calcext:value-type="float">
            <text:p>0.05</text:p>
          </table:table-cell>
          <table:table-cell office:value-type="float" office:value="0.3733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4.33" calcext:value-type="float">
            <text:p>644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495" calcext:value-type="float">
            <text:p>0.05</text:p>
          </table:table-cell>
          <table:table-cell office:value-type="float" office:value="0.3895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5.97" calcext:value-type="float">
            <text:p>435.9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7" calcext:value-type="float">
            <text:p>0.05</text:p>
          </table:table-cell>
          <table:table-cell office:value-type="float" office:value="0.397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3.88" calcext:value-type="float">
            <text:p>683.8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25" calcext:value-type="float">
            <text:p>0.05</text:p>
          </table:table-cell>
          <table:table-cell office:value-type="float" office:value="0.3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91.26" calcext:value-type="float">
            <text:p>391.2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0" calcext:value-type="float" table:number-columns-spanned="1" table:number-rows-spanned="5">
            <text:p>20</text:p>
          </table:table-cell>
          <table:table-cell table:style-name="ce5" office:value-type="string" calcext:value-type="string" table:number-columns-spanned="1" table:number-rows-spanned="5">
            <text:p>no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9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7.33" calcext:value-type="float">
            <text:p>467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1" calcext:value-type="float">
            <text:p>0.05</text:p>
          </table:table-cell>
          <table:table-cell office:value-type="float" office:value="0.4054" calcext:value-type="float">
            <text:p>0.4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87.54" calcext:value-type="float">
            <text:p>387.5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2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1.61" calcext:value-type="float">
            <text:p>431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7" calcext:value-type="float">
            <text:p>0.05</text:p>
          </table:table-cell>
          <table:table-cell office:value-type="float" office:value="0.3904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7.16" calcext:value-type="float">
            <text:p>627.1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52" calcext:value-type="float">
            <text:p>0.06</text:p>
          </table:table-cell>
          <table:table-cell office:value-type="float" office:value="0.4092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9.94" calcext:value-type="float">
            <text:p>449.9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no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555" calcext:value-type="float">
            <text:p>0.06</text:p>
          </table:table-cell>
          <table:table-cell office:value-type="float" office:value="0.411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1.57" calcext:value-type="float">
            <text:p>431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42" calcext:value-type="float">
            <text:p>0.05</text:p>
          </table:table-cell>
          <table:table-cell office:value-type="float" office:value="0.403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0.07" calcext:value-type="float">
            <text:p>420.0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3" calcext:value-type="float">
            <text:p>0.05</text:p>
          </table:table-cell>
          <table:table-cell office:value-type="float" office:value="0.401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94.01" calcext:value-type="float">
            <text:p>394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9" calcext:value-type="float">
            <text:p>0.05</text:p>
          </table:table-cell>
          <table:table-cell office:value-type="float" office:value="0.4032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6.74" calcext:value-type="float">
            <text:p>616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33" calcext:value-type="float">
            <text:p>0.05</text:p>
          </table:table-cell>
          <table:table-cell office:value-type="float" office:value="0.409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01.38" calcext:value-type="float">
            <text:p>401.3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2" calcext:value-type="float" table:number-columns-spanned="1" table:number-rows-spanned="5">
            <text:p>22</text:p>
          </table:table-cell>
          <table:table-cell table:style-name="ce5" office:value-type="string" calcext:value-type="string" table:number-columns-spanned="1" table:number-rows-spanned="5">
            <text:p>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1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5.73" calcext:value-type="float">
            <text:p>705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91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4.9" calcext:value-type="float">
            <text:p>634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1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0.77" calcext:value-type="float">
            <text:p>650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7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2.05" calcext:value-type="float">
            <text:p>672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2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5.54" calcext:value-type="float">
            <text:p>655.5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3" calcext:value-type="float" table:number-columns-spanned="1" table:number-rows-spanned="5">
            <text:p>23</text:p>
          </table:table-cell>
          <table:table-cell table:style-name="ce5" office:value-type="string" calcext:value-type="string" table:number-columns-spanned="1" table:number-rows-spanned="5">
            <text:p>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0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6.57" calcext:value-type="float">
            <text:p>656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2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1.91" calcext:value-type="float">
            <text:p>651.9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77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8.14" calcext:value-type="float">
            <text:p>628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0.05" calcext:value-type="float">
            <text:p>620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86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1.84" calcext:value-type="float">
            <text:p>631.8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4" calcext:value-type="float" table:number-columns-spanned="1" table:number-rows-spanned="5">
            <text:p>24</text:p>
          </table:table-cell>
          <table:table-cell table:style-name="ce5" office:value-type="string" calcext:value-type="string" table:number-columns-spanned="1" table:number-rows-spanned="5">
            <text:p>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0.04" calcext:value-type="float">
            <text:p>620.0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2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2.59" calcext:value-type="float">
            <text:p>582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462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2.27" calcext:value-type="float">
            <text:p>582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27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.99" calcext:value-type="float">
            <text:p>613.9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2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8.36" calcext:value-type="float">
            <text:p>578.36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346" calcext:value-type="float">
            <text:p>0.00</text:p>
          </table:table-cell>
          <table:table-cell table:formula="of:=AVERAGE([.E7:.E11])" office:value-type="float" office:value="0.03526" calcext:value-type="float">
            <text:p>0.04</text:p>
          </table:table-cell>
          <table:table-cell table:style-name="ce8" table:formula="of:=AVERAGE([.F7:.F11])" office:value-type="float" office:value="3.6" calcext:value-type="float">
            <text:p>4</text:p>
          </table:table-cell>
          <table:table-cell table:style-name="ce8" table:formula="of:=AVERAGE([.G7:.G11])" office:value-type="float" office:value="10.2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4" calcext:value-type="float">
            <text:p>0.00</text:p>
          </table:table-cell>
          <table:table-cell table:formula="of:=AVERAGE([.E13:.E17])" office:value-type="float" office:value="0.03906" calcext:value-type="float">
            <text:p>0.04</text:p>
          </table:table-cell>
          <table:table-cell table:style-name="ce8" table:formula="of:=AVERAGE([.F13:.F17])" office:value-type="float" office:value="3.4" calcext:value-type="float">
            <text:p>3</text:p>
          </table:table-cell>
          <table:table-cell table:style-name="ce8" table:formula="of:=AVERAGE([.G13:.G17])" office:value-type="float" office:value="8.8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72" calcext:value-type="float">
            <text:p>0.00</text:p>
          </table:table-cell>
          <table:table-cell table:formula="of:=AVERAGE([.E19:.E23])" office:value-type="float" office:value="0.04146" calcext:value-type="float">
            <text:p>0.04</text:p>
          </table:table-cell>
          <table:table-cell table:style-name="ce8" table:formula="of:=AVERAGE([.F19:.F23])" office:value-type="float" office:value="3.8" calcext:value-type="float">
            <text:p>4</text:p>
          </table:table-cell>
          <table:table-cell table:style-name="ce8" table:formula="of:=AVERAGE([.G19:.G23])" office:value-type="float" office:value="11.2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368" calcext:value-type="float">
            <text:p>0.00</text:p>
          </table:table-cell>
          <table:table-cell table:formula="of:=AVERAGE([.E25:.E29])" office:value-type="float" office:value="0.03948" calcext:value-type="float">
            <text:p>0.04</text:p>
          </table:table-cell>
          <table:table-cell table:style-name="ce8" table:formula="of:=AVERAGE([.F25:.F29])" office:value-type="float" office:value="3.6" calcext:value-type="float">
            <text:p>4</text:p>
          </table:table-cell>
          <table:table-cell table:style-name="ce8" table:formula="of:=AVERAGE([.G25:.G29])" office:value-type="float" office:value="10.6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342" calcext:value-type="float">
            <text:p>0.00</text:p>
          </table:table-cell>
          <table:table-cell table:formula="of:=AVERAGE([.E31:.E35])" office:value-type="float" office:value="0.03776" calcext:value-type="float">
            <text:p>0.04</text:p>
          </table:table-cell>
          <table:table-cell table:style-name="ce8" table:formula="of:=AVERAGE([.F31:.F35])" office:value-type="float" office:value="3.8" calcext:value-type="float">
            <text:p>4</text:p>
          </table:table-cell>
          <table:table-cell table:style-name="ce8" table:formula="of:=AVERAGE([.G31:.G35])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35" calcext:value-type="float">
            <text:p>0.00</text:p>
          </table:table-cell>
          <table:table-cell table:formula="of:=AVERAGE([.E37:.E41])" office:value-type="float" office:value="0.0373" calcext:value-type="float">
            <text:p>0.04</text:p>
          </table:table-cell>
          <table:table-cell table:style-name="ce8" table:formula="of:=AVERAGE([.F37:.F41])" office:value-type="float" office:value="3.6" calcext:value-type="float">
            <text:p>4</text:p>
          </table:table-cell>
          <table:table-cell table:style-name="ce8" table:formula="of:=AVERAGE([.G37:.G41])" office:value-type="float" office:value="10.6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5112" calcext:value-type="float">
            <text:p>0.05</text:p>
          </table:table-cell>
          <table:table-cell table:formula="of:=AVERAGE([.E43:.E47])" office:value-type="float" office:value="0.38638" calcext:value-type="float">
            <text:p>0.39</text:p>
          </table:table-cell>
          <table:table-cell table:style-name="ce8" table:formula="of:=AVERAGE([.F43:.F47])" office:value-type="float" office:value="1.6" calcext:value-type="float">
            <text:p>2</text:p>
          </table:table-cell>
          <table:table-cell table:style-name="ce8" table:formula="of:=AVERAGE([.G43:.G47])" office:value-type="float" office:value="4.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5336" calcext:value-type="float">
            <text:p>0.05</text:p>
          </table:table-cell>
          <table:table-cell table:formula="of:=AVERAGE([.E49:.E53])" office:value-type="float" office:value="0.39932" calcext:value-type="float">
            <text:p>0.40</text:p>
          </table:table-cell>
          <table:table-cell table:style-name="ce8" table:formula="of:=AVERAGE([.F49:.F53])" office:value-type="float" office:value="2" calcext:value-type="float">
            <text:p>2</text:p>
          </table:table-cell>
          <table:table-cell table:style-name="ce8" table:formula="of:=AVERAGE([.G49:.G53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5384" calcext:value-type="float">
            <text:p>0.05</text:p>
          </table:table-cell>
          <table:table-cell table:formula="of:=AVERAGE([.E55:.E59])" office:value-type="float" office:value="0.4057" calcext:value-type="float">
            <text:p>0.41</text:p>
          </table:table-cell>
          <table:table-cell table:style-name="ce8" table:formula="of:=AVERAGE([.F55:.F59])" office:value-type="float" office:value="1.8" calcext:value-type="float">
            <text:p>2</text:p>
          </table:table-cell>
          <table:table-cell table:style-name="ce8" table:formula="of:=AVERAGE([.G55:.G59])" office:value-type="float" office:value="5.4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342" calcext:value-type="float">
            <text:p>0.00</text:p>
          </table:table-cell>
          <table:table-cell table:formula="of:=AVERAGE([.E61:.E65])" office:value-type="float" office:value="0.03434" calcext:value-type="float">
            <text:p>0.03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34" calcext:value-type="float">
            <text:p>0.00</text:p>
          </table:table-cell>
          <table:table-cell table:formula="of:=AVERAGE([.E67:.E71])" office:value-type="float" office:value="0.0346" calcext:value-type="float">
            <text:p>0.03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354" calcext:value-type="float">
            <text:p>0.00</text:p>
          </table:table-cell>
          <table:table-cell table:formula="of:=AVERAGE([.E73:.E77])" office:value-type="float" office:value="0.03458" calcext:value-type="float">
            <text:p>0.03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12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346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3.526" calcext:value-type="float">
            <text:p>3.5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0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0.2" calcext:value-type="float">
            <text:p>10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4" calcext:value-type="float">
            <text:p>0.4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3.906" calcext:value-type="float">
            <text:p>3.9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1]" office:value-type="float" office:value="3.4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8.8" calcext:value-type="float">
            <text:p>9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72" calcext:value-type="float">
            <text:p>0.3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4.146" calcext:value-type="float">
            <text:p>4.1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2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1.2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368" calcext:value-type="float">
            <text:p>0.3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3.948" calcext:value-type="float">
            <text:p>3.9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3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0.6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342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3.776" calcext:value-type="float">
            <text:p>3.7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4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11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Mixed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35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3.73" calcext:value-type="float">
            <text:p>3.7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5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0.6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5.112" calcext:value-type="float">
            <text:p>5.1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38.638" calcext:value-type="float">
            <text:p>38.64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6]" office:value-type="float" office:value="1.6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4.4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5.336" calcext:value-type="float">
            <text:p>5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39.932" calcext:value-type="float">
            <text:p>39.9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7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6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out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5.384" calcext:value-type="float">
            <text:p>5.3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40.57" calcext:value-type="float">
            <text:p>40.57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8]" office:value-type="float" office:value="1.8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5.4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342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3.434" calcext:value-type="float">
            <text:p>3.4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34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46" calcext:value-type="float">
            <text:p>3.4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0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In / Far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354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3.458" calcext:value-type="float">
            <text:p>3.4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8 iteration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no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12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.11" calcext:value-type="float">
            <text:p>463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37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2.12" calcext:value-type="float">
            <text:p>302.1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7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84.24" calcext:value-type="float">
            <text:p>384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1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17.45" calcext:value-type="float">
            <text:p>317.4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6" calcext:value-type="float">
            <text:p>0.00</text:p>
          </table:table-cell>
          <table:table-cell office:value-type="float" office:value="0.028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3.32" calcext:value-type="float">
            <text:p>403.3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no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42" calcext:value-type="float">
            <text:p>0.00</text:p>
          </table:table-cell>
          <table:table-cell office:value-type="float" office:value="0.0433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6.74" calcext:value-type="float">
            <text:p>356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4" calcext:value-type="float">
            <text:p>0.00</text:p>
          </table:table-cell>
          <table:table-cell office:value-type="float" office:value="0.0447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1.21" calcext:value-type="float">
            <text:p>49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62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8.41" calcext:value-type="float">
            <text:p>328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57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3.96" calcext:value-type="float">
            <text:p>433.9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9" calcext:value-type="float">
            <text:p>0.00</text:p>
          </table:table-cell>
          <table:table-cell office:value-type="float" office:value="0.0328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61.96" calcext:value-type="float">
            <text:p>361.9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no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</text:p>
          </table:table-cell>
          <table:table-cell office:value-type="float" office:value="0.0505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2.23" calcext:value-type="float">
            <text:p>312.2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21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25.27" calcext:value-type="float">
            <text:p>325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81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18.8" calcext:value-type="float">
            <text:p>318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88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2.9" calcext:value-type="float">
            <text:p>342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9" calcext:value-type="float">
            <text:p>0.00</text:p>
          </table:table-cell>
          <table:table-cell office:value-type="float" office:value="0.0433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1.34" calcext:value-type="float">
            <text:p>441.3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6" calcext:value-type="float" table:number-columns-spanned="1" table:number-rows-spanned="5">
            <text:p>16</text:p>
          </table:table-cell>
          <table:table-cell table:style-name="ce5" office:value-type="string" calcext:value-type="string" table:number-columns-spanned="1" table:number-rows-spanned="5">
            <text:p>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7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8.61" calcext:value-type="float">
            <text:p>458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18.02" calcext:value-type="float">
            <text:p>318.0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54" calcext:value-type="float">
            <text:p>0.0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5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1.16" calcext:value-type="float">
            <text:p>311.1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29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4.61" calcext:value-type="float">
            <text:p>334.6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34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6.95" calcext:value-type="float">
            <text:p>406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3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88.03" calcext:value-type="float">
            <text:p>388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7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36.13" calcext:value-type="float">
            <text:p>336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57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4.14" calcext:value-type="float">
            <text:p>354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428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7.7" calcext:value-type="float">
            <text:p>367.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</text:p>
          </table:table-cell>
          <table:table-cell office:value-type="float" office:value="0.0393" calcext:value-type="float">
            <text:p>0.0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17.76" calcext:value-type="float">
            <text:p>317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8" calcext:value-type="float">
            <text:p>0.0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41.83" calcext:value-type="float">
            <text:p>341.8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41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9.42" calcext:value-type="float">
            <text:p>379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2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4.01" calcext:value-type="float">
            <text:p>354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01.91" calcext:value-type="float">
            <text:p>401.9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9" calcext:value-type="float" table:number-columns-spanned="1" table:number-rows-spanned="5">
            <text:p>19</text:p>
          </table:table-cell>
          <table:table-cell table:style-name="ce5" office:value-type="string" calcext:value-type="string" table:number-columns-spanned="1" table:number-rows-spanned="5">
            <text:p>no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</text:p>
          </table:table-cell>
          <table:table-cell office:value-type="float" office:value="0.3691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1.61" calcext:value-type="float">
            <text:p>691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4.46" calcext:value-type="float">
            <text:p>484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12" calcext:value-type="float">
            <text:p>0.05</text:p>
          </table:table-cell>
          <table:table-cell office:value-type="float" office:value="0.3763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2.85" calcext:value-type="float">
            <text:p>392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57" calcext:value-type="float">
            <text:p>0.06</text:p>
          </table:table-cell>
          <table:table-cell office:value-type="float" office:value="0.4124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3.9" calcext:value-type="float">
            <text:p>713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06" calcext:value-type="float">
            <text:p>0.05</text:p>
          </table:table-cell>
          <table:table-cell office:value-type="float" office:value="0.3803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8.14" calcext:value-type="float">
            <text:p>418.1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0" calcext:value-type="float" table:number-columns-spanned="1" table:number-rows-spanned="5">
            <text:p>20</text:p>
          </table:table-cell>
          <table:table-cell table:style-name="ce5" office:value-type="string" calcext:value-type="string" table:number-columns-spanned="1" table:number-rows-spanned="5">
            <text:p>no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528" calcext:value-type="float">
            <text:p>0.05</text:p>
          </table:table-cell>
          <table:table-cell office:value-type="float" office:value="0.3964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.76" calcext:value-type="float">
            <text:p>699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4" calcext:value-type="float">
            <text:p>0.05</text:p>
          </table:table-cell>
          <table:table-cell office:value-type="float" office:value="0.4084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6.06" calcext:value-type="float">
            <text:p>396.0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49" calcext:value-type="float">
            <text:p>0.05</text:p>
          </table:table-cell>
          <table:table-cell office:value-type="float" office:value="0.4095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7.92" calcext:value-type="float">
            <text:p>477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31" calcext:value-type="float">
            <text:p>0.05</text:p>
          </table:table-cell>
          <table:table-cell office:value-type="float" office:value="0.403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5.84" calcext:value-type="float">
            <text:p>505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28" calcext:value-type="float">
            <text:p>0.05</text:p>
          </table:table-cell>
          <table:table-cell office:value-type="float" office:value="0.397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0.25" calcext:value-type="float">
            <text:p>460.2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no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543" calcext:value-type="float">
            <text:p>0.05</text:p>
          </table:table-cell>
          <table:table-cell office:value-type="float" office:value="0.4001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5.27" calcext:value-type="float">
            <text:p>455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1" calcext:value-type="float">
            <text:p>0.05</text:p>
          </table:table-cell>
          <table:table-cell office:value-type="float" office:value="0.4061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08.19" calcext:value-type="float">
            <text:p>308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56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3.46" calcext:value-type="float">
            <text:p>423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8" calcext:value-type="float">
            <text:p>0.05</text:p>
          </table:table-cell>
          <table:table-cell office:value-type="float" office:value="0.4074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6.35" calcext:value-type="float">
            <text:p>476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56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7.68" calcext:value-type="float">
            <text:p>577.6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2" calcext:value-type="float" table:number-columns-spanned="1" table:number-rows-spanned="5">
            <text:p>22</text:p>
          </table:table-cell>
          <table:table-cell table:style-name="ce5" office:value-type="string" calcext:value-type="string" table:number-columns-spanned="1" table:number-rows-spanned="5">
            <text:p>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6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1.89" calcext:value-type="float">
            <text:p>751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52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1.21" calcext:value-type="float">
            <text:p>68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14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3.15" calcext:value-type="float">
            <text:p>713.1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.16" calcext:value-type="float">
            <text:p>676.1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2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.1" calcext:value-type="float">
            <text:p>663.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3" calcext:value-type="float" table:number-columns-spanned="1" table:number-rows-spanned="5">
            <text:p>23</text:p>
          </table:table-cell>
          <table:table-cell table:style-name="ce5" office:value-type="string" calcext:value-type="string" table:number-columns-spanned="1" table:number-rows-spanned="5">
            <text:p>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4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.04" calcext:value-type="float">
            <text:p>688.0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1.54" calcext:value-type="float">
            <text:p>661.5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4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3.73" calcext:value-type="float">
            <text:p>653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26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4.86" calcext:value-type="float">
            <text:p>654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7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3.78" calcext:value-type="float">
            <text:p>633.7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4" calcext:value-type="float" table:number-columns-spanned="1" table:number-rows-spanned="5">
            <text:p>24</text:p>
          </table:table-cell>
          <table:table-cell table:style-name="ce5" office:value-type="string" calcext:value-type="string" table:number-columns-spanned="1" table:number-rows-spanned="5">
            <text:p>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6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4.43" calcext:value-type="float">
            <text:p>644.4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" calcext:value-type="float">
            <text:p>0.00</text:p>
          </table:table-cell>
          <table:table-cell office:value-type="float" office:value="0.0397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81.26" calcext:value-type="float">
            <text:p>581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5.13" calcext:value-type="float">
            <text:p>615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4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0.79" calcext:value-type="float">
            <text:p>620.7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66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3.22" calcext:value-type="float">
            <text:p>613.22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344" calcext:value-type="float">
            <text:p>0.00</text:p>
          </table:table-cell>
          <table:table-cell table:formula="of:=AVERAGE([.E7:.E11])" office:value-type="float" office:value="0.03036" calcext:value-type="float">
            <text:p>0.03</text:p>
          </table:table-cell>
          <table:table-cell table:style-name="ce8" table:formula="of:=AVERAGE([.F7:.F11])" office:value-type="float" office:value="4" calcext:value-type="float">
            <text:p>4</text:p>
          </table:table-cell>
          <table:table-cell table:style-name="ce8" table:formula="of:=AVERAGE([.G7:.G11])" office:value-type="float" office:value="11.8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402" calcext:value-type="float">
            <text:p>0.00</text:p>
          </table:table-cell>
          <table:table-cell table:formula="of:=AVERAGE([.E13:.E17])" office:value-type="float" office:value="0.04054" calcext:value-type="float">
            <text:p>0.04</text:p>
          </table:table-cell>
          <table:table-cell table:style-name="ce8" table:formula="of:=AVERAGE([.F13:.F17])" office:value-type="float" office:value="2.8" calcext:value-type="float">
            <text:p>3</text:p>
          </table:table-cell>
          <table:table-cell table:style-name="ce8" table:formula="of:=AVERAGE([.G13:.G17])" office:value-type="float" office:value="8.2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76" calcext:value-type="float">
            <text:p>0.00</text:p>
          </table:table-cell>
          <table:table-cell table:formula="of:=AVERAGE([.E19:.E23])" office:value-type="float" office:value="0.03856" calcext:value-type="float">
            <text:p>0.04</text:p>
          </table:table-cell>
          <table:table-cell table:style-name="ce8" table:formula="of:=AVERAGE([.F19:.F23])" office:value-type="float" office:value="3.8" calcext:value-type="float">
            <text:p>4</text:p>
          </table:table-cell>
          <table:table-cell table:style-name="ce8" table:formula="of:=AVERAGE([.G19:.G23])"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358" calcext:value-type="float">
            <text:p>0.00</text:p>
          </table:table-cell>
          <table:table-cell table:formula="of:=AVERAGE([.E25:.E29])" office:value-type="float" office:value="0.0358" calcext:value-type="float">
            <text:p>0.04</text:p>
          </table:table-cell>
          <table:table-cell table:style-name="ce8" table:formula="of:=AVERAGE([.F25:.F29])" office:value-type="float" office:value="4.2" calcext:value-type="float">
            <text:p>4</text:p>
          </table:table-cell>
          <table:table-cell table:style-name="ce8" table:formula="of:=AVERAGE([.G25:.G29])" office:value-type="float" office:value="11.2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352" calcext:value-type="float">
            <text:p>0.00</text:p>
          </table:table-cell>
          <table:table-cell table:formula="of:=AVERAGE([.E31:.E35])" office:value-type="float" office:value="0.03458" calcext:value-type="float">
            <text:p>0.03</text:p>
          </table:table-cell>
          <table:table-cell table:style-name="ce8" table:formula="of:=AVERAGE([.F31:.F35])" office:value-type="float" office:value="3.4" calcext:value-type="float">
            <text:p>3</text:p>
          </table:table-cell>
          <table:table-cell table:style-name="ce8" table:formula="of:=AVERAGE([.G31:.G35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364" calcext:value-type="float">
            <text:p>0.00</text:p>
          </table:table-cell>
          <table:table-cell table:formula="of:=AVERAGE([.E37:.E41])" office:value-type="float" office:value="0.03546" calcext:value-type="float">
            <text:p>0.04</text:p>
          </table:table-cell>
          <table:table-cell table:style-name="ce8" table:formula="of:=AVERAGE([.F37:.F41])" office:value-type="float" office:value="4.2" calcext:value-type="float">
            <text:p>4</text:p>
          </table:table-cell>
          <table:table-cell table:style-name="ce8" table:formula="of:=AVERAGE([.G37:.G41])" office:value-type="float" office:value="12.4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522" calcext:value-type="float">
            <text:p>0.05</text:p>
          </table:table-cell>
          <table:table-cell table:formula="of:=AVERAGE([.E43:.E47])" office:value-type="float" office:value="0.38682" calcext:value-type="float">
            <text:p>0.39</text:p>
          </table:table-cell>
          <table:table-cell table:style-name="ce8" table:formula="of:=AVERAGE([.F43:.F47])" office:value-type="float" office:value="2" calcext:value-type="float">
            <text:p>2</text:p>
          </table:table-cell>
          <table:table-cell table:style-name="ce8" table:formula="of:=AVERAGE([.G43:.G47])" office:value-type="float" office:value="5.2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534" calcext:value-type="float">
            <text:p>0.05</text:p>
          </table:table-cell>
          <table:table-cell table:formula="of:=AVERAGE([.E49:.E53])" office:value-type="float" office:value="0.40306" calcext:value-type="float">
            <text:p>0.40</text:p>
          </table:table-cell>
          <table:table-cell table:style-name="ce8" table:formula="of:=AVERAGE([.F49:.F53])" office:value-type="float" office:value="2.2" calcext:value-type="float">
            <text:p>2</text:p>
          </table:table-cell>
          <table:table-cell table:style-name="ce8" table:formula="of:=AVERAGE([.G49:.G53])" office:value-type="float" office:value="6.6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532" calcext:value-type="float">
            <text:p>0.05</text:p>
          </table:table-cell>
          <table:table-cell table:formula="of:=AVERAGE([.E55:.E59])" office:value-type="float" office:value="0.40096" calcext:value-type="float">
            <text:p>0.40</text:p>
          </table:table-cell>
          <table:table-cell table:style-name="ce8" table:formula="of:=AVERAGE([.F55:.F59])" office:value-type="float" office:value="2.2" calcext:value-type="float">
            <text:p>2</text:p>
          </table:table-cell>
          <table:table-cell table:style-name="ce8" table:formula="of:=AVERAGE([.G55:.G59])" office:value-type="float" office:value="6.2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332" calcext:value-type="float">
            <text:p>0.00</text:p>
          </table:table-cell>
          <table:table-cell table:formula="of:=AVERAGE([.E61:.E65])" office:value-type="float" office:value="0.03114" calcext:value-type="float">
            <text:p>0.03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34" calcext:value-type="float">
            <text:p>0.00</text:p>
          </table:table-cell>
          <table:table-cell table:formula="of:=AVERAGE([.E67:.E71])" office:value-type="float" office:value="0.03528" calcext:value-type="float">
            <text:p>0.04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356" calcext:value-type="float">
            <text:p>0.00</text:p>
          </table:table-cell>
          <table:table-cell table:formula="of:=AVERAGE([.E73:.E77])" office:value-type="float" office:value="0.03366" calcext:value-type="float">
            <text:p>0.03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12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344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3.036" calcext:value-type="float">
            <text:p>3.04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0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1.8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402" calcext:value-type="float">
            <text:p>0.4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4.054" calcext:value-type="float">
            <text:p>4.0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1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8.2" calcext:value-type="float">
            <text:p>8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76" calcext:value-type="float">
            <text:p>0.3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3.856" calcext:value-type="float">
            <text:p>3.8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2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1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358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3.58" calcext:value-type="float">
            <text:p>3.5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3]" office:value-type="float" office:value="4.2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1.2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352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3.458" calcext:value-type="float">
            <text:p>3.4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4]" office:value-type="float" office:value="3.4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9.6" calcext:value-type="float">
            <text:p>10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364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3.546" calcext:value-type="float">
            <text:p>3.5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5]" office:value-type="float" office:value="4.2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2.4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5.22" calcext:value-type="float">
            <text:p>5.2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38.682" calcext:value-type="float">
            <text:p>38.6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6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5.2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5.34" calcext:value-type="float">
            <text:p>5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40.306" calcext:value-type="float">
            <text:p>40.3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7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6.6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5.32" calcext:value-type="float">
            <text:p>5.3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40.096" calcext:value-type="float">
            <text:p>40.10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8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6.2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332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3.114" calcext:value-type="float">
            <text:p>3.1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34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528" calcext:value-type="float">
            <text:p>3.5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0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356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3.366" calcext:value-type="float">
            <text:p>3.37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6 sensor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no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41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04.27" calcext:value-type="float">
            <text:p>404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52.4" calcext:value-type="float">
            <text:p>352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6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2.98" calcext:value-type="float">
            <text:p>382.9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11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9.28" calcext:value-type="float">
            <text:p>399.2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8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6.97" calcext:value-type="float">
            <text:p>456.9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no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41" calcext:value-type="float">
            <text:p>0.00</text:p>
          </table:table-cell>
          <table:table-cell office:value-type="float" office:value="0.0471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67.6" calcext:value-type="float">
            <text:p>367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3" calcext:value-type="float">
            <text:p>0.00</text:p>
          </table:table-cell>
          <table:table-cell office:value-type="float" office:value="0.045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85.64" calcext:value-type="float">
            <text:p>385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8" calcext:value-type="float">
            <text:p>0.00</text:p>
          </table:table-cell>
          <table:table-cell office:value-type="float" office:value="0.042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4.52" calcext:value-type="float">
            <text:p>454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46" calcext:value-type="float">
            <text:p>0.00</text:p>
          </table:table-cell>
          <table:table-cell office:value-type="float" office:value="0.0557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1.93" calcext:value-type="float">
            <text:p>301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46" calcext:value-type="float">
            <text:p>0.00</text:p>
          </table:table-cell>
          <table:table-cell office:value-type="float" office:value="0.065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5.52" calcext:value-type="float">
            <text:p>355.5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no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5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9.19" calcext:value-type="float">
            <text:p>459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33.02" calcext:value-type="float">
            <text:p>333.0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.00</text:p>
          </table:table-cell>
          <table:table-cell office:value-type="float" office:value="0.048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86.74" calcext:value-type="float">
            <text:p>386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2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24.01" calcext:value-type="float">
            <text:p>324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8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20.23" calcext:value-type="float">
            <text:p>320.2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6" calcext:value-type="float" table:number-columns-spanned="1" table:number-rows-spanned="5">
            <text:p>16</text:p>
          </table:table-cell>
          <table:table-cell table:style-name="ce5" office:value-type="string" calcext:value-type="string" table:number-columns-spanned="1" table:number-rows-spanned="5">
            <text:p>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2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63.56" calcext:value-type="float">
            <text:p>363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3" calcext:value-type="float">
            <text:p>0.00</text:p>
          </table:table-cell>
          <table:table-cell office:value-type="float" office:value="0.0428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70.76" calcext:value-type="float">
            <text:p>470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2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59.08" calcext:value-type="float">
            <text:p>359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14.38" calcext:value-type="float">
            <text:p>314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3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01.12" calcext:value-type="float">
            <text:p>301.1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19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98.76" calcext:value-type="float">
            <text:p>398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9" calcext:value-type="float">
            <text:p>0.00</text:p>
          </table:table-cell>
          <table:table-cell office:value-type="float" office:value="0.036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52.47" calcext:value-type="float">
            <text:p>452.4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3.52" calcext:value-type="float">
            <text:p>443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81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33.89" calcext:value-type="float">
            <text:p>433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8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61.38" calcext:value-type="float">
            <text:p>461.3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9" calcext:value-type="float">
            <text:p>0.00</text:p>
          </table:table-cell>
          <table:table-cell office:value-type="float" office:value="0.0456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3.78" calcext:value-type="float">
            <text:p>483.7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</text:p>
          </table:table-cell>
          <table:table-cell office:value-type="float" office:value="0.031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378.61" calcext:value-type="float">
            <text:p>378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42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63.59" calcext:value-type="float">
            <text:p>363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59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42.36" calcext:value-type="float">
            <text:p>342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75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6.72" calcext:value-type="float">
            <text:p>456.7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9" calcext:value-type="float" table:number-columns-spanned="1" table:number-rows-spanned="5">
            <text:p>19</text:p>
          </table:table-cell>
          <table:table-cell table:style-name="ce5" office:value-type="string" calcext:value-type="string" table:number-columns-spanned="1" table:number-rows-spanned="5">
            <text:p>no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585" calcext:value-type="float">
            <text:p>0.06</text:p>
          </table:table-cell>
          <table:table-cell office:value-type="float" office:value="0.4447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1.85" calcext:value-type="float">
            <text:p>461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08" calcext:value-type="float">
            <text:p>0.05</text:p>
          </table:table-cell>
          <table:table-cell office:value-type="float" office:value="0.3669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9.76" calcext:value-type="float">
            <text:p>669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27" calcext:value-type="float">
            <text:p>0.05</text:p>
          </table:table-cell>
          <table:table-cell office:value-type="float" office:value="0.3902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93.18" calcext:value-type="float">
            <text:p>693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7" calcext:value-type="float">
            <text:p>0.05</text:p>
          </table:table-cell>
          <table:table-cell office:value-type="float" office:value="0.3953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30.6" calcext:value-type="float">
            <text:p>630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396" calcext:value-type="float">
            <text:p>0.04</text:p>
          </table:table-cell>
          <table:table-cell office:value-type="float" office:value="0.2914" calcext:value-type="float">
            <text:p>0.2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9.95" calcext:value-type="float">
            <text:p>429.9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0" calcext:value-type="float" table:number-columns-spanned="1" table:number-rows-spanned="5">
            <text:p>20</text:p>
          </table:table-cell>
          <table:table-cell table:style-name="ce5" office:value-type="string" calcext:value-type="string" table:number-columns-spanned="1" table:number-rows-spanned="5">
            <text:p>no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53" calcext:value-type="float">
            <text:p>0.05</text:p>
          </table:table-cell>
          <table:table-cell office:value-type="float" office:value="0.3949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53.17" calcext:value-type="float">
            <text:p>453.1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</text:p>
          </table:table-cell>
          <table:table-cell office:value-type="float" office:value="0.4021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61.08" calcext:value-type="float">
            <text:p>461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49" calcext:value-type="float">
            <text:p>0.05</text:p>
          </table:table-cell>
          <table:table-cell office:value-type="float" office:value="0.399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4.14" calcext:value-type="float">
            <text:p>434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49" calcext:value-type="float">
            <text:p>0.05</text:p>
          </table:table-cell>
          <table:table-cell office:value-type="float" office:value="0.4092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38.14" calcext:value-type="float">
            <text:p>438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48" calcext:value-type="float">
            <text:p>0.05</text:p>
          </table:table-cell>
          <table:table-cell office:value-type="float" office:value="0.4207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67.94" calcext:value-type="float">
            <text:p>467.9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no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532" calcext:value-type="float">
            <text:p>0.05</text:p>
          </table:table-cell>
          <table:table-cell office:value-type="float" office:value="0.4032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28.24" calcext:value-type="float">
            <text:p>328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56" calcext:value-type="float">
            <text:p>0.06</text:p>
          </table:table-cell>
          <table:table-cell office:value-type="float" office:value="0.4121" calcext:value-type="float">
            <text:p>0.4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30.81" calcext:value-type="float">
            <text:p>430.8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6" calcext:value-type="float">
            <text:p>0.05</text:p>
          </table:table-cell>
          <table:table-cell office:value-type="float" office:value="0.4023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09.41" calcext:value-type="float">
            <text:p>409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31" calcext:value-type="float">
            <text:p>0.05</text:p>
          </table:table-cell>
          <table:table-cell office:value-type="float" office:value="0.4139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26.52" calcext:value-type="float">
            <text:p>626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44" calcext:value-type="float">
            <text:p>0.05</text:p>
          </table:table-cell>
          <table:table-cell office:value-type="float" office:value="0.4157" calcext:value-type="float">
            <text:p>0.4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14.67" calcext:value-type="float">
            <text:p>414.6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2" calcext:value-type="float" table:number-columns-spanned="1" table:number-rows-spanned="5">
            <text:p>22</text:p>
          </table:table-cell>
          <table:table-cell table:style-name="ce5" office:value-type="string" calcext:value-type="string" table:number-columns-spanned="1" table:number-rows-spanned="5">
            <text:p>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2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7.67" calcext:value-type="float">
            <text:p>657.6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1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8.73" calcext:value-type="float">
            <text:p>658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6" calcext:value-type="float">
            <text:p>0.00</text:p>
          </table:table-cell>
          <table:table-cell office:value-type="float" office:value="0.029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8.85" calcext:value-type="float">
            <text:p>628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0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0.09" calcext:value-type="float">
            <text:p>680.0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88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43.7" calcext:value-type="float">
            <text:p>643.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3" calcext:value-type="float" table:number-columns-spanned="1" table:number-rows-spanned="5">
            <text:p>23</text:p>
          </table:table-cell>
          <table:table-cell table:style-name="ce5" office:value-type="string" calcext:value-type="string" table:number-columns-spanned="1" table:number-rows-spanned="5">
            <text:p>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.00</text:p>
          </table:table-cell>
          <table:table-cell office:value-type="float" office:value="0.0473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43.36" calcext:value-type="float">
            <text:p>643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9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0.03" calcext:value-type="float">
            <text:p>600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61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0.72" calcext:value-type="float">
            <text:p>610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4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84.37" calcext:value-type="float">
            <text:p>684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6" calcext:value-type="float">
            <text:p>0.00</text:p>
          </table:table-cell>
          <table:table-cell office:value-type="float" office:value="0.028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71.95" calcext:value-type="float">
            <text:p>671.9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4" calcext:value-type="float" table:number-columns-spanned="1" table:number-rows-spanned="5">
            <text:p>24</text:p>
          </table:table-cell>
          <table:table-cell table:style-name="ce5" office:value-type="string" calcext:value-type="string" table:number-columns-spanned="1" table:number-rows-spanned="5">
            <text:p>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1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3.77" calcext:value-type="float">
            <text:p>663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73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4.57" calcext:value-type="float">
            <text:p>634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9" calcext:value-type="float">
            <text:p>0.00</text:p>
          </table:table-cell>
          <table:table-cell office:value-type="float" office:value="0.0381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19.81" calcext:value-type="float">
            <text:p>619.8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2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6.41" calcext:value-type="float">
            <text:p>566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5.42" calcext:value-type="float">
            <text:p>565.42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352" calcext:value-type="float">
            <text:p>0.00</text:p>
          </table:table-cell>
          <table:table-cell table:formula="of:=AVERAGE([.E7:.E11])" office:value-type="float" office:value="0.0388" calcext:value-type="float">
            <text:p>0.04</text:p>
          </table:table-cell>
          <table:table-cell table:style-name="ce8" table:formula="of:=AVERAGE([.F7:.F11])" office:value-type="float" office:value="2.8" calcext:value-type="float">
            <text:p>3</text:p>
          </table:table-cell>
          <table:table-cell table:style-name="ce8" table:formula="of:=AVERAGE([.G7:.G11])" office:value-type="float" office:value="13.6" calcext:value-type="float">
            <text:p>1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428" calcext:value-type="float">
            <text:p>0.00</text:p>
          </table:table-cell>
          <table:table-cell table:formula="of:=AVERAGE([.E13:.E17])" office:value-type="float" office:value="0.05116" calcext:value-type="float">
            <text:p>0.05</text:p>
          </table:table-cell>
          <table:table-cell table:style-name="ce8" table:formula="of:=AVERAGE([.F13:.F17])" office:value-type="float" office:value="3" calcext:value-type="float">
            <text:p>3</text:p>
          </table:table-cell>
          <table:table-cell table:style-name="ce8" table:formula="of:=AVERAGE([.G13:.G17])" office:value-type="float" office:value="12.4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64" calcext:value-type="float">
            <text:p>0.00</text:p>
          </table:table-cell>
          <table:table-cell table:formula="of:=AVERAGE([.E19:.E23])" office:value-type="float" office:value="0.03812" calcext:value-type="float">
            <text:p>0.04</text:p>
          </table:table-cell>
          <table:table-cell table:style-name="ce8" table:formula="of:=AVERAGE([.F19:.F23])" office:value-type="float" office:value="3.4" calcext:value-type="float">
            <text:p>3</text:p>
          </table:table-cell>
          <table:table-cell table:style-name="ce8" table:formula="of:=AVERAGE([.G19:.G23])" office:value-type="float" office:value="15.4" calcext:value-type="float">
            <text:p>1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338" calcext:value-type="float">
            <text:p>0.00</text:p>
          </table:table-cell>
          <table:table-cell table:formula="of:=AVERAGE([.E25:.E29])" office:value-type="float" office:value="0.03432" calcext:value-type="float">
            <text:p>0.03</text:p>
          </table:table-cell>
          <table:table-cell table:style-name="ce8" table:formula="of:=AVERAGE([.F25:.F29])" office:value-type="float" office:value="3.6" calcext:value-type="float">
            <text:p>4</text:p>
          </table:table-cell>
          <table:table-cell table:style-name="ce8" table:formula="of:=AVERAGE([.G25:.G29])" office:value-type="float" office:value="15.4" calcext:value-type="float">
            <text:p>1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368" calcext:value-type="float">
            <text:p>0.00</text:p>
          </table:table-cell>
          <table:table-cell table:formula="of:=AVERAGE([.E31:.E35])" office:value-type="float" office:value="0.03806" calcext:value-type="float">
            <text:p>0.04</text:p>
          </table:table-cell>
          <table:table-cell table:style-name="ce8" table:formula="of:=AVERAGE([.F31:.F35])" office:value-type="float" office:value="2.4" calcext:value-type="float">
            <text:p>2</text:p>
          </table:table-cell>
          <table:table-cell table:style-name="ce8" table:formula="of:=AVERAGE([.G31:.G35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344" calcext:value-type="float">
            <text:p>0.00</text:p>
          </table:table-cell>
          <table:table-cell table:formula="of:=AVERAGE([.E37:.E41])" office:value-type="float" office:value="0.03852" calcext:value-type="float">
            <text:p>0.04</text:p>
          </table:table-cell>
          <table:table-cell table:style-name="ce8" table:formula="of:=AVERAGE([.F37:.F41])" office:value-type="float" office:value="3" calcext:value-type="float">
            <text:p>3</text:p>
          </table:table-cell>
          <table:table-cell table:style-name="ce8" table:formula="of:=AVERAGE([.G37:.G41])" office:value-type="float" office:value="15" calcext:value-type="float">
            <text:p>1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5086" calcext:value-type="float">
            <text:p>0.05</text:p>
          </table:table-cell>
          <table:table-cell table:formula="of:=AVERAGE([.E43:.E47])" office:value-type="float" office:value="0.3777" calcext:value-type="float">
            <text:p>0.38</text:p>
          </table:table-cell>
          <table:table-cell table:style-name="ce8" table:formula="of:=AVERAGE([.F43:.F47])" office:value-type="float" office:value="1.4" calcext:value-type="float">
            <text:p>1</text:p>
          </table:table-cell>
          <table:table-cell table:style-name="ce8" table:formula="of:=AVERAGE([.G43:.G47])" office:value-type="float" office:value="6.8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5412" calcext:value-type="float">
            <text:p>0.05</text:p>
          </table:table-cell>
          <table:table-cell table:formula="of:=AVERAGE([.E49:.E53])" office:value-type="float" office:value="0.40526" calcext:value-type="float">
            <text:p>0.41</text:p>
          </table:table-cell>
          <table:table-cell table:style-name="ce8" table:formula="of:=AVERAGE([.F49:.F53])" office:value-type="float" office:value="2" calcext:value-type="float">
            <text:p>2</text:p>
          </table:table-cell>
          <table:table-cell table:style-name="ce8" table:formula="of:=AVERAGE([.G49:.G53])" office:value-type="float" office:value="9.2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5398" calcext:value-type="float">
            <text:p>0.05</text:p>
          </table:table-cell>
          <table:table-cell table:formula="of:=AVERAGE([.E55:.E59])" office:value-type="float" office:value="0.40944" calcext:value-type="float">
            <text:p>0.41</text:p>
          </table:table-cell>
          <table:table-cell table:style-name="ce8" table:formula="of:=AVERAGE([.F55:.F59])" office:value-type="float" office:value="2.2" calcext:value-type="float">
            <text:p>2</text:p>
          </table:table-cell>
          <table:table-cell table:style-name="ce8" table:formula="of:=AVERAGE([.G55:.G59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336" calcext:value-type="float">
            <text:p>0.00</text:p>
          </table:table-cell>
          <table:table-cell table:formula="of:=AVERAGE([.E61:.E65])" office:value-type="float" office:value="0.0327" calcext:value-type="float">
            <text:p>0.03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5.4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52" calcext:value-type="float">
            <text:p>0.00</text:p>
          </table:table-cell>
          <table:table-cell table:formula="of:=AVERAGE([.E67:.E71])" office:value-type="float" office:value="0.0352" calcext:value-type="float">
            <text:p>0.04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344" calcext:value-type="float">
            <text:p>0.00</text:p>
          </table:table-cell>
          <table:table-cell table:formula="of:=AVERAGE([.E73:.E77])" office:value-type="float" office:value="0.03402" calcext:value-type="float">
            <text:p>0.03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5.4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12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352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3.88" calcext:value-type="float">
            <text:p>3.8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0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3.6" calcext:value-type="float">
            <text:p>1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428" calcext:value-type="float">
            <text:p>0.4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5.116" calcext:value-type="float">
            <text:p>5.12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1]" office:value-type="float" office:value="3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12.4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64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3.812" calcext:value-type="float">
            <text:p>3.8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2]" office:value-type="float" office:value="3.4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5.4" calcext:value-type="float">
            <text:p>1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338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3.432" calcext:value-type="float">
            <text:p>3.4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3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5.4" calcext:value-type="float">
            <text:p>1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368" calcext:value-type="float">
            <text:p>0.3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3.806" calcext:value-type="float">
            <text:p>3.8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4]" office:value-type="float" office:value="2.4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12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344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3.852" calcext:value-type="float">
            <text:p>3.8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5]" office:value-type="float" office:value="3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5" calcext:value-type="float">
            <text:p>1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5.086" calcext:value-type="float">
            <text:p>5.0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37.77" calcext:value-type="float">
            <text:p>37.77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6]" office:value-type="float" office:value="1.4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6.8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5.412" calcext:value-type="float">
            <text:p>5.4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40.526" calcext:value-type="float">
            <text:p>40.5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7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9.2" calcext:value-type="float">
            <text:p>9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5.398" calcext:value-type="float">
            <text:p>5.4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40.944" calcext:value-type="float">
            <text:p>40.94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8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9.6" calcext:value-type="float">
            <text:p>10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336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3.27" calcext:value-type="float">
            <text:p>3.27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5.4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52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52" calcext:value-type="float">
            <text:p>3.52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0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6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344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3.402" calcext:value-type="float">
            <text:p>3.40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5.4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</table:table>
      <table:table table:name="300 requests, 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14" calcext:value-type="float">
            <text:p>0.00</text:p>
          </table:table-cell>
          <table:table-cell office:value-type="float" office:value="0.01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15.72" calcext:value-type="float">
            <text:p>10015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5" calcext:value-type="float">
            <text:p>0.00</text:p>
          </table:table-cell>
          <table:table-cell office:value-type="float" office:value="0.015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70.47" calcext:value-type="float">
            <text:p>9470.4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83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719.52" calcext:value-type="float">
            <text:p>14719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8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183.69" calcext:value-type="float">
            <text:p>10183.6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5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128.21" calcext:value-type="float">
            <text:p>15128.2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5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69.86" calcext:value-type="float">
            <text:p>9569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4" calcext:value-type="float">
            <text:p>0.00</text:p>
          </table:table-cell>
          <table:table-cell office:value-type="float" office:value="0.015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60.49" calcext:value-type="float">
            <text:p>9460.4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958.27" calcext:value-type="float">
            <text:p>14958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" calcext:value-type="float">
            <text:p>0.00</text:p>
          </table:table-cell>
          <table:table-cell office:value-type="float" office:value="0.016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409.84" calcext:value-type="float">
            <text:p>9409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22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621.51" calcext:value-type="float">
            <text:p>7621.5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15" calcext:value-type="float">
            <text:p>0.00</text:p>
          </table:table-cell>
          <table:table-cell office:value-type="float" office:value="0.021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43.7" calcext:value-type="float">
            <text:p>9243.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6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11.24" calcext:value-type="float">
            <text:p>9111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24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26.53" calcext:value-type="float">
            <text:p>13726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18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96.8" calcext:value-type="float">
            <text:p>9196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4" calcext:value-type="float">
            <text:p>0.00</text:p>
          </table:table-cell>
          <table:table-cell office:value-type="float" office:value="0.013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079.93" calcext:value-type="float">
            <text:p>9079.9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</text:p>
          </table:table-cell>
          <table:table-cell office:value-type="float" office:value="0.01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29.61" calcext:value-type="float">
            <text:p>10029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08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955.24" calcext:value-type="float">
            <text:p>7955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5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421.91" calcext:value-type="float">
            <text:p>9421.9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0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274.89" calcext:value-type="float">
            <text:p>9274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55.76" calcext:value-type="float">
            <text:p>9155.7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18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917.17" calcext:value-type="float">
            <text:p>6917.1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1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84.36" calcext:value-type="float">
            <text:p>9584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1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263.01" calcext:value-type="float">
            <text:p>9263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44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764.92" calcext:value-type="float">
            <text:p>13764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3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61.11" calcext:value-type="float">
            <text:p>8861.1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2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01.71" calcext:value-type="float">
            <text:p>7701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4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004.98" calcext:value-type="float">
            <text:p>9004.9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456.21" calcext:value-type="float">
            <text:p>9456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35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597.77" calcext:value-type="float">
            <text:p>7597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4" calcext:value-type="float">
            <text:p>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64.57" calcext:value-type="float">
            <text:p>8664.5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273" calcext:value-type="float">
            <text:p>0.03</text:p>
          </table:table-cell>
          <table:table-cell office:value-type="float" office:value="0.2372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151.12" calcext:value-type="float">
            <text:p>10151.1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74" calcext:value-type="float">
            <text:p>0.03</text:p>
          </table:table-cell>
          <table:table-cell office:value-type="float" office:value="0.2409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78.25" calcext:value-type="float">
            <text:p>10078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9" calcext:value-type="float">
            <text:p>0.01</text:p>
          </table:table-cell>
          <table:table-cell office:value-type="float" office:value="0.0836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886.83" calcext:value-type="float">
            <text:p>15886.8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1</text:p>
          </table:table-cell>
          <table:table-cell office:value-type="float" office:value="0.0881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886.48" calcext:value-type="float">
            <text:p>15886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3" calcext:value-type="float">
            <text:p>0.03</text:p>
          </table:table-cell>
          <table:table-cell office:value-type="float" office:value="0.2355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917.74" calcext:value-type="float">
            <text:p>9917.7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57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68.57" calcext:value-type="float">
            <text:p>10768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2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694.5" calcext:value-type="float">
            <text:p>10694.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85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507.46" calcext:value-type="float">
            <text:p>10507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66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916.69" calcext:value-type="float">
            <text:p>10916.6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4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40.56" calcext:value-type="float">
            <text:p>10740.5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307" calcext:value-type="float">
            <text:p>0.03</text:p>
          </table:table-cell>
          <table:table-cell office:value-type="float" office:value="0.268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24.36" calcext:value-type="float">
            <text:p>9124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307" calcext:value-type="float">
            <text:p>0.03</text:p>
          </table:table-cell>
          <table:table-cell office:value-type="float" office:value="0.2695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29.94" calcext:value-type="float">
            <text:p>9329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307" calcext:value-type="float">
            <text:p>0.03</text:p>
          </table:table-cell>
          <table:table-cell office:value-type="float" office:value="0.2741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64.18" calcext:value-type="float">
            <text:p>8964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307" calcext:value-type="float">
            <text:p>0.03</text:p>
          </table:table-cell>
          <table:table-cell office:value-type="float" office:value="0.2707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24.38" calcext:value-type="float">
            <text:p>9124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307" calcext:value-type="float">
            <text:p>0.03</text:p>
          </table:table-cell>
          <table:table-cell office:value-type="float" office:value="0.2703" calcext:value-type="float">
            <text:p>0.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87.19" calcext:value-type="float">
            <text:p>9087.1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11" calcext:value-type="float">
            <text:p>0.00</text:p>
          </table:table-cell>
          <table:table-cell office:value-type="float" office:value="0.0097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708.66" calcext:value-type="float">
            <text:p>10708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34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771.8" calcext:value-type="float">
            <text:p>10771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</text:p>
          </table:table-cell>
          <table:table-cell office:value-type="float" office:value="0.0097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986.8" calcext:value-type="float">
            <text:p>10986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1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576.94" calcext:value-type="float">
            <text:p>10576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2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687.63" calcext:value-type="float">
            <text:p>10687.6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1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81.46" calcext:value-type="float">
            <text:p>11281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3" calcext:value-type="float">
            <text:p>0.00</text:p>
          </table:table-cell>
          <table:table-cell office:value-type="float" office:value="0.012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212.26" calcext:value-type="float">
            <text:p>10212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</text:p>
          </table:table-cell>
          <table:table-cell office:value-type="float" office:value="0.010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933.76" calcext:value-type="float">
            <text:p>10933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2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506.13" calcext:value-type="float">
            <text:p>15506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23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184.75" calcext:value-type="float">
            <text:p>10184.7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44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81.88" calcext:value-type="float">
            <text:p>12081.8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26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70.17" calcext:value-type="float">
            <text:p>11970.1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1" calcext:value-type="float">
            <text:p>0.00</text:p>
          </table:table-cell>
          <table:table-cell office:value-type="float" office:value="0.0114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777.59" calcext:value-type="float">
            <text:p>11777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</text:p>
          </table:table-cell>
          <table:table-cell office:value-type="float" office:value="0.012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01.41" calcext:value-type="float">
            <text:p>11901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2" calcext:value-type="float">
            <text:p>0.00</text:p>
          </table:table-cell>
          <table:table-cell office:value-type="float" office:value="0.0137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998.7" calcext:value-type="float">
            <text:p>11998.7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136" calcext:value-type="float">
            <text:p>0.00</text:p>
          </table:table-cell>
          <table:table-cell table:formula="of:=AVERAGE([.E7:.E11])" office:value-type="float" office:value="0.01632" calcext:value-type="float">
            <text:p>0.02</text:p>
          </table:table-cell>
          <table:table-cell table:style-name="ce8" table:formula="of:=AVERAGE([.F7:.F11])" office:value-type="float" office:value="1.6" calcext:value-type="float">
            <text:p>2</text:p>
          </table:table-cell>
          <table:table-cell table:style-name="ce8" table:formula="of:=AVERAGE([.G7:.G11])" office:value-type="float" office:value="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152" calcext:value-type="float">
            <text:p>0.00</text:p>
          </table:table-cell>
          <table:table-cell table:formula="of:=AVERAGE([.E13:.E17])" office:value-type="float" office:value="0.01598" calcext:value-type="float">
            <text:p>0.02</text:p>
          </table:table-cell>
          <table:table-cell table:style-name="ce8" table:formula="of:=AVERAGE([.F13:.F17])" office:value-type="float" office:value="2" calcext:value-type="float">
            <text:p>2</text:p>
          </table:table-cell>
          <table:table-cell table:style-name="ce8" table:formula="of:=AVERAGE([.G13:.G17])" office:value-type="float" office:value="4.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134" calcext:value-type="float">
            <text:p>0.00</text:p>
          </table:table-cell>
          <table:table-cell table:formula="of:=AVERAGE([.E19:.E23])" office:value-type="float" office:value="0.01496" calcext:value-type="float">
            <text:p>0.01</text:p>
          </table:table-cell>
          <table:table-cell table:style-name="ce8" table:formula="of:=AVERAGE([.F19:.F23])" office:value-type="float" office:value="1.8" calcext:value-type="float">
            <text:p>2</text:p>
          </table:table-cell>
          <table:table-cell table:style-name="ce8" table:formula="of:=AVERAGE([.G19:.G23])" office:value-type="float" office:value="3.8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11" calcext:value-type="float">
            <text:p>0.00</text:p>
          </table:table-cell>
          <table:table-cell table:formula="of:=AVERAGE([.E25:.E29])" office:value-type="float" office:value="0.01212" calcext:value-type="float">
            <text:p>0.01</text:p>
          </table:table-cell>
          <table:table-cell table:style-name="ce8" table:formula="of:=AVERAGE([.F25:.F29])" office:value-type="float" office:value="2.2" calcext:value-type="float">
            <text:p>2</text:p>
          </table:table-cell>
          <table:table-cell table:style-name="ce8" table:formula="of:=AVERAGE([.G25:.G29])" office:value-type="float" office:value="5.2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114" calcext:value-type="float">
            <text:p>0.00</text:p>
          </table:table-cell>
          <table:table-cell table:formula="of:=AVERAGE([.E31:.E35])" office:value-type="float" office:value="0.01238" calcext:value-type="float">
            <text:p>0.01</text:p>
          </table:table-cell>
          <table:table-cell table:style-name="ce8" table:formula="of:=AVERAGE([.F31:.F35])" office:value-type="float" office:value="2.2" calcext:value-type="float">
            <text:p>2</text:p>
          </table:table-cell>
          <table:table-cell table:style-name="ce8" table:formula="of:=AVERAGE([.G31:.G35])" office:value-type="float" office:value="5.2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126" calcext:value-type="float">
            <text:p>0.00</text:p>
          </table:table-cell>
          <table:table-cell table:formula="of:=AVERAGE([.E37:.E41])" office:value-type="float" office:value="0.0141" calcext:value-type="float">
            <text:p>0.01</text:p>
          </table:table-cell>
          <table:table-cell table:style-name="ce8" table:formula="of:=AVERAGE([.F37:.F41])" office:value-type="float" office:value="2.4" calcext:value-type="float">
            <text:p>2</text:p>
          </table:table-cell>
          <table:table-cell table:style-name="ce8" table:formula="of:=AVERAGE([.G37:.G41])" office:value-type="float" office:value="6.2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2" calcext:value-type="float">
            <text:p>0.02</text:p>
          </table:table-cell>
          <table:table-cell table:formula="of:=AVERAGE([.E43:.E47])" office:value-type="float" office:value="0.17706" calcext:value-type="float">
            <text:p>0.18</text:p>
          </table:table-cell>
          <table:table-cell table:style-name="ce8" table:formula="of:=AVERAGE([.F43:.F47])" office:value-type="float" office:value="1.6" calcext:value-type="float">
            <text:p>2</text:p>
          </table:table-cell>
          <table:table-cell table:style-name="ce8" table:formula="of:=AVERAGE([.G43:.G47])" office:value-type="float" office:value="3.8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0256" calcext:value-type="float">
            <text:p>0.00</text:p>
          </table:table-cell>
          <table:table-cell table:formula="of:=AVERAGE([.E49:.E53])" office:value-type="float" office:value="0.0256" calcext:value-type="float">
            <text:p>0.03</text:p>
          </table:table-cell>
          <table:table-cell table:style-name="ce8" table:formula="of:=AVERAGE([.F49:.F53])" office:value-type="float" office:value="2" calcext:value-type="float">
            <text:p>2</text:p>
          </table:table-cell>
          <table:table-cell table:style-name="ce8" table:formula="of:=AVERAGE([.G49:.G53])" office:value-type="float" office:value="4.2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307" calcext:value-type="float">
            <text:p>0.03</text:p>
          </table:table-cell>
          <table:table-cell table:formula="of:=AVERAGE([.E55:.E59])" office:value-type="float" office:value="0.27066" calcext:value-type="float">
            <text:p>0.27</text:p>
          </table:table-cell>
          <table:table-cell table:style-name="ce8" table:formula="of:=AVERAGE([.F55:.F59])" office:value-type="float" office:value="1" calcext:value-type="float">
            <text:p>1</text:p>
          </table:table-cell>
          <table:table-cell table:style-name="ce8" table:formula="of:=AVERAGE([.G55:.G59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114" calcext:value-type="float">
            <text:p>0.00</text:p>
          </table:table-cell>
          <table:table-cell table:formula="of:=AVERAGE([.E61:.E65])" office:value-type="float" office:value="0.01122" calcext:value-type="float">
            <text:p>0.01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3.4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116" calcext:value-type="float">
            <text:p>0.00</text:p>
          </table:table-cell>
          <table:table-cell table:formula="of:=AVERAGE([.E67:.E71])" office:value-type="float" office:value="0.01158" calcext:value-type="float">
            <text:p>0.01</text:p>
          </table:table-cell>
          <table:table-cell table:style-name="ce8" table:formula="of:=AVERAGE([.F67:.F71])" office:value-type="float" office:value="1.8" calcext:value-type="float">
            <text:p>2</text:p>
          </table:table-cell>
          <table:table-cell table:style-name="ce8" table:formula="of:=AVERAGE([.G67:.G71])" office:value-type="float" office:value="4.6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114" calcext:value-type="float">
            <text:p>0.00</text:p>
          </table:table-cell>
          <table:table-cell table:formula="of:=AVERAGE([.E73:.E77])" office:value-type="float" office:value="0.01282" calcext:value-type="float">
            <text:p>0.01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136" calcext:value-type="float">
            <text:p>0.1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1.632" calcext:value-type="float">
            <text:p>1.6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1.6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4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152" calcext:value-type="float">
            <text:p>0.1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1.598" calcext:value-type="float">
            <text:p>1.6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4.4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134" calcext:value-type="float">
            <text:p>0.1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1.496" calcext:value-type="float">
            <text:p>1.5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1.8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3.8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11" calcext:value-type="float">
            <text:p>0.1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1.212" calcext:value-type="float">
            <text:p>1.2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5.2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114" calcext:value-type="float">
            <text:p>0.1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1.238" calcext:value-type="float">
            <text:p>1.2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5.2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126" calcext:value-type="float">
            <text:p>0.1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1.41" calcext:value-type="float">
            <text:p>1.4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2.4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6.2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2" calcext:value-type="float">
            <text:p>2.0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7.706" calcext:value-type="float">
            <text:p>17.7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.6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3.8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0.256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2.56" calcext:value-type="float">
            <text:p>2.5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4.2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3.07" calcext:value-type="float">
            <text:p>3.0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27.066" calcext:value-type="float">
            <text:p>27.0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114" calcext:value-type="float">
            <text:p>0.1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1.122" calcext:value-type="float">
            <text:p>1.1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.4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116" calcext:value-type="float">
            <text:p>0.1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1.158" calcext:value-type="float">
            <text:p>1.1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.8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4.6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114" calcext:value-type="float">
            <text:p>0.1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1.282" calcext:value-type="float">
            <text:p>1.2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300 requests, 2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1.0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3" calcext:value-type="float" table:number-columns-spanned="1" table:number-rows-spanned="5">
            <text:p>13</text:p>
          </table:table-cell>
          <table:table-cell table:style-name="ce5" office:value-type="string" calcext:value-type="string" table:number-columns-spanned="1" table:number-rows-spanned="5">
            <text:p>no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</text:p>
          </table:table-cell>
          <table:table-cell office:value-type="float" office:value="0.017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821.79" calcext:value-type="float">
            <text:p>5821.7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863.3" calcext:value-type="float">
            <text:p>7863.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</text:p>
          </table:table-cell>
          <table:table-cell office:value-type="float" office:value="0.024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61.84" calcext:value-type="float">
            <text:p>7761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2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963.46" calcext:value-type="float">
            <text:p>5963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</text:p>
          </table:table-cell>
          <table:table-cell office:value-type="float" office:value="0.022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61.41" calcext:value-type="float">
            <text:p>7661.4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4" calcext:value-type="float" table:number-columns-spanned="1" table:number-rows-spanned="5">
            <text:p>14</text:p>
          </table:table-cell>
          <table:table-cell table:style-name="ce5" office:value-type="string" calcext:value-type="string" table:number-columns-spanned="1" table:number-rows-spanned="5">
            <text:p>no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47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40.5" calcext:value-type="float">
            <text:p>7640.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1" calcext:value-type="float">
            <text:p>0.00</text:p>
          </table:table-cell>
          <table:table-cell office:value-type="float" office:value="0.019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43.74" calcext:value-type="float">
            <text:p>7643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1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785.76" calcext:value-type="float">
            <text:p>5785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8" calcext:value-type="float">
            <text:p>0.00</text:p>
          </table:table-cell>
          <table:table-cell office:value-type="float" office:value="0.022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94.65" calcext:value-type="float">
            <text:p>5794.6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2" calcext:value-type="float">
            <text:p>0.00</text:p>
          </table:table-cell>
          <table:table-cell office:value-type="float" office:value="0.031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542.75" calcext:value-type="float">
            <text:p>7542.7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5" calcext:value-type="float" table:number-columns-spanned="1" table:number-rows-spanned="5">
            <text:p>15</text:p>
          </table:table-cell>
          <table:table-cell table:style-name="ce5" office:value-type="string" calcext:value-type="string" table:number-columns-spanned="1" table:number-rows-spanned="5">
            <text:p>no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</text:p>
          </table:table-cell>
          <table:table-cell office:value-type="float" office:value="0.0339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804.72" calcext:value-type="float">
            <text:p>7804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</text:p>
          </table:table-cell>
          <table:table-cell office:value-type="float" office:value="0.023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058.12" calcext:value-type="float">
            <text:p>7058.1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453.02" calcext:value-type="float">
            <text:p>6453.0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433.96" calcext:value-type="float">
            <text:p>8433.9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8" calcext:value-type="float">
            <text:p>0.00</text:p>
          </table:table-cell>
          <table:table-cell office:value-type="float" office:value="0.023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328.12" calcext:value-type="float">
            <text:p>6328.1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6" calcext:value-type="float" table:number-columns-spanned="1" table:number-rows-spanned="5">
            <text:p>16</text:p>
          </table:table-cell>
          <table:table-cell table:style-name="ce5" office:value-type="string" calcext:value-type="string" table:number-columns-spanned="1" table:number-rows-spanned="5">
            <text:p>real_C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69.54" calcext:value-type="float">
            <text:p>8769.5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6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621.12" calcext:value-type="float">
            <text:p>6621.1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</text:p>
          </table:table-cell>
          <table:table-cell office:value-type="float" office:value="0.0165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392.48" calcext:value-type="float">
            <text:p>7392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16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828.59" calcext:value-type="float">
            <text:p>8828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58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984.16" calcext:value-type="float">
            <text:p>5984.1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7" calcext:value-type="float" table:number-columns-spanned="1" table:number-rows-spanned="5">
            <text:p>17</text:p>
          </table:table-cell>
          <table:table-cell table:style-name="ce5" office:value-type="string" calcext:value-type="string" table:number-columns-spanned="1" table:number-rows-spanned="5">
            <text:p>real_C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181.68" calcext:value-type="float">
            <text:p>6181.6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234.71" calcext:value-type="float">
            <text:p>6234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851.21" calcext:value-type="float">
            <text:p>785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1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851.21" calcext:value-type="float">
            <text:p>685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" calcext:value-type="float">
            <text:p>0.00</text:p>
          </table:table-cell>
          <table:table-cell office:value-type="float" office:value="0.022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717.35" calcext:value-type="float">
            <text:p>6717.3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8" calcext:value-type="float" table:number-columns-spanned="1" table:number-rows-spanned="5">
            <text:p>18</text:p>
          </table:table-cell>
          <table:table-cell table:style-name="ce5" office:value-type="string" calcext:value-type="string" table:number-columns-spanned="1" table:number-rows-spanned="5">
            <text:p>real_C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1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925.41" calcext:value-type="float">
            <text:p>7925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564.47" calcext:value-type="float">
            <text:p>5564.4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7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916.93" calcext:value-type="float">
            <text:p>7916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17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276.05" calcext:value-type="float">
            <text:p>6276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7" calcext:value-type="float">
            <text:p>0.00</text:p>
          </table:table-cell>
          <table:table-cell office:value-type="float" office:value="0.024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131.19" calcext:value-type="float">
            <text:p>5131.1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9" calcext:value-type="float" table:number-columns-spanned="1" table:number-rows-spanned="5">
            <text:p>19</text:p>
          </table:table-cell>
          <table:table-cell table:style-name="ce5" office:value-type="string" calcext:value-type="string" table:number-columns-spanned="1" table:number-rows-spanned="5">
            <text:p>no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328" calcext:value-type="float">
            <text:p>0.03</text:p>
          </table:table-cell>
          <table:table-cell office:value-type="float" office:value="0.2865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38.09" calcext:value-type="float">
            <text:p>12838.0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328" calcext:value-type="float">
            <text:p>0.03</text:p>
          </table:table-cell>
          <table:table-cell office:value-type="float" office:value="0.2944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473.13" calcext:value-type="float">
            <text:p>13473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329" calcext:value-type="float">
            <text:p>0.03</text:p>
          </table:table-cell>
          <table:table-cell office:value-type="float" office:value="0.2918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459.36" calcext:value-type="float">
            <text:p>12459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328" calcext:value-type="float">
            <text:p>0.03</text:p>
          </table:table-cell>
          <table:table-cell office:value-type="float" office:value="0.2924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32.65" calcext:value-type="float">
            <text:p>12632.6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328" calcext:value-type="float">
            <text:p>0.03</text:p>
          </table:table-cell>
          <table:table-cell office:value-type="float" office:value="0.2935" calcext:value-type="float">
            <text:p>0.2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20.97" calcext:value-type="float">
            <text:p>12720.9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0" calcext:value-type="float" table:number-columns-spanned="1" table:number-rows-spanned="5">
            <text:p>20</text:p>
          </table:table-cell>
          <table:table-cell table:style-name="ce5" office:value-type="string" calcext:value-type="string" table:number-columns-spanned="1" table:number-rows-spanned="5">
            <text:p>no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389" calcext:value-type="float">
            <text:p>0.04</text:p>
          </table:table-cell>
          <table:table-cell office:value-type="float" office:value="0.3113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923.35" calcext:value-type="float">
            <text:p>7923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387" calcext:value-type="float">
            <text:p>0.04</text:p>
          </table:table-cell>
          <table:table-cell office:value-type="float" office:value="0.3098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20.71" calcext:value-type="float">
            <text:p>12220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388" calcext:value-type="float">
            <text:p>0.04</text:p>
          </table:table-cell>
          <table:table-cell office:value-type="float" office:value="0.307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752.22" calcext:value-type="float">
            <text:p>7752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386" calcext:value-type="float">
            <text:p>0.04</text:p>
          </table:table-cell>
          <table:table-cell office:value-type="float" office:value="0.3094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881.75" calcext:value-type="float">
            <text:p>7881.7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388" calcext:value-type="float">
            <text:p>0.04</text:p>
          </table:table-cell>
          <table:table-cell office:value-type="float" office:value="0.3099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437.23" calcext:value-type="float">
            <text:p>7437.2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1" calcext:value-type="float" table:number-columns-spanned="1" table:number-rows-spanned="5">
            <text:p>21</text:p>
          </table:table-cell>
          <table:table-cell table:style-name="ce5" office:value-type="string" calcext:value-type="string" table:number-columns-spanned="1" table:number-rows-spanned="5">
            <text:p>no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485" calcext:value-type="float">
            <text:p>0.05</text:p>
          </table:table-cell>
          <table:table-cell office:value-type="float" office:value="0.3895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88.21" calcext:value-type="float">
            <text:p>11188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485" calcext:value-type="float">
            <text:p>0.05</text:p>
          </table:table-cell>
          <table:table-cell office:value-type="float" office:value="0.3868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650.57" calcext:value-type="float">
            <text:p>6650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485" calcext:value-type="float">
            <text:p>0.05</text:p>
          </table:table-cell>
          <table:table-cell office:value-type="float" office:value="0.386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06.8" calcext:value-type="float">
            <text:p>11006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485" calcext:value-type="float">
            <text:p>0.05</text:p>
          </table:table-cell>
          <table:table-cell office:value-type="float" office:value="0.3847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35.13" calcext:value-type="float">
            <text:p>10835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485" calcext:value-type="float">
            <text:p>0.05</text:p>
          </table:table-cell>
          <table:table-cell office:value-type="float" office:value="0.3874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90.32" calcext:value-type="float">
            <text:p>10990.3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2" calcext:value-type="float" table:number-columns-spanned="1" table:number-rows-spanned="5">
            <text:p>22</text:p>
          </table:table-cell>
          <table:table-cell table:style-name="ce5" office:value-type="string" calcext:value-type="string" table:number-columns-spanned="1" table:number-rows-spanned="5">
            <text:p>real_F_10_2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1" calcext:value-type="float">
            <text:p>0.00</text:p>
          </table:table-cell>
          <table:table-cell office:value-type="float" office:value="0.02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703.45" calcext:value-type="float">
            <text:p>12703.4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8" calcext:value-type="float">
            <text:p>0.00</text:p>
          </table:table-cell>
          <table:table-cell office:value-type="float" office:value="0.02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914.37" calcext:value-type="float">
            <text:p>12914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98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699.03" calcext:value-type="float">
            <text:p>12699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863.64" calcext:value-type="float">
            <text:p>12863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8" calcext:value-type="float">
            <text:p>0.00</text:p>
          </table:table-cell>
          <table:table-cell office:value-type="float" office:value="0.017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809.31" calcext:value-type="float">
            <text:p>12809.3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3" calcext:value-type="float" table:number-columns-spanned="1" table:number-rows-spanned="5">
            <text:p>23</text:p>
          </table:table-cell>
          <table:table-cell table:style-name="ce5" office:value-type="string" calcext:value-type="string" table:number-columns-spanned="1" table:number-rows-spanned="5">
            <text:p>real_F_10_2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</text:p>
          </table:table-cell>
          <table:table-cell office:value-type="float" office:value="0.0231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211.42" calcext:value-type="float">
            <text:p>12211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18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91.21" calcext:value-type="float">
            <text:p>759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18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16.62" calcext:value-type="float">
            <text:p>11616.6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87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566.77" calcext:value-type="float">
            <text:p>7566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1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066.26" calcext:value-type="float">
            <text:p>12066.2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4" calcext:value-type="float" table:number-columns-spanned="1" table:number-rows-spanned="5">
            <text:p>24</text:p>
          </table:table-cell>
          <table:table-cell table:style-name="ce5" office:value-type="string" calcext:value-type="string" table:number-columns-spanned="1" table:number-rows-spanned="5">
            <text:p>real_F_10_24_3.txt</text:p>
          </table:table-cell>
          <table:table-cell office:value-type="float" office:value="1" calcext:value-type="float">
            <text:p>1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5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53.85" calcext:value-type="float">
            <text:p>11153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</text:p>
          </table:table-cell>
          <table:table-cell office:value-type="float" office:value="0.028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87.79" calcext:value-type="float">
            <text:p>11187.7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37.05" calcext:value-type="float">
            <text:p>10937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19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499.6" calcext:value-type="float">
            <text:p>11499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19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605.88" calcext:value-type="float">
            <text:p>11605.88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02" calcext:value-type="float">
            <text:p>0.00</text:p>
          </table:table-cell>
          <table:table-cell table:formula="of:=AVERAGE([.E7:.E11])" office:value-type="float" office:value="0.02176" calcext:value-type="float">
            <text:p>0.02</text:p>
          </table:table-cell>
          <table:table-cell table:style-name="ce8" table:formula="of:=AVERAGE([.F7:.F11])" office:value-type="float" office:value="2.6" calcext:value-type="float">
            <text:p>3</text:p>
          </table:table-cell>
          <table:table-cell table:style-name="ce8" table:formula="of:=AVERAGE([.G7:.G11])" office:value-type="float" office:value="7.4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2" calcext:value-type="float">
            <text:p>0.00</text:p>
          </table:table-cell>
          <table:table-cell table:formula="of:=AVERAGE([.E13:.E17])" office:value-type="float" office:value="0.02198" calcext:value-type="float">
            <text:p>0.02</text:p>
          </table:table-cell>
          <table:table-cell table:style-name="ce8" table:formula="of:=AVERAGE([.F13:.F17])" office:value-type="float" office:value="2.4" calcext:value-type="float">
            <text:p>2</text:p>
          </table:table-cell>
          <table:table-cell table:style-name="ce8" table:formula="of:=AVERAGE([.G13:.G17])" office:value-type="float" office:value="5.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194" calcext:value-type="float">
            <text:p>0.00</text:p>
          </table:table-cell>
          <table:table-cell table:formula="of:=AVERAGE([.E19:.E23])" office:value-type="float" office:value="0.02512" calcext:value-type="float">
            <text:p>0.03</text:p>
          </table:table-cell>
          <table:table-cell table:style-name="ce8" table:formula="of:=AVERAGE([.F19:.F23])" office:value-type="float" office:value="3" calcext:value-type="float">
            <text:p>3</text:p>
          </table:table-cell>
          <table:table-cell table:style-name="ce8" table:formula="of:=AVERAGE([.G19:.G23])" office:value-type="float" office:value="8.8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19" calcext:value-type="float">
            <text:p>0.00</text:p>
          </table:table-cell>
          <table:table-cell table:formula="of:=AVERAGE([.E25:.E29])" office:value-type="float" office:value="0.01684" calcext:value-type="float">
            <text:p>0.02</text:p>
          </table:table-cell>
          <table:table-cell table:style-name="ce8" table:formula="of:=AVERAGE([.F25:.F29])" office:value-type="float" office:value="2.8" calcext:value-type="float">
            <text:p>3</text:p>
          </table:table-cell>
          <table:table-cell table:style-name="ce8" table:formula="of:=AVERAGE([.G25:.G29])" office:value-type="float" office:value="7.2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" calcext:value-type="float">
            <text:p>0.00</text:p>
          </table:table-cell>
          <table:table-cell table:formula="of:=AVERAGE([.E31:.E35])" office:value-type="float" office:value="0.0212" calcext:value-type="float">
            <text:p>0.02</text:p>
          </table:table-cell>
          <table:table-cell table:style-name="ce8" table:formula="of:=AVERAGE([.F31:.F35])" office:value-type="float" office:value="2.6" calcext:value-type="float">
            <text:p>3</text:p>
          </table:table-cell>
          <table:table-cell table:style-name="ce8" table:formula="of:=AVERAGE([.G31:.G35])" office:value-type="float" office:value="7.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188" calcext:value-type="float">
            <text:p>0.00</text:p>
          </table:table-cell>
          <table:table-cell table:formula="of:=AVERAGE([.E37:.E41])" office:value-type="float" office:value="0.02026" calcext:value-type="float">
            <text:p>0.02</text:p>
          </table:table-cell>
          <table:table-cell table:style-name="ce8" table:formula="of:=AVERAGE([.F37:.F41])" office:value-type="float" office:value="3" calcext:value-type="float">
            <text:p>3</text:p>
          </table:table-cell>
          <table:table-cell table:style-name="ce8" table:formula="of:=AVERAGE([.G37:.G41])" office:value-type="float" office:value="8.6" calcext:value-type="float">
            <text:p>9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3282" calcext:value-type="float">
            <text:p>0.03</text:p>
          </table:table-cell>
          <table:table-cell table:formula="of:=AVERAGE([.E43:.E47])" office:value-type="float" office:value="0.29172" calcext:value-type="float">
            <text:p>0.29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3876" calcext:value-type="float">
            <text:p>0.04</text:p>
          </table:table-cell>
          <table:table-cell table:formula="of:=AVERAGE([.E49:.E53])" office:value-type="float" office:value="0.3095" calcext:value-type="float">
            <text:p>0.31</text:p>
          </table:table-cell>
          <table:table-cell table:style-name="ce8" table:formula="of:=AVERAGE([.F49:.F53])" office:value-type="float" office:value="1.8" calcext:value-type="float">
            <text:p>2</text:p>
          </table:table-cell>
          <table:table-cell table:style-name="ce8" table:formula="of:=AVERAGE([.G49:.G53])" office:value-type="float" office:value="4.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485" calcext:value-type="float">
            <text:p>0.05</text:p>
          </table:table-cell>
          <table:table-cell table:formula="of:=AVERAGE([.E55:.E59])" office:value-type="float" office:value="0.38706" calcext:value-type="float">
            <text:p>0.39</text:p>
          </table:table-cell>
          <table:table-cell table:style-name="ce8" table:formula="of:=AVERAGE([.F55:.F59])" office:value-type="float" office:value="1.2" calcext:value-type="float">
            <text:p>1</text:p>
          </table:table-cell>
          <table:table-cell table:style-name="ce8" table:formula="of:=AVERAGE([.G55:.G59])" office:value-type="float" office:value="3.4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188" calcext:value-type="float">
            <text:p>0.00</text:p>
          </table:table-cell>
          <table:table-cell table:formula="of:=AVERAGE([.E61:.E65])" office:value-type="float" office:value="0.02104" calcext:value-type="float">
            <text:p>0.02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2.8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192" calcext:value-type="float">
            <text:p>0.00</text:p>
          </table:table-cell>
          <table:table-cell table:formula="of:=AVERAGE([.E67:.E71])" office:value-type="float" office:value="0.02594" calcext:value-type="float">
            <text:p>0.03</text:p>
          </table:table-cell>
          <table:table-cell table:style-name="ce8" table:formula="of:=AVERAGE([.F67:.F71])" office:value-type="float" office:value="1.4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194" calcext:value-type="float">
            <text:p>0.00</text:p>
          </table:table-cell>
          <table:table-cell table:formula="of:=AVERAGE([.E73:.E77])" office:value-type="float" office:value="0.02482" calcext:value-type="float">
            <text:p>0.02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02" calcext:value-type="float">
            <text:p>0.2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176" calcext:value-type="float">
            <text:p>2.1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7.4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2" calcext:value-type="float">
            <text:p>0.2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198" calcext:value-type="float">
            <text:p>2.2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2.4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5.6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194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512" calcext:value-type="float">
            <text:p>2.5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3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8.8" calcext:value-type="float">
            <text:p>9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19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1.684" calcext:value-type="float">
            <text:p>1.6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7.2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" calcext:value-type="float">
            <text:p>0.2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12" calcext:value-type="float">
            <text:p>2.1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7.8" calcext:value-type="float">
            <text:p>8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188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2.026" calcext:value-type="float">
            <text:p>2.0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3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8.6" calcext:value-type="float">
            <text:p>9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3.282" calcext:value-type="float">
            <text:p>3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29.172" calcext:value-type="float">
            <text:p>29.1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3.876" calcext:value-type="float">
            <text:p>3.8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30.95" calcext:value-type="float">
            <text:p>30.95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1.8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4.4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4.85" calcext:value-type="float">
            <text:p>4.8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38.706" calcext:value-type="float">
            <text:p>38.7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3.4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188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104" calcext:value-type="float">
            <text:p>2.1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2.8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192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2.594" calcext:value-type="float">
            <text:p>2.5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.4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194" calcext:value-type="float">
            <text:p>0.1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.482" calcext:value-type="float">
            <text:p>2.4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lambda 0.8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3">
          <table:table-cell table:style-name="ce1" office:value-type="string" calcext:value-type="string">
            <text:p>10  models</text:p>
            <text:p><text:span text:style-name="T1">0.8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9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19.01" calcext:value-type="float">
            <text:p>319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12.94" calcext:value-type="float">
            <text:p>312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43.63" calcext:value-type="float">
            <text:p>343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2.84" calcext:value-type="float">
            <text:p>422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11.07" calcext:value-type="float">
            <text:p>411.0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.25" calcext:value-type="float">
            <text:p>489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8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8.6" calcext:value-type="float">
            <text:p>288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5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89.87" calcext:value-type="float">
            <text:p>389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5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02.19" calcext:value-type="float">
            <text:p>402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43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.18" calcext:value-type="float">
            <text:p>675.1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</text:p>
          </table:table-cell>
          <table:table-cell office:value-type="float" office:value="0.030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5.13" calcext:value-type="float">
            <text:p>475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19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0.14" calcext:value-type="float">
            <text:p>400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5.52" calcext:value-type="float">
            <text:p>495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8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6.65" calcext:value-type="float">
            <text:p>456.6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53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35.94" calcext:value-type="float">
            <text:p>335.9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1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7.27" calcext:value-type="float">
            <text:p>447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65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46.95" calcext:value-type="float">
            <text:p>346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8.76" calcext:value-type="float">
            <text:p>428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1.54" calcext:value-type="float">
            <text:p>361.5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7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3.86" calcext:value-type="float">
            <text:p>463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2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6.18" calcext:value-type="float">
            <text:p>486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2.98" calcext:value-type="float">
            <text:p>372.9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378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2.22" calcext:value-type="float">
            <text:p>322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1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47.57" calcext:value-type="float">
            <text:p>347.5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59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89.85" calcext:value-type="float">
            <text:p>389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49.52" calcext:value-type="float">
            <text:p>349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3.63" calcext:value-type="float">
            <text:p>303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3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2.7" calcext:value-type="float">
            <text:p>462.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95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2.27" calcext:value-type="float">
            <text:p>312.2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9" calcext:value-type="float">
            <text:p>0.01</text:p>
          </table:table-cell>
          <table:table-cell office:value-type="float" office:value="0.1214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8.23" calcext:value-type="float">
            <text:p>738.2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17" calcext:value-type="float">
            <text:p>0.02</text:p>
          </table:table-cell>
          <table:table-cell office:value-type="float" office:value="0.1675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5.95" calcext:value-type="float">
            <text:p>685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9" calcext:value-type="float">
            <text:p>0.01</text:p>
          </table:table-cell>
          <table:table-cell office:value-type="float" office:value="0.12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1.21" calcext:value-type="float">
            <text:p>71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01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5.03" calcext:value-type="float">
            <text:p>745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2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.79" calcext:value-type="float">
            <text:p>687.7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81" calcext:value-type="float">
            <text:p>0.01</text:p>
          </table:table-cell>
          <table:table-cell office:value-type="float" office:value="0.0868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4.64" calcext:value-type="float">
            <text:p>664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84" calcext:value-type="float">
            <text:p>0.01</text:p>
          </table:table-cell>
          <table:table-cell office:value-type="float" office:value="0.086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3.19" calcext:value-type="float">
            <text:p>433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37" calcext:value-type="float">
            <text:p>0.01</text:p>
          </table:table-cell>
          <table:table-cell office:value-type="float" office:value="0.1073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7.52" calcext:value-type="float">
            <text:p>677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9" calcext:value-type="float">
            <text:p>0.01</text:p>
          </table:table-cell>
          <table:table-cell office:value-type="float" office:value="0.0893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0.21" calcext:value-type="float">
            <text:p>650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7" calcext:value-type="float">
            <text:p>0.01</text:p>
          </table:table-cell>
          <table:table-cell office:value-type="float" office:value="0.092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1.79" calcext:value-type="float">
            <text:p>671.7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5" calcext:value-type="float">
            <text:p>0.03</text:p>
          </table:table-cell>
          <table:table-cell office:value-type="float" office:value="0.1924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9" calcext:value-type="float">
            <text:p>36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84" calcext:value-type="float">
            <text:p>0.03</text:p>
          </table:table-cell>
          <table:table-cell office:value-type="float" office:value="0.2088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6.28" calcext:value-type="float">
            <text:p>366.2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76" calcext:value-type="float">
            <text:p>0.03</text:p>
          </table:table-cell>
          <table:table-cell office:value-type="float" office:value="0.1991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3.48" calcext:value-type="float">
            <text:p>353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8" calcext:value-type="float">
            <text:p>0.03</text:p>
          </table:table-cell>
          <table:table-cell office:value-type="float" office:value="0.1967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0.41" calcext:value-type="float">
            <text:p>360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8" calcext:value-type="float">
            <text:p>0.03</text:p>
          </table:table-cell>
          <table:table-cell office:value-type="float" office:value="0.201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2.33" calcext:value-type="float">
            <text:p>352.3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5.23" calcext:value-type="float">
            <text:p>465.2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3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1.58" calcext:value-type="float">
            <text:p>461.5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5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5.41" calcext:value-type="float">
            <text:p>465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9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0.62" calcext:value-type="float">
            <text:p>480.6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8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6.1" calcext:value-type="float">
            <text:p>466.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97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9.51" calcext:value-type="float">
            <text:p>479.5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7.6" calcext:value-type="float">
            <text:p>687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09.83" calcext:value-type="float">
            <text:p>709.8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48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4.25" calcext:value-type="float">
            <text:p>664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4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53.01" calcext:value-type="float">
            <text:p>453.0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24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0.75" calcext:value-type="float">
            <text:p>560.7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66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6.44" calcext:value-type="float">
            <text:p>556.4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9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1.78" calcext:value-type="float">
            <text:p>511.7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34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7.64" calcext:value-type="float">
            <text:p>537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7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8.95" calcext:value-type="float">
            <text:p>538.95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94" calcext:value-type="float">
            <text:p>0.00</text:p>
          </table:table-cell>
          <table:table-cell table:formula="of:=AVERAGE([.E7:.E11])" office:value-type="float" office:value="0.02352" calcext:value-type="float">
            <text:p>0.02</text:p>
          </table:table-cell>
          <table:table-cell table:style-name="ce8" table:formula="of:=AVERAGE([.F7:.F11])" office:value-type="float" office:value="2.6" calcext:value-type="float">
            <text:p>3</text:p>
          </table:table-cell>
          <table:table-cell table:style-name="ce8" table:formula="of:=AVERAGE([.G7:.G11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31" calcext:value-type="float">
            <text:p>0.00</text:p>
          </table:table-cell>
          <table:table-cell table:formula="of:=AVERAGE([.E13:.E17])" office:value-type="float" office:value="0.02478" calcext:value-type="float">
            <text:p>0.02</text:p>
          </table:table-cell>
          <table:table-cell table:style-name="ce8" table:formula="of:=AVERAGE([.F13:.F17])" office:value-type="float" office:value="2.2" calcext:value-type="float">
            <text:p>2</text:p>
          </table:table-cell>
          <table:table-cell table:style-name="ce8" table:formula="of:=AVERAGE([.G13:.G17])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298" calcext:value-type="float">
            <text:p>0.00</text:p>
          </table:table-cell>
          <table:table-cell table:formula="of:=AVERAGE([.E19:.E23])" office:value-type="float" office:value="0.02526" calcext:value-type="float">
            <text:p>0.03</text:p>
          </table:table-cell>
          <table:table-cell table:style-name="ce8" table:formula="of:=AVERAGE([.F19:.F23])" office:value-type="float" office:value="2.2" calcext:value-type="float">
            <text:p>2</text:p>
          </table:table-cell>
          <table:table-cell table:style-name="ce8" table:formula="of:=AVERAGE([.G19:.G23])" office:value-type="float" office:value="5.8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56" calcext:value-type="float">
            <text:p>0.00</text:p>
          </table:table-cell>
          <table:table-cell table:formula="of:=AVERAGE([.E25:.E29])" office:value-type="float" office:value="0.01998" calcext:value-type="float">
            <text:p>0.02</text:p>
          </table:table-cell>
          <table:table-cell table:style-name="ce8" table:formula="of:=AVERAGE([.F25:.F29])" office:value-type="float" office:value="2.8" calcext:value-type="float">
            <text:p>3</text:p>
          </table:table-cell>
          <table:table-cell table:style-name="ce8" table:formula="of:=AVERAGE([.G25:.G29])" office:value-type="float" office:value="7.4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72" calcext:value-type="float">
            <text:p>0.00</text:p>
          </table:table-cell>
          <table:table-cell table:formula="of:=AVERAGE([.E31:.E35])" office:value-type="float" office:value="0.02464" calcext:value-type="float">
            <text:p>0.02</text:p>
          </table:table-cell>
          <table:table-cell table:style-name="ce8" table:formula="of:=AVERAGE([.F31:.F35])" office:value-type="float" office:value="2.6" calcext:value-type="float">
            <text:p>3</text:p>
          </table:table-cell>
          <table:table-cell table:style-name="ce8" table:formula="of:=AVERAGE([.G31:.G35])"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278" calcext:value-type="float">
            <text:p>0.00</text:p>
          </table:table-cell>
          <table:table-cell table:formula="of:=AVERAGE([.E37:.E41])" office:value-type="float" office:value="0.02252" calcext:value-type="float">
            <text:p>0.02</text:p>
          </table:table-cell>
          <table:table-cell table:style-name="ce8" table:formula="of:=AVERAGE([.F37:.F41])" office:value-type="float" office:value="3.2" calcext:value-type="float">
            <text:p>3</text:p>
          </table:table-cell>
          <table:table-cell table:style-name="ce8" table:formula="of:=AVERAGE([.G37:.G41])"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162" calcext:value-type="float">
            <text:p>0.02</text:p>
          </table:table-cell>
          <table:table-cell table:formula="of:=AVERAGE([.E43:.E47])" office:value-type="float" office:value="0.13108" calcext:value-type="float">
            <text:p>0.13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1.8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0916" calcext:value-type="float">
            <text:p>0.01</text:p>
          </table:table-cell>
          <table:table-cell table:formula="of:=AVERAGE([.E49:.E53])" office:value-type="float" office:value="0.09228" calcext:value-type="float">
            <text:p>0.09</text:p>
          </table:table-cell>
          <table:table-cell table:style-name="ce8" table:formula="of:=AVERAGE([.F49:.F53])" office:value-type="float" office:value="1.2" calcext:value-type="float">
            <text:p>1</text:p>
          </table:table-cell>
          <table:table-cell table:style-name="ce8" table:formula="of:=AVERAGE([.G49:.G53])" office:value-type="float" office:value="3.6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2786" calcext:value-type="float">
            <text:p>0.03</text:p>
          </table:table-cell>
          <table:table-cell table:formula="of:=AVERAGE([.E55:.E59])" office:value-type="float" office:value="0.19964" calcext:value-type="float">
            <text:p>0.20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248" calcext:value-type="float">
            <text:p>0.00</text:p>
          </table:table-cell>
          <table:table-cell table:formula="of:=AVERAGE([.E61:.E65])" office:value-type="float" office:value="0.02102" calcext:value-type="float">
            <text:p>0.02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262" calcext:value-type="float">
            <text:p>0.00</text:p>
          </table:table-cell>
          <table:table-cell table:formula="of:=AVERAGE([.E67:.E71])" office:value-type="float" office:value="0.02498" calcext:value-type="float">
            <text:p>0.02</text:p>
          </table:table-cell>
          <table:table-cell table:style-name="ce8" table:formula="of:=AVERAGE([.F67:.F71])" office:value-type="float" office:value="1.4" calcext:value-type="float">
            <text:p>1</text:p>
          </table:table-cell>
          <table:table-cell table:style-name="ce8" table:formula="of:=AVERAGE([.G67:.G71])" office:value-type="float" office:value="3.8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26" calcext:value-type="float">
            <text:p>0.00</text:p>
          </table:table-cell>
          <table:table-cell table:formula="of:=AVERAGE([.E73:.E77])" office:value-type="float" office:value="0.02378" calcext:value-type="float">
            <text:p>0.02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3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12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94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352" calcext:value-type="float">
            <text:p>2.3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0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6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31" calcext:value-type="float">
            <text:p>0.3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478" calcext:value-type="float">
            <text:p>2.4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1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5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298" calcext:value-type="float">
            <text:p>0.3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526" calcext:value-type="float">
            <text:p>2.5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2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5.8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56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1.998" calcext:value-type="float">
            <text:p>2.00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3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7.4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464" calcext:value-type="float">
            <text:p>2.4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4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7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78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2.252" calcext:value-type="float">
            <text:p>2.25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5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8" calcext:value-type="float">
            <text:p>8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62" calcext:value-type="float">
            <text:p>1.6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3.108" calcext:value-type="float">
            <text:p>13.11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6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1.8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0.916" calcext:value-type="float">
            <text:p>0.9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9.228" calcext:value-type="float">
            <text:p>9.23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7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3.6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86" calcext:value-type="float">
            <text:p>2.7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19.964" calcext:value-type="float">
            <text:p>19.96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8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48" calcext:value-type="float">
            <text:p>0.2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102" calcext:value-type="float">
            <text:p>2.10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89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5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262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2.498" calcext:value-type="float">
            <text:p>2.50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0]" office:value-type="float" office:value="1.4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.8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.378" calcext:value-type="float">
            <text:p>2.38</text:p>
          </table:table-cell>
          <table:table-cell table:style-name="ce12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2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lambda 0.6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0.6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3.21" calcext:value-type="float">
            <text:p>563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7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7.84" calcext:value-type="float">
            <text:p>527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6.34" calcext:value-type="float">
            <text:p>566.3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1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5.73" calcext:value-type="float">
            <text:p>555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7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6.67" calcext:value-type="float">
            <text:p>596.6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3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41.03" calcext:value-type="float">
            <text:p>541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3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81.29" calcext:value-type="float">
            <text:p>581.2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33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2.25" calcext:value-type="float">
            <text:p>402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59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1.53" calcext:value-type="float">
            <text:p>621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8.88" calcext:value-type="float">
            <text:p>618.8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41.53" calcext:value-type="float">
            <text:p>641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3" calcext:value-type="float">
            <text:p>0.00</text:p>
          </table:table-cell>
          <table:table-cell office:value-type="float" office:value="0.0326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37.93" calcext:value-type="float">
            <text:p>537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22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68.89" calcext:value-type="float">
            <text:p>568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56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6.26" calcext:value-type="float">
            <text:p>436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0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28.85" calcext:value-type="float">
            <text:p>528.8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4.22" calcext:value-type="float">
            <text:p>444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1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68.1" calcext:value-type="float">
            <text:p>468.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71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68.11" calcext:value-type="float">
            <text:p>468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27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53.8" calcext:value-type="float">
            <text:p>553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1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94.36" calcext:value-type="float">
            <text:p>494.3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57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78.52" calcext:value-type="float">
            <text:p>378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</text:p>
          </table:table-cell>
          <table:table-cell office:value-type="float" office:value="0.031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90.75" calcext:value-type="float">
            <text:p>390.7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95.33" calcext:value-type="float">
            <text:p>395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96.96" calcext:value-type="float">
            <text:p>596.9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88.45" calcext:value-type="float">
            <text:p>588.4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2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77.11" calcext:value-type="float">
            <text:p>577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7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3.87" calcext:value-type="float">
            <text:p>623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34.41" calcext:value-type="float">
            <text:p>434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1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69.72" calcext:value-type="float">
            <text:p>669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4.82" calcext:value-type="float">
            <text:p>564.8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47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45.96" calcext:value-type="float">
            <text:p>945.9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1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31.42" calcext:value-type="float">
            <text:p>931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68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04.44" calcext:value-type="float">
            <text:p>904.4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5" calcext:value-type="float">
            <text:p>0.02</text:p>
          </table:table-cell>
          <table:table-cell office:value-type="float" office:value="0.1191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1.95" calcext:value-type="float">
            <text:p>891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7" calcext:value-type="float">
            <text:p>0.01</text:p>
          </table:table-cell>
          <table:table-cell office:value-type="float" office:value="0.1137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4.9" calcext:value-type="float">
            <text:p>914.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87" calcext:value-type="float">
            <text:p>0.01</text:p>
          </table:table-cell>
          <table:table-cell office:value-type="float" office:value="0.081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1.21" calcext:value-type="float">
            <text:p>591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77" calcext:value-type="float">
            <text:p>0.01</text:p>
          </table:table-cell>
          <table:table-cell office:value-type="float" office:value="0.0882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5.94" calcext:value-type="float">
            <text:p>915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84" calcext:value-type="float">
            <text:p>0.01</text:p>
          </table:table-cell>
          <table:table-cell office:value-type="float" office:value="0.0885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74.49" calcext:value-type="float">
            <text:p>574.4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84" calcext:value-type="float">
            <text:p>0.01</text:p>
          </table:table-cell>
          <table:table-cell office:value-type="float" office:value="0.0801" calcext:value-type="float">
            <text:p>0.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2.31" calcext:value-type="float">
            <text:p>912.3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9" calcext:value-type="float">
            <text:p>0.01</text:p>
          </table:table-cell>
          <table:table-cell office:value-type="float" office:value="0.0871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8.16" calcext:value-type="float">
            <text:p>898.1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9" calcext:value-type="float">
            <text:p>0.03</text:p>
          </table:table-cell>
          <table:table-cell office:value-type="float" office:value="0.1984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9.94" calcext:value-type="float">
            <text:p>449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81" calcext:value-type="float">
            <text:p>0.03</text:p>
          </table:table-cell>
          <table:table-cell office:value-type="float" office:value="0.1987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9.77" calcext:value-type="float">
            <text:p>449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79" calcext:value-type="float">
            <text:p>0.03</text:p>
          </table:table-cell>
          <table:table-cell office:value-type="float" office:value="0.1941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39.48" calcext:value-type="float">
            <text:p>439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83" calcext:value-type="float">
            <text:p>0.03</text:p>
          </table:table-cell>
          <table:table-cell office:value-type="float" office:value="0.1978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8.74" calcext:value-type="float">
            <text:p>488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6" calcext:value-type="float">
            <text:p>0.03</text:p>
          </table:table-cell>
          <table:table-cell office:value-type="float" office:value="0.1968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3.87" calcext:value-type="float">
            <text:p>443.8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22.64" calcext:value-type="float">
            <text:p>622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13.71" calcext:value-type="float">
            <text:p>613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4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5.76" calcext:value-type="float">
            <text:p>605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9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13.49" calcext:value-type="float">
            <text:p>613.4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8.64" calcext:value-type="float">
            <text:p>618.6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63.22" calcext:value-type="float">
            <text:p>963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95.64" calcext:value-type="float">
            <text:p>595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5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35.56" calcext:value-type="float">
            <text:p>935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6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45.2" calcext:value-type="float">
            <text:p>945.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25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9.7" calcext:value-type="float">
            <text:p>929.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6.05" calcext:value-type="float">
            <text:p>656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5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3.18" calcext:value-type="float">
            <text:p>643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6.87" calcext:value-type="float">
            <text:p>636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26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34.03" calcext:value-type="float">
            <text:p>634.0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41.91" calcext:value-type="float">
            <text:p>641.9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72" calcext:value-type="float">
            <text:p>0.00</text:p>
          </table:table-cell>
          <table:table-cell table:formula="of:=AVERAGE([.E7:.E11])" office:value-type="float" office:value="0.0194" calcext:value-type="float">
            <text:p>0.02</text:p>
          </table:table-cell>
          <table:table-cell table:style-name="ce8" table:formula="of:=AVERAGE([.F7:.F11])" office:value-type="float" office:value="2" calcext:value-type="float">
            <text:p>2</text:p>
          </table:table-cell>
          <table:table-cell table:style-name="ce8" table:formula="of:=AVERAGE([.G7:.G11])" office:value-type="float" office:value="4.6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262" calcext:value-type="float">
            <text:p>0.00</text:p>
          </table:table-cell>
          <table:table-cell table:formula="of:=AVERAGE([.E13:.E17])" office:value-type="float" office:value="0.0234" calcext:value-type="float">
            <text:p>0.02</text:p>
          </table:table-cell>
          <table:table-cell table:style-name="ce8" table:formula="of:=AVERAGE([.F13:.F17])" office:value-type="float" office:value="2.4" calcext:value-type="float">
            <text:p>2</text:p>
          </table:table-cell>
          <table:table-cell table:style-name="ce8" table:formula="of:=AVERAGE([.G13:.G17])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22" calcext:value-type="float">
            <text:p>0.00</text:p>
          </table:table-cell>
          <table:table-cell table:formula="of:=AVERAGE([.E19:.E23])" office:value-type="float" office:value="0.02718" calcext:value-type="float">
            <text:p>0.03</text:p>
          </table:table-cell>
          <table:table-cell table:style-name="ce8" table:formula="of:=AVERAGE([.F19:.F23])" office:value-type="float" office:value="2.2" calcext:value-type="float">
            <text:p>2</text:p>
          </table:table-cell>
          <table:table-cell table:style-name="ce8" table:formula="of:=AVERAGE([.G19:.G23])"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74" calcext:value-type="float">
            <text:p>0.00</text:p>
          </table:table-cell>
          <table:table-cell table:formula="of:=AVERAGE([.E25:.E29])" office:value-type="float" office:value="0.0249" calcext:value-type="float">
            <text:p>0.02</text:p>
          </table:table-cell>
          <table:table-cell table:style-name="ce8" table:formula="of:=AVERAGE([.F25:.F29])" office:value-type="float" office:value="2.8" calcext:value-type="float">
            <text:p>3</text:p>
          </table:table-cell>
          <table:table-cell table:style-name="ce8" table:formula="of:=AVERAGE([.G25:.G29])" office:value-type="float" office:value="6.8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72" calcext:value-type="float">
            <text:p>0.00</text:p>
          </table:table-cell>
          <table:table-cell table:formula="of:=AVERAGE([.E31:.E35])" office:value-type="float" office:value="0.02172" calcext:value-type="float">
            <text:p>0.02</text:p>
          </table:table-cell>
          <table:table-cell table:style-name="ce8" table:formula="of:=AVERAGE([.F31:.F35])" office:value-type="float" office:value="3.2" calcext:value-type="float">
            <text:p>3</text:p>
          </table:table-cell>
          <table:table-cell table:style-name="ce8" table:formula="of:=AVERAGE([.G31:.G35])" office:value-type="float" office:value="6.6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274" calcext:value-type="float">
            <text:p>0.00</text:p>
          </table:table-cell>
          <table:table-cell table:formula="of:=AVERAGE([.E37:.E41])" office:value-type="float" office:value="0.0218" calcext:value-type="float">
            <text:p>0.02</text:p>
          </table:table-cell>
          <table:table-cell table:style-name="ce8" table:formula="of:=AVERAGE([.F37:.F41])" office:value-type="float" office:value="2.2" calcext:value-type="float">
            <text:p>2</text:p>
          </table:table-cell>
          <table:table-cell table:style-name="ce8" table:formula="of:=AVERAGE([.G37:.G41])" office:value-type="float" office:value="5.8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1478" calcext:value-type="float">
            <text:p>0.01</text:p>
          </table:table-cell>
          <table:table-cell table:formula="of:=AVERAGE([.E43:.E47])" office:value-type="float" office:value="0.12114" calcext:value-type="float">
            <text:p>0.12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2.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0822" calcext:value-type="float">
            <text:p>0.01</text:p>
          </table:table-cell>
          <table:table-cell table:formula="of:=AVERAGE([.E49:.E53])" office:value-type="float" office:value="0.08498" calcext:value-type="float">
            <text:p>0.08</text:p>
          </table:table-cell>
          <table:table-cell table:style-name="ce8" table:formula="of:=AVERAGE([.F49:.F53])" office:value-type="float" office:value="1.4" calcext:value-type="float">
            <text:p>1</text:p>
          </table:table-cell>
          <table:table-cell table:style-name="ce8" table:formula="of:=AVERAGE([.G49:.G53])" office:value-type="float" office:value="2.8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2796" calcext:value-type="float">
            <text:p>0.03</text:p>
          </table:table-cell>
          <table:table-cell table:formula="of:=AVERAGE([.E55:.E59])" office:value-type="float" office:value="0.19716" calcext:value-type="float">
            <text:p>0.20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3.2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25" calcext:value-type="float">
            <text:p>0.00</text:p>
          </table:table-cell>
          <table:table-cell table:formula="of:=AVERAGE([.E61:.E65])" office:value-type="float" office:value="0.02234" calcext:value-type="float">
            <text:p>0.02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4.6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266" calcext:value-type="float">
            <text:p>0.00</text:p>
          </table:table-cell>
          <table:table-cell table:formula="of:=AVERAGE([.E67:.E71])" office:value-type="float" office:value="0.02254" calcext:value-type="float">
            <text:p>0.02</text:p>
          </table:table-cell>
          <table:table-cell table:style-name="ce8" table:formula="of:=AVERAGE([.F67:.F71])" office:value-type="float" office:value="1.2" calcext:value-type="float">
            <text:p>1</text:p>
          </table:table-cell>
          <table:table-cell table:style-name="ce8" table:formula="of:=AVERAGE([.G67:.G71])" office:value-type="float" office:value="3.2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266" calcext:value-type="float">
            <text:p>0.00</text:p>
          </table:table-cell>
          <table:table-cell table:formula="of:=AVERAGE([.E73:.E77])" office:value-type="float" office:value="0.02256" calcext:value-type="float">
            <text:p>0.02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1.94" calcext:value-type="float">
            <text:p>1.9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4.6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262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34" calcext:value-type="float">
            <text:p>2.3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2.4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5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22" calcext:value-type="float">
            <text:p>0.3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718" calcext:value-type="float">
            <text:p>2.7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5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74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2.49" calcext:value-type="float">
            <text:p>2.4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6.8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172" calcext:value-type="float">
            <text:p>2.1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6.6" calcext:value-type="float">
            <text:p>7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74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2.18" calcext:value-type="float">
            <text:p>2.1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2.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5.8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478" calcext:value-type="float">
            <text:p>1.4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2.114" calcext:value-type="float">
            <text:p>12.1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2.2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0.822" calcext:value-type="float">
            <text:p>0.82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8.498" calcext:value-type="float">
            <text:p>8.5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1.4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2.8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96" calcext:value-type="float">
            <text:p>2.8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19.716" calcext:value-type="float">
            <text:p>19.7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3.2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5" calcext:value-type="float">
            <text:p>0.2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234" calcext:value-type="float">
            <text:p>2.2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4.6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266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2.254" calcext:value-type="float">
            <text:p>2.25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.2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6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.256" calcext:value-type="float">
            <text:p>2.2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2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lambda 0.3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1">
          <table:table-cell table:style-name="ce1" office:value-type="string" calcext:value-type="string">
            <text:p>10  models</text:p>
            <text:p><text:span text:style-name="T1">0.3 lambda</text:span></text:p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99.85" calcext:value-type="float">
            <text:p>299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9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11.66" calcext:value-type="float">
            <text:p>411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1.91" calcext:value-type="float">
            <text:p>421.9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64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1.77" calcext:value-type="float">
            <text:p>411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2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45.2" calcext:value-type="float">
            <text:p>345.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</text:p>
          </table:table-cell>
          <table:table-cell office:value-type="float" office:value="0.021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6.24" calcext:value-type="float">
            <text:p>386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1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27.57" calcext:value-type="float">
            <text:p>327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3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79.6" calcext:value-type="float">
            <text:p>579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9.41" calcext:value-type="float">
            <text:p>399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51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78.32" calcext:value-type="float">
            <text:p>378.3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3.72" calcext:value-type="float">
            <text:p>403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1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17.06" calcext:value-type="float">
            <text:p>417.0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2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1.37" calcext:value-type="float">
            <text:p>441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1.46" calcext:value-type="float">
            <text:p>421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48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1.73" calcext:value-type="float">
            <text:p>291.7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77.49" calcext:value-type="float">
            <text:p>377.4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.00</text:p>
          </table:table-cell>
          <table:table-cell office:value-type="float" office:value="0.019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85.95" calcext:value-type="float">
            <text:p>385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326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15.44" calcext:value-type="float">
            <text:p>415.4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8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5.52" calcext:value-type="float">
            <text:p>325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2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56.13" calcext:value-type="float">
            <text:p>356.1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59.61" calcext:value-type="float">
            <text:p>359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3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2.86" calcext:value-type="float">
            <text:p>332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6.37" calcext:value-type="float">
            <text:p>296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9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62.4" calcext:value-type="float">
            <text:p>462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7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9.68" calcext:value-type="float">
            <text:p>309.6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3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9.64" calcext:value-type="float">
            <text:p>389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78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31.61" calcext:value-type="float">
            <text:p>331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79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31.8" calcext:value-type="float">
            <text:p>431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64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63.27" calcext:value-type="float">
            <text:p>363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7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84.3" calcext:value-type="float">
            <text:p>384.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8" calcext:value-type="float">
            <text:p>0.01</text:p>
          </table:table-cell>
          <table:table-cell office:value-type="float" office:value="0.1184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8.87" calcext:value-type="float">
            <text:p>718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16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.98" calcext:value-type="float">
            <text:p>675.9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6" calcext:value-type="float">
            <text:p>0.01</text:p>
          </table:table-cell>
          <table:table-cell office:value-type="float" office:value="0.118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0.93" calcext:value-type="float">
            <text:p>700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38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2.18" calcext:value-type="float">
            <text:p>692.1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4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1.24" calcext:value-type="float">
            <text:p>711.2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137" calcext:value-type="float">
            <text:p>0.01</text:p>
          </table:table-cell>
          <table:table-cell office:value-type="float" office:value="0.1021" calcext:value-type="float">
            <text:p>0.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3.64" calcext:value-type="float">
            <text:p>673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79" calcext:value-type="float">
            <text:p>0.01</text:p>
          </table:table-cell>
          <table:table-cell office:value-type="float" office:value="0.0972" calcext:value-type="float">
            <text:p>0.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49.34" calcext:value-type="float">
            <text:p>449.3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5" calcext:value-type="float">
            <text:p>0.01</text:p>
          </table:table-cell>
          <table:table-cell office:value-type="float" office:value="0.1285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6.69" calcext:value-type="float">
            <text:p>726.6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88" calcext:value-type="float">
            <text:p>0.01</text:p>
          </table:table-cell>
          <table:table-cell office:value-type="float" office:value="0.0871" calcext:value-type="float">
            <text:p>0.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3.83" calcext:value-type="float">
            <text:p>433.8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88" calcext:value-type="float">
            <text:p>0.01</text:p>
          </table:table-cell>
          <table:table-cell office:value-type="float" office:value="0.0822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1.08" calcext:value-type="float">
            <text:p>451.0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8" calcext:value-type="float">
            <text:p>0.03</text:p>
          </table:table-cell>
          <table:table-cell office:value-type="float" office:value="0.2089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56.46" calcext:value-type="float">
            <text:p>356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3</text:p>
          </table:table-cell>
          <table:table-cell office:value-type="float" office:value="0.2038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39.8" calcext:value-type="float">
            <text:p>339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8" calcext:value-type="float">
            <text:p>0.03</text:p>
          </table:table-cell>
          <table:table-cell office:value-type="float" office:value="0.1959" calcext:value-type="float">
            <text:p>0.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49.8" calcext:value-type="float">
            <text:p>349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74" calcext:value-type="float">
            <text:p>0.03</text:p>
          </table:table-cell>
          <table:table-cell office:value-type="float" office:value="0.2006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63.27" calcext:value-type="float">
            <text:p>363.2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6" calcext:value-type="float">
            <text:p>0.03</text:p>
          </table:table-cell>
          <table:table-cell office:value-type="float" office:value="0.2055" calcext:value-type="float">
            <text:p>0.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61.88" calcext:value-type="float">
            <text:p>361.8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1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2.89" calcext:value-type="float">
            <text:p>502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6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3.63" calcext:value-type="float">
            <text:p>483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1" calcext:value-type="float">
            <text:p>0.00</text:p>
          </table:table-cell>
          <table:table-cell office:value-type="float" office:value="0.0405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95.2" calcext:value-type="float">
            <text:p>495.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9.61" calcext:value-type="float">
            <text:p>479.6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6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56.66" calcext:value-type="float">
            <text:p>456.6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9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4.54" calcext:value-type="float">
            <text:p>494.5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7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94.6" calcext:value-type="float">
            <text:p>494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7" calcext:value-type="float">
            <text:p>0.01</text:p>
          </table:table-cell>
          <table:table-cell office:value-type="float" office:value="0.0964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5.71" calcext:value-type="float">
            <text:p>485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9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99.89" calcext:value-type="float">
            <text:p>499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1.88" calcext:value-type="float">
            <text:p>471.8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36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38.63" calcext:value-type="float">
            <text:p>538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8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7.05" calcext:value-type="float">
            <text:p>507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48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6.21" calcext:value-type="float">
            <text:p>536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6" calcext:value-type="float">
            <text:p>0.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5.4" calcext:value-type="float">
            <text:p>475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8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84.48" calcext:value-type="float">
            <text:p>484.48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92" calcext:value-type="float">
            <text:p>0.00</text:p>
          </table:table-cell>
          <table:table-cell table:formula="of:=AVERAGE([.E7:.E11])" office:value-type="float" office:value="0.02534" calcext:value-type="float">
            <text:p>0.03</text:p>
          </table:table-cell>
          <table:table-cell table:style-name="ce8" table:formula="of:=AVERAGE([.F7:.F11])" office:value-type="float" office:value="2.6" calcext:value-type="float">
            <text:p>3</text:p>
          </table:table-cell>
          <table:table-cell table:style-name="ce8" table:formula="of:=AVERAGE([.G7:.G11])" office:value-type="float" office:value="4.6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3" calcext:value-type="float">
            <text:p>0.00</text:p>
          </table:table-cell>
          <table:table-cell table:formula="of:=AVERAGE([.E13:.E17])" office:value-type="float" office:value="0.0261" calcext:value-type="float">
            <text:p>0.03</text:p>
          </table:table-cell>
          <table:table-cell table:style-name="ce8" table:formula="of:=AVERAGE([.F13:.F17])" office:value-type="float" office:value="2.8" calcext:value-type="float">
            <text:p>3</text:p>
          </table:table-cell>
          <table:table-cell table:style-name="ce8" table:formula="of:=AVERAGE([.G13:.G17])" office:value-type="float" office:value="6.2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286" calcext:value-type="float">
            <text:p>0.00</text:p>
          </table:table-cell>
          <table:table-cell table:formula="of:=AVERAGE([.E19:.E23])" office:value-type="float" office:value="0.02276" calcext:value-type="float">
            <text:p>0.02</text:p>
          </table:table-cell>
          <table:table-cell table:style-name="ce8" table:formula="of:=AVERAGE([.F19:.F23])" office:value-type="float" office:value="2.6" calcext:value-type="float">
            <text:p>3</text:p>
          </table:table-cell>
          <table:table-cell table:style-name="ce8" table:formula="of:=AVERAGE([.G19:.G23])" office:value-type="float" office:value="4.6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84" calcext:value-type="float">
            <text:p>0.00</text:p>
          </table:table-cell>
          <table:table-cell table:formula="of:=AVERAGE([.E25:.E29])" office:value-type="float" office:value="0.02424" calcext:value-type="float">
            <text:p>0.02</text:p>
          </table:table-cell>
          <table:table-cell table:style-name="ce8" table:formula="of:=AVERAGE([.F25:.F29])" office:value-type="float" office:value="3.4" calcext:value-type="float">
            <text:p>3</text:p>
          </table:table-cell>
          <table:table-cell table:style-name="ce8" table:formula="of:=AVERAGE([.G25:.G29])" office:value-type="float" office:value="6.4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78" calcext:value-type="float">
            <text:p>0.00</text:p>
          </table:table-cell>
          <table:table-cell table:formula="of:=AVERAGE([.E31:.E35])" office:value-type="float" office:value="0.0232" calcext:value-type="float">
            <text:p>0.02</text:p>
          </table:table-cell>
          <table:table-cell table:style-name="ce8" table:formula="of:=AVERAGE([.F31:.F35])" office:value-type="float" office:value="3.2" calcext:value-type="float">
            <text:p>3</text:p>
          </table:table-cell>
          <table:table-cell table:style-name="ce8" table:formula="of:=AVERAGE([.G31:.G35])" office:value-type="float" office:value="5.4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262" calcext:value-type="float">
            <text:p>0.00</text:p>
          </table:table-cell>
          <table:table-cell table:formula="of:=AVERAGE([.E37:.E41])" office:value-type="float" office:value="0.02324" calcext:value-type="float">
            <text:p>0.02</text:p>
          </table:table-cell>
          <table:table-cell table:style-name="ce8" table:formula="of:=AVERAGE([.F37:.F41])" office:value-type="float" office:value="3.2" calcext:value-type="float">
            <text:p>3</text:p>
          </table:table-cell>
          <table:table-cell table:style-name="ce8" table:formula="of:=AVERAGE([.G37:.G41])" office:value-type="float" office:value="5.8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1474" calcext:value-type="float">
            <text:p>0.01</text:p>
          </table:table-cell>
          <table:table-cell table:formula="of:=AVERAGE([.E43:.E47])" office:value-type="float" office:value="0.12128" calcext:value-type="float">
            <text:p>0.12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1.4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1074" calcext:value-type="float">
            <text:p>0.01</text:p>
          </table:table-cell>
          <table:table-cell table:formula="of:=AVERAGE([.E49:.E53])" office:value-type="float" office:value="0.09942" calcext:value-type="float">
            <text:p>0.10</text:p>
          </table:table-cell>
          <table:table-cell table:style-name="ce8" table:formula="of:=AVERAGE([.F49:.F53])" office:value-type="float" office:value="1.6" calcext:value-type="float">
            <text:p>2</text:p>
          </table:table-cell>
          <table:table-cell table:style-name="ce8" table:formula="of:=AVERAGE([.G49:.G53])"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2776" calcext:value-type="float">
            <text:p>0.03</text:p>
          </table:table-cell>
          <table:table-cell table:formula="of:=AVERAGE([.E55:.E59])" office:value-type="float" office:value="0.20294" calcext:value-type="float">
            <text:p>0.20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272" calcext:value-type="float">
            <text:p>0.00</text:p>
          </table:table-cell>
          <table:table-cell table:formula="of:=AVERAGE([.E61:.E65])" office:value-type="float" office:value="0.02376" calcext:value-type="float">
            <text:p>0.02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3.4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62" calcext:value-type="float">
            <text:p>0.00</text:p>
          </table:table-cell>
          <table:table-cell table:formula="of:=AVERAGE([.E67:.E71])" office:value-type="float" office:value="0.0351" calcext:value-type="float">
            <text:p>0.04</text:p>
          </table:table-cell>
          <table:table-cell table:style-name="ce8" table:formula="of:=AVERAGE([.F67:.F71])" office:value-type="float" office:value="2" calcext:value-type="float">
            <text:p>2</text:p>
          </table:table-cell>
          <table:table-cell table:style-name="ce8" table:formula="of:=AVERAGE([.G67:.G71])" office:value-type="float" office:value="4.4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268" calcext:value-type="float">
            <text:p>0.00</text:p>
          </table:table-cell>
          <table:table-cell table:formula="of:=AVERAGE([.E73:.E77])" office:value-type="float" office:value="0.02322" calcext:value-type="float">
            <text:p>0.02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1.6" calcext:value-type="float">
            <text:p>2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92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534" calcext:value-type="float">
            <text:p>2.5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4.6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3" calcext:value-type="float">
            <text:p>0.3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61" calcext:value-type="float">
            <text:p>2.6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6.2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<text:span text:style-name="T1">noreal\_</text:span>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286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276" calcext:value-type="float">
            <text:p>2.2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4.6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84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2.424" calcext:value-type="float">
            <text:p>2.4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3.4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6.4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78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32" calcext:value-type="float">
            <text:p>2.3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5.4" calcext:value-type="float">
            <text:p>5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C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62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2.324" calcext:value-type="float">
            <text:p>2.3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5.8" calcext:value-type="float">
            <text:p>6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474" calcext:value-type="float">
            <text:p>1.4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2.128" calcext:value-type="float">
            <text:p>12.1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1.4" calcext:value-type="float">
            <text:p>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1.074" calcext:value-type="float">
            <text:p>1.0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9.942" calcext:value-type="float">
            <text:p>9.9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1.6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2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no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76" calcext:value-type="float">
            <text:p>2.7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20.294" calcext:value-type="float">
            <text:p>20.2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376" calcext:value-type="float">
            <text:p>2.3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.4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62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51" calcext:value-type="float">
            <text:p>3.5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4.4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real\_F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8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.322" calcext:value-type="float">
            <text:p>2.3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1.6" calcext:value-type="float">
            <text:p>2</text:p>
          </table:table-cell>
          <table:table-cell table:style-name="ce7" office:value-type="string" calcext:value-type="string">
            <text:p>\\</text:p>
          </table:table-cell>
        </table:table-row>
      </table:table>
      <table:table table:name="HF 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4">
          <table:table-cell table:style-name="ce1" office:value-type="string" calcext:value-type="string">
            <text:p>10  models</text:p>
            <text:p/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23.22" calcext:value-type="float">
            <text:p>323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18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4.26" calcext:value-type="float">
            <text:p>314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2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4.84" calcext:value-type="float">
            <text:p>294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2.93" calcext:value-type="float">
            <text:p>312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3.71" calcext:value-type="float">
            <text:p>263.7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7.6" calcext:value-type="float">
            <text:p>387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1.5" calcext:value-type="float">
            <text:p>281.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6.58" calcext:value-type="float">
            <text:p>296.5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4.08" calcext:value-type="float">
            <text:p>394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88.14" calcext:value-type="float">
            <text:p>288.1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7.42" calcext:value-type="float">
            <text:p>327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7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7.01" calcext:value-type="float">
            <text:p>297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73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1.66" calcext:value-type="float">
            <text:p>351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8.88" calcext:value-type="float">
            <text:p>298.8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3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2.66" calcext:value-type="float">
            <text:p>532.6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8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3.66" calcext:value-type="float">
            <text:p>303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7.62" calcext:value-type="float">
            <text:p>317.6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88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6.15" calcext:value-type="float">
            <text:p>326.1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1" calcext:value-type="float">
            <text:p>0.00</text:p>
          </table:table-cell>
          <table:table-cell office:value-type="float" office:value="0.016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1.9" calcext:value-type="float">
            <text:p>311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7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5.2" calcext:value-type="float">
            <text:p>355.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1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5.29" calcext:value-type="float">
            <text:p>395.2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1.35" calcext:value-type="float">
            <text:p>321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4" calcext:value-type="float">
            <text:p>0.00</text:p>
          </table:table-cell>
          <table:table-cell office:value-type="float" office:value="0.0307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31.71" calcext:value-type="float">
            <text:p>331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3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0.92" calcext:value-type="float">
            <text:p>440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26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1.57" calcext:value-type="float">
            <text:p>321.5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8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4.24" calcext:value-type="float">
            <text:p>354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6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0.15" calcext:value-type="float">
            <text:p>310.1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2" calcext:value-type="float">
            <text:p>0.00</text:p>
          </table:table-cell>
          <table:table-cell office:value-type="float" office:value="0.0157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4.35" calcext:value-type="float">
            <text:p>314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2" calcext:value-type="float">
            <text:p>0.00</text:p>
          </table:table-cell>
          <table:table-cell office:value-type="float" office:value="0.016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1.92" calcext:value-type="float">
            <text:p>331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23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4.45" calcext:value-type="float">
            <text:p>454.4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6" calcext:value-type="float">
            <text:p>0.01</text:p>
          </table:table-cell>
          <table:table-cell office:value-type="float" office:value="0.12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6.47" calcext:value-type="float">
            <text:p>716.4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58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8.87" calcext:value-type="float">
            <text:p>688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7" calcext:value-type="float">
            <text:p>0.01</text:p>
          </table:table-cell>
          <table:table-cell office:value-type="float" office:value="0.12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23.35" calcext:value-type="float">
            <text:p>723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31" calcext:value-type="float">
            <text:p>0.01</text:p>
          </table:table-cell>
          <table:table-cell office:value-type="float" office:value="0.121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6.69" calcext:value-type="float">
            <text:p>456.6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8" calcext:value-type="float">
            <text:p>0.01</text:p>
          </table:table-cell>
          <table:table-cell office:value-type="float" office:value="0.1187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.41" calcext:value-type="float">
            <text:p>739.4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77" calcext:value-type="float">
            <text:p>0.01</text:p>
          </table:table-cell>
          <table:table-cell office:value-type="float" office:value="0.0857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6.54" calcext:value-type="float">
            <text:p>456.5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77" calcext:value-type="float">
            <text:p>0.01</text:p>
          </table:table-cell>
          <table:table-cell office:value-type="float" office:value="0.0872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6.77" calcext:value-type="float">
            <text:p>446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8" calcext:value-type="float">
            <text:p>0.01</text:p>
          </table:table-cell>
          <table:table-cell office:value-type="float" office:value="0.099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59.5" calcext:value-type="float">
            <text:p>359.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79" calcext:value-type="float">
            <text:p>0.01</text:p>
          </table:table-cell>
          <table:table-cell office:value-type="float" office:value="0.0891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6.7" calcext:value-type="float">
            <text:p>336.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84" calcext:value-type="float">
            <text:p>0.01</text:p>
          </table:table-cell>
          <table:table-cell office:value-type="float" office:value="0.083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4.32" calcext:value-type="float">
            <text:p>444.3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9" calcext:value-type="float">
            <text:p>0.03</text:p>
          </table:table-cell>
          <table:table-cell office:value-type="float" office:value="0.2017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8.73" calcext:value-type="float">
            <text:p>358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78" calcext:value-type="float">
            <text:p>0.03</text:p>
          </table:table-cell>
          <table:table-cell office:value-type="float" office:value="0.2005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7.77" calcext:value-type="float">
            <text:p>357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76" calcext:value-type="float">
            <text:p>0.03</text:p>
          </table:table-cell>
          <table:table-cell office:value-type="float" office:value="0.1993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7.08" calcext:value-type="float">
            <text:p>347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79" calcext:value-type="float">
            <text:p>0.03</text:p>
          </table:table-cell>
          <table:table-cell office:value-type="float" office:value="0.204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6.05" calcext:value-type="float">
            <text:p>356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8" calcext:value-type="float">
            <text:p>0.03</text:p>
          </table:table-cell>
          <table:table-cell office:value-type="float" office:value="0.2044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64.85" calcext:value-type="float">
            <text:p>364.8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1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9.67" calcext:value-type="float">
            <text:p>479.6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6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5.46" calcext:value-type="float">
            <text:p>475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234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9.19" calcext:value-type="float">
            <text:p>469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21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1.12" calcext:value-type="float">
            <text:p>471.1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88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.58" calcext:value-type="float">
            <text:p>489.5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7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6.62" calcext:value-type="float">
            <text:p>456.6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36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1.74" calcext:value-type="float">
            <text:p>681.7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1.08" calcext:value-type="float">
            <text:p>741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43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4.98" calcext:value-type="float">
            <text:p>684.9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9.08" calcext:value-type="float">
            <text:p>699.0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7.08" calcext:value-type="float">
            <text:p>507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191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11.36" calcext:value-type="float">
            <text:p>511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7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3.81" calcext:value-type="float">
            <text:p>503.8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188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3.94" calcext:value-type="float">
            <text:p>483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4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99.89" calcext:value-type="float">
            <text:p>499.89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72" calcext:value-type="float">
            <text:p>0.00</text:p>
          </table:table-cell>
          <table:table-cell table:formula="of:=AVERAGE([.E7:.E11])" office:value-type="float" office:value="0.02202" calcext:value-type="float">
            <text:p>0.02</text:p>
          </table:table-cell>
          <table:table-cell table:style-name="ce8" table:formula="of:=AVERAGE([.F7:.F11])" office:value-type="float" office:value="3.8" calcext:value-type="float">
            <text:p>4</text:p>
          </table:table-cell>
          <table:table-cell table:style-name="ce8" table:formula="of:=AVERAGE([.G7:.G11])" office:value-type="float" office:value="11.4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278" calcext:value-type="float">
            <text:p>0.00</text:p>
          </table:table-cell>
          <table:table-cell table:formula="of:=AVERAGE([.E13:.E17])" office:value-type="float" office:value="0.02202" calcext:value-type="float">
            <text:p>0.02</text:p>
          </table:table-cell>
          <table:table-cell table:style-name="ce8" table:formula="of:=AVERAGE([.F13:.F17])" office:value-type="float" office:value="3.8" calcext:value-type="float">
            <text:p>4</text:p>
          </table:table-cell>
          <table:table-cell table:style-name="ce8" table:formula="of:=AVERAGE([.G13:.G17])" office:value-type="float" office:value="11.4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284" calcext:value-type="float">
            <text:p>0.00</text:p>
          </table:table-cell>
          <table:table-cell table:formula="of:=AVERAGE([.E19:.E23])" office:value-type="float" office:value="0.02268" calcext:value-type="float">
            <text:p>0.02</text:p>
          </table:table-cell>
          <table:table-cell table:style-name="ce8" table:formula="of:=AVERAGE([.F19:.F23])" office:value-type="float" office:value="3.6" calcext:value-type="float">
            <text:p>4</text:p>
          </table:table-cell>
          <table:table-cell table:style-name="ce8" table:formula="of:=AVERAGE([.G19:.G23])" office:value-type="float" office:value="10.8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34" calcext:value-type="float">
            <text:p>0.00</text:p>
          </table:table-cell>
          <table:table-cell table:formula="of:=AVERAGE([.E25:.E29])" office:value-type="float" office:value="0.01946" calcext:value-type="float">
            <text:p>0.02</text:p>
          </table:table-cell>
          <table:table-cell table:style-name="ce8" table:formula="of:=AVERAGE([.F25:.F29])" office:value-type="float" office:value="3.8" calcext:value-type="float">
            <text:p>4</text:p>
          </table:table-cell>
          <table:table-cell table:style-name="ce8" table:formula="of:=AVERAGE([.G25:.G29])" office:value-type="float" office:value="11.4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74" calcext:value-type="float">
            <text:p>0.00</text:p>
          </table:table-cell>
          <table:table-cell table:formula="of:=AVERAGE([.E31:.E35])" office:value-type="float" office:value="0.02498" calcext:value-type="float">
            <text:p>0.02</text:p>
          </table:table-cell>
          <table:table-cell table:style-name="ce8" table:formula="of:=AVERAGE([.F31:.F35])" office:value-type="float" office:value="3.2" calcext:value-type="float">
            <text:p>3</text:p>
          </table:table-cell>
          <table:table-cell table:style-name="ce8" table:formula="of:=AVERAGE([.G31:.G35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234" calcext:value-type="float">
            <text:p>0.00</text:p>
          </table:table-cell>
          <table:table-cell table:formula="of:=AVERAGE([.E37:.E41])" office:value-type="float" office:value="0.01986" calcext:value-type="float">
            <text:p>0.02</text:p>
          </table:table-cell>
          <table:table-cell table:style-name="ce8" table:formula="of:=AVERAGE([.F37:.F41])" office:value-type="float" office:value="4" calcext:value-type="float">
            <text:p>4</text:p>
          </table:table-cell>
          <table:table-cell table:style-name="ce8" table:formula="of:=AVERAGE([.G37:.G41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1438" calcext:value-type="float">
            <text:p>0.01</text:p>
          </table:table-cell>
          <table:table-cell table:formula="of:=AVERAGE([.E43:.E47])" office:value-type="float" office:value="0.1219" calcext:value-type="float">
            <text:p>0.12</text:p>
          </table:table-cell>
          <table:table-cell table:style-name="ce8" table:formula="of:=AVERAGE([.F43:.F47])" office:value-type="float" office:value="1.2" calcext:value-type="float">
            <text:p>1</text:p>
          </table:table-cell>
          <table:table-cell table:style-name="ce8" table:formula="of:=AVERAGE([.G43:.G47])" office:value-type="float" office:value="3.6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079" calcext:value-type="float">
            <text:p>0.01</text:p>
          </table:table-cell>
          <table:table-cell table:formula="of:=AVERAGE([.E49:.E53])" office:value-type="float" office:value="0.08896" calcext:value-type="float">
            <text:p>0.09</text:p>
          </table:table-cell>
          <table:table-cell table:style-name="ce8" table:formula="of:=AVERAGE([.F49:.F53])" office:value-type="float" office:value="2.6" calcext:value-type="float">
            <text:p>3</text:p>
          </table:table-cell>
          <table:table-cell table:style-name="ce8" table:formula="of:=AVERAGE([.G49:.G53])" office:value-type="float" office:value="7.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2784" calcext:value-type="float">
            <text:p>0.03</text:p>
          </table:table-cell>
          <table:table-cell table:formula="of:=AVERAGE([.E55:.E59])" office:value-type="float" office:value="0.20202" calcext:value-type="float">
            <text:p>0.20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272" calcext:value-type="float">
            <text:p>0.00</text:p>
          </table:table-cell>
          <table:table-cell table:formula="of:=AVERAGE([.E61:.E65])" office:value-type="float" office:value="0.0204" calcext:value-type="float">
            <text:p>0.02</text:p>
          </table:table-cell>
          <table:table-cell table:style-name="ce8" table:formula="of:=AVERAGE([.F61:.F65])" office:value-type="float" office:value="2" calcext:value-type="float">
            <text:p>2</text:p>
          </table:table-cell>
          <table:table-cell table:style-name="ce8" table:formula="of:=AVERAGE([.G61:.G65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254" calcext:value-type="float">
            <text:p>0.00</text:p>
          </table:table-cell>
          <table:table-cell table:formula="of:=AVERAGE([.E67:.E71])" office:value-type="float" office:value="0.02268" calcext:value-type="float">
            <text:p>0.02</text:p>
          </table:table-cell>
          <table:table-cell table:style-name="ce8" table:formula="of:=AVERAGE([.F67:.F71])" office:value-type="float" office:value="1.2" calcext:value-type="float">
            <text:p>1</text:p>
          </table:table-cell>
          <table:table-cell table:style-name="ce8" table:formula="of:=AVERAGE([.G67:.G71])" office:value-type="float" office:value="3.6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26" calcext:value-type="float">
            <text:p>0.00</text:p>
          </table:table-cell>
          <table:table-cell table:formula="of:=AVERAGE([.E73:.E77])" office:value-type="float" office:value="0.02" calcext:value-type="float">
            <text:p>0.02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202" calcext:value-type="float">
            <text:p>2.2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1.4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278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202" calcext:value-type="float">
            <text:p>2.2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11.4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284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268" calcext:value-type="float">
            <text:p>2.2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0.8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34" calcext:value-type="float">
            <text:p>0.2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1.946" calcext:value-type="float">
            <text:p>1.95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1.4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74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498" calcext:value-type="float">
            <text:p>2.5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9.6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34" calcext:value-type="float">
            <text:p>0.2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1.986" calcext:value-type="float">
            <text:p>1.9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438" calcext:value-type="float">
            <text:p>1.4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2.19" calcext:value-type="float">
            <text:p>12.1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3.6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0.79" calcext:value-type="float">
            <text:p>0.7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8.896" calcext:value-type="float">
            <text:p>8.9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7.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84" calcext:value-type="float">
            <text:p>2.7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20.202" calcext:value-type="float">
            <text:p>20.2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72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04" calcext:value-type="float">
            <text:p>2.0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254" calcext:value-type="float">
            <text:p>0.2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2.268" calcext:value-type="float">
            <text:p>2.2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.6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" calcext:value-type="float">
            <text:p>2.0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</table:table>
      <table:table table:name="HFD 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4">
          <table:table-cell table:style-name="ce1" office:value-type="string" calcext:value-type="string">
            <text:p>10  models</text:p>
            <text:p/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99.73" calcext:value-type="float">
            <text:p>499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3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7.75" calcext:value-type="float">
            <text:p>537.7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8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5.32" calcext:value-type="float">
            <text:p>355.3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7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9.32" calcext:value-type="float">
            <text:p>349.3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6.99" calcext:value-type="float">
            <text:p>346.9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24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7.66" calcext:value-type="float">
            <text:p>567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.53" calcext:value-type="float">
            <text:p>600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07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4.76" calcext:value-type="float">
            <text:p>534.7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6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35.93" calcext:value-type="float">
            <text:p>535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9.4" calcext:value-type="float">
            <text:p>419.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1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2.37" calcext:value-type="float">
            <text:p>542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2.07" calcext:value-type="float">
            <text:p>472.0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4.77" calcext:value-type="float">
            <text:p>454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0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40.24" calcext:value-type="float">
            <text:p>540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1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5.45" calcext:value-type="float">
            <text:p>505.4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2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4.42" calcext:value-type="float">
            <text:p>484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59.05" calcext:value-type="float">
            <text:p>459.0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8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8.37" calcext:value-type="float">
            <text:p>438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4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4.4" calcext:value-type="float">
            <text:p>444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5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1.92" calcext:value-type="float">
            <text:p>391.9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45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44.33" calcext:value-type="float">
            <text:p>544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03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31.22" calcext:value-type="float">
            <text:p>431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197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67.46" calcext:value-type="float">
            <text:p>367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33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5.6" calcext:value-type="float">
            <text:p>515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3" calcext:value-type="float">
            <text:p>0.00</text:p>
          </table:table-cell>
          <table:table-cell office:value-type="float" office:value="0.018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4.38" calcext:value-type="float">
            <text:p>404.3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51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7.73" calcext:value-type="float">
            <text:p>417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19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9.11" calcext:value-type="float">
            <text:p>479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3" calcext:value-type="float">
            <text:p>0.00</text:p>
          </table:table-cell>
          <table:table-cell office:value-type="float" office:value="0.021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4.57" calcext:value-type="float">
            <text:p>444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3.43" calcext:value-type="float">
            <text:p>443.4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06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53.44" calcext:value-type="float">
            <text:p>453.4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05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5.19" calcext:value-type="float">
            <text:p>925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148" calcext:value-type="float">
            <text:p>0.01</text:p>
          </table:table-cell>
          <table:table-cell office:value-type="float" office:value="0.1174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2.14" calcext:value-type="float">
            <text:p>902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147" calcext:value-type="float">
            <text:p>0.01</text:p>
          </table:table-cell>
          <table:table-cell office:value-type="float" office:value="0.117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6.57" calcext:value-type="float">
            <text:p>926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47" calcext:value-type="float">
            <text:p>0.01</text:p>
          </table:table-cell>
          <table:table-cell office:value-type="float" office:value="0.1186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8.45" calcext:value-type="float">
            <text:p>608.4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148" calcext:value-type="float">
            <text:p>0.01</text:p>
          </table:table-cell>
          <table:table-cell office:value-type="float" office:value="0.1255" calcext:value-type="float">
            <text:p>0.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.87" calcext:value-type="float">
            <text:p>886.8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81" calcext:value-type="float">
            <text:p>0.01</text:p>
          </table:table-cell>
          <table:table-cell office:value-type="float" office:value="0.091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9.96" calcext:value-type="float">
            <text:p>399.9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79" calcext:value-type="float">
            <text:p>0.01</text:p>
          </table:table-cell>
          <table:table-cell office:value-type="float" office:value="0.0858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0.95" calcext:value-type="float">
            <text:p>410.9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78" calcext:value-type="float">
            <text:p>0.01</text:p>
          </table:table-cell>
          <table:table-cell office:value-type="float" office:value="0.094" calcext:value-type="float">
            <text:p>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8.86" calcext:value-type="float">
            <text:p>588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108" calcext:value-type="float">
            <text:p>0.01</text:p>
          </table:table-cell>
          <table:table-cell office:value-type="float" office:value="0.1014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98.89" calcext:value-type="float">
            <text:p>598.8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77" calcext:value-type="float">
            <text:p>0.01</text:p>
          </table:table-cell>
          <table:table-cell office:value-type="float" office:value="0.086" calcext:value-type="float">
            <text:p>0.0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1.41" calcext:value-type="float">
            <text:p>401.4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279" calcext:value-type="float">
            <text:p>0.03</text:p>
          </table:table-cell>
          <table:table-cell office:value-type="float" office:value="0.1971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0.24" calcext:value-type="float">
            <text:p>440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.03</text:p>
          </table:table-cell>
          <table:table-cell office:value-type="float" office:value="0.2029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6.49" calcext:value-type="float">
            <text:p>446.4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275" calcext:value-type="float">
            <text:p>0.03</text:p>
          </table:table-cell>
          <table:table-cell office:value-type="float" office:value="0.1941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4.48" calcext:value-type="float">
            <text:p>454.4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278" calcext:value-type="float">
            <text:p>0.03</text:p>
          </table:table-cell>
          <table:table-cell office:value-type="float" office:value="0.1986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36.84" calcext:value-type="float">
            <text:p>436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276" calcext:value-type="float">
            <text:p>0.03</text:p>
          </table:table-cell>
          <table:table-cell office:value-type="float" office:value="0.19" calcext:value-type="float">
            <text:p>0.1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4.74" calcext:value-type="float">
            <text:p>454.7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19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17.28" calcext:value-type="float">
            <text:p>617.2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15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91.13" calcext:value-type="float">
            <text:p>591.1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31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1.39" calcext:value-type="float">
            <text:p>911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5" calcext:value-type="float">
            <text:p>0.00</text:p>
          </table:table-cell>
          <table:table-cell office:value-type="float" office:value="0.0199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16.71" calcext:value-type="float">
            <text:p>616.7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1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5.86" calcext:value-type="float">
            <text:p>605.8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2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20.39" calcext:value-type="float">
            <text:p>920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62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39.91" calcext:value-type="float">
            <text:p>639.9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49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6.93" calcext:value-type="float">
            <text:p>916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6" calcext:value-type="float">
            <text:p>0.00</text:p>
          </table:table-cell>
          <table:table-cell office:value-type="float" office:value="0.031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9.58" calcext:value-type="float">
            <text:p>879.5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</text:p>
          </table:table-cell>
          <table:table-cell office:value-type="float" office:value="0.0241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0.93" calcext:value-type="float">
            <text:p>900.9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</text:p>
          </table:table-cell>
          <table:table-cell office:value-type="float" office:value="0.0254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29.38" calcext:value-type="float">
            <text:p>629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04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5.8" calcext:value-type="float">
            <text:p>605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44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4.46" calcext:value-type="float">
            <text:p>594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71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4.25" calcext:value-type="float">
            <text:p>614.2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4" calcext:value-type="float">
            <text:p>0.00</text:p>
          </table:table-cell>
          <table:table-cell office:value-type="float" office:value="0.0183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8.43" calcext:value-type="float">
            <text:p>608.43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76" calcext:value-type="float">
            <text:p>0.00</text:p>
          </table:table-cell>
          <table:table-cell table:formula="of:=AVERAGE([.E7:.E11])" office:value-type="float" office:value="0.022" calcext:value-type="float">
            <text:p>0.02</text:p>
          </table:table-cell>
          <table:table-cell table:style-name="ce8" table:formula="of:=AVERAGE([.F7:.F11])" office:value-type="float" office:value="3.4" calcext:value-type="float">
            <text:p>3</text:p>
          </table:table-cell>
          <table:table-cell table:style-name="ce8" table:formula="of:=AVERAGE([.G7:.G11])" office:value-type="float" office:value="10.2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294" calcext:value-type="float">
            <text:p>0.00</text:p>
          </table:table-cell>
          <table:table-cell table:formula="of:=AVERAGE([.E13:.E17])" office:value-type="float" office:value="0.0246" calcext:value-type="float">
            <text:p>0.02</text:p>
          </table:table-cell>
          <table:table-cell table:style-name="ce8" table:formula="of:=AVERAGE([.F13:.F17])" office:value-type="float" office:value="2.4" calcext:value-type="float">
            <text:p>2</text:p>
          </table:table-cell>
          <table:table-cell table:style-name="ce8" table:formula="of:=AVERAGE([.G13:.G17])" office:value-type="float" office:value="7.2" calcext:value-type="float">
            <text:p>7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28" calcext:value-type="float">
            <text:p>0.00</text:p>
          </table:table-cell>
          <table:table-cell table:formula="of:=AVERAGE([.E19:.E23])" office:value-type="float" office:value="0.0213" calcext:value-type="float">
            <text:p>0.02</text:p>
          </table:table-cell>
          <table:table-cell table:style-name="ce8" table:formula="of:=AVERAGE([.F19:.F23])" office:value-type="float" office:value="2.6" calcext:value-type="float">
            <text:p>3</text:p>
          </table:table-cell>
          <table:table-cell table:style-name="ce8" table:formula="of:=AVERAGE([.G19:.G23])" office:value-type="float" office:value="7.8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6" calcext:value-type="float">
            <text:p>0.00</text:p>
          </table:table-cell>
          <table:table-cell table:formula="of:=AVERAGE([.E25:.E29])" office:value-type="float" office:value="0.02142" calcext:value-type="float">
            <text:p>0.02</text:p>
          </table:table-cell>
          <table:table-cell table:style-name="ce8" table:formula="of:=AVERAGE([.F25:.F29])" office:value-type="float" office:value="3.2" calcext:value-type="float">
            <text:p>3</text:p>
          </table:table-cell>
          <table:table-cell table:style-name="ce8" table:formula="of:=AVERAGE([.G25:.G29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264" calcext:value-type="float">
            <text:p>0.00</text:p>
          </table:table-cell>
          <table:table-cell table:formula="of:=AVERAGE([.E31:.E35])" office:value-type="float" office:value="0.02324" calcext:value-type="float">
            <text:p>0.02</text:p>
          </table:table-cell>
          <table:table-cell table:style-name="ce8" table:formula="of:=AVERAGE([.F31:.F35])" office:value-type="float" office:value="3.2" calcext:value-type="float">
            <text:p>3</text:p>
          </table:table-cell>
          <table:table-cell table:style-name="ce8" table:formula="of:=AVERAGE([.G31:.G35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264" calcext:value-type="float">
            <text:p>0.00</text:p>
          </table:table-cell>
          <table:table-cell table:formula="of:=AVERAGE([.E37:.E41])" office:value-type="float" office:value="0.02264" calcext:value-type="float">
            <text:p>0.02</text:p>
          </table:table-cell>
          <table:table-cell table:style-name="ce8" table:formula="of:=AVERAGE([.F37:.F41])" office:value-type="float" office:value="3.8" calcext:value-type="float">
            <text:p>4</text:p>
          </table:table-cell>
          <table:table-cell table:style-name="ce8" table:formula="of:=AVERAGE([.G37:.G41])" office:value-type="float" office:value="11.4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1476" calcext:value-type="float">
            <text:p>0.01</text:p>
          </table:table-cell>
          <table:table-cell table:formula="of:=AVERAGE([.E43:.E47])" office:value-type="float" office:value="0.11984" calcext:value-type="float">
            <text:p>0.12</text:p>
          </table:table-cell>
          <table:table-cell table:style-name="ce8" table:formula="of:=AVERAGE([.F43:.F47])" office:value-type="float" office:value="1.2" calcext:value-type="float">
            <text:p>1</text:p>
          </table:table-cell>
          <table:table-cell table:style-name="ce8" table:formula="of:=AVERAGE([.G43:.G47])" office:value-type="float" office:value="3.6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0846" calcext:value-type="float">
            <text:p>0.01</text:p>
          </table:table-cell>
          <table:table-cell table:formula="of:=AVERAGE([.E49:.E53])" office:value-type="float" office:value="0.09164" calcext:value-type="float">
            <text:p>0.09</text:p>
          </table:table-cell>
          <table:table-cell table:style-name="ce8" table:formula="of:=AVERAGE([.F49:.F53])" office:value-type="float" office:value="3.2" calcext:value-type="float">
            <text:p>3</text:p>
          </table:table-cell>
          <table:table-cell table:style-name="ce8" table:formula="of:=AVERAGE([.G49:.G53])" office:value-type="float" office:value="9.6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2776" calcext:value-type="float">
            <text:p>0.03</text:p>
          </table:table-cell>
          <table:table-cell table:formula="of:=AVERAGE([.E55:.E59])" office:value-type="float" office:value="0.19654" calcext:value-type="float">
            <text:p>0.20</text:p>
          </table:table-cell>
          <table:table-cell table:style-name="ce8" table:formula="of:=AVERAGE([.F55:.F59])" office:value-type="float" office:value="2" calcext:value-type="float">
            <text:p>2</text:p>
          </table:table-cell>
          <table:table-cell table:style-name="ce8" table:formula="of:=AVERAGE([.G55:.G59])"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268" calcext:value-type="float">
            <text:p>0.00</text:p>
          </table:table-cell>
          <table:table-cell table:formula="of:=AVERAGE([.E61:.E65])" office:value-type="float" office:value="0.02268" calcext:value-type="float">
            <text:p>0.02</text:p>
          </table:table-cell>
          <table:table-cell table:style-name="ce8" table:formula="of:=AVERAGE([.F61:.F65])" office:value-type="float" office:value="1.8" calcext:value-type="float">
            <text:p>2</text:p>
          </table:table-cell>
          <table:table-cell table:style-name="ce8" table:formula="of:=AVERAGE([.G61:.G65])" office:value-type="float" office:value="5.4" calcext:value-type="float">
            <text:p>5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258" calcext:value-type="float">
            <text:p>0.00</text:p>
          </table:table-cell>
          <table:table-cell table:formula="of:=AVERAGE([.E67:.E71])" office:value-type="float" office:value="0.02574" calcext:value-type="float">
            <text:p>0.03</text:p>
          </table:table-cell>
          <table:table-cell table:style-name="ce8" table:formula="of:=AVERAGE([.F67:.F71])" office:value-type="float" office:value="1.2" calcext:value-type="float">
            <text:p>1</text:p>
          </table:table-cell>
          <table:table-cell table:style-name="ce8" table:formula="of:=AVERAGE([.G67:.G71])" office:value-type="float" office:value="3.6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266" calcext:value-type="float">
            <text:p>0.00</text:p>
          </table:table-cell>
          <table:table-cell table:formula="of:=AVERAGE([.E73:.E77])" office:value-type="float" office:value="0.02512" calcext:value-type="float">
            <text:p>0.03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76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2" calcext:value-type="float">
            <text:p>2.2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3.4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0.2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294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2.46" calcext:value-type="float">
            <text:p>2.4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2.4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7.2" calcext:value-type="float">
            <text:p>7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28" calcext:value-type="float">
            <text:p>0.2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2.13" calcext:value-type="float">
            <text:p>2.13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2.6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7.8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6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2.142" calcext:value-type="float">
            <text:p>2.1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9.6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264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2.324" calcext:value-type="float">
            <text:p>2.3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9.6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264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2.264" calcext:value-type="float">
            <text:p>2.2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1.4" calcext:value-type="float">
            <text:p>11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1.476" calcext:value-type="float">
            <text:p>1.4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11.984" calcext:value-type="float">
            <text:p>11.9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3.6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0.846" calcext:value-type="float">
            <text:p>0.8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9.164" calcext:value-type="float">
            <text:p>9.1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3.2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9.6" calcext:value-type="float">
            <text:p>10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2.776" calcext:value-type="float">
            <text:p>2.7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19.654" calcext:value-type="float">
            <text:p>19.65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2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6" calcext:value-type="float">
            <text:p>6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268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2.268" calcext:value-type="float">
            <text:p>2.2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1.8" calcext:value-type="float">
            <text:p>2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5.4" calcext:value-type="float">
            <text:p>5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258" calcext:value-type="float">
            <text:p>0.2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2.574" calcext:value-type="float">
            <text:p>2.5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.2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.6" calcext:value-type="float">
            <text:p>4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266" calcext:value-type="float">
            <text:p>0.27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2.512" calcext:value-type="float">
            <text:p>2.5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</table:table>
      <table:table table:name="HF 2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4">
          <table:table-cell table:style-name="ce1" office:value-type="string" calcext:value-type="string">
            <text:p>10  models</text:p>
            <text:p/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7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8.94" calcext:value-type="float">
            <text:p>468.9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8.93" calcext:value-type="float">
            <text:p>478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8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0.56" calcext:value-type="float">
            <text:p>520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5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95.38" calcext:value-type="float">
            <text:p>495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6" calcext:value-type="float">
            <text:p>0.00</text:p>
          </table:table-cell>
          <table:table-cell office:value-type="float" office:value="0.0251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4.01" calcext:value-type="float">
            <text:p>434.0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6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1.53" calcext:value-type="float">
            <text:p>521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41" calcext:value-type="float">
            <text:p>0.00</text:p>
          </table:table-cell>
          <table:table-cell office:value-type="float" office:value="0.047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5.6" calcext:value-type="float">
            <text:p>435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8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9.88" calcext:value-type="float">
            <text:p>449.8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9" calcext:value-type="float">
            <text:p>0.00</text:p>
          </table:table-cell>
          <table:table-cell office:value-type="float" office:value="0.039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6.04" calcext:value-type="float">
            <text:p>516.0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85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7.49" calcext:value-type="float">
            <text:p>477.4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34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51.59" calcext:value-type="float">
            <text:p>551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42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1.36" calcext:value-type="float">
            <text:p>511.3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9" calcext:value-type="float">
            <text:p>0.00</text:p>
          </table:table-cell>
          <table:table-cell office:value-type="float" office:value="0.0405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65.6" calcext:value-type="float">
            <text:p>565.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91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9.33" calcext:value-type="float">
            <text:p>439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2" calcext:value-type="float">
            <text:p>0.00</text:p>
          </table:table-cell>
          <table:table-cell office:value-type="float" office:value="0.0467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4.91" calcext:value-type="float">
            <text:p>514.91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8.86" calcext:value-type="float">
            <text:p>438.8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7" calcext:value-type="float">
            <text:p>0.00</text:p>
          </table:table-cell>
          <table:table-cell office:value-type="float" office:value="0.0371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9.9" calcext:value-type="float">
            <text:p>539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63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2.32" calcext:value-type="float">
            <text:p>502.3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99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38.35" calcext:value-type="float">
            <text:p>538.3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9" calcext:value-type="float">
            <text:p>0.00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17.92" calcext:value-type="float">
            <text:p>517.92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</text:p>
          </table:table-cell>
          <table:table-cell office:value-type="float" office:value="0.029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08.2" calcext:value-type="float">
            <text:p>608.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30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8.11" calcext:value-type="float">
            <text:p>478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46" calcext:value-type="float">
            <text:p>0.00</text:p>
          </table:table-cell>
          <table:table-cell office:value-type="float" office:value="0.0534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2.22" calcext:value-type="float">
            <text:p>472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" calcext:value-type="float">
            <text:p>0.00</text:p>
          </table:table-cell>
          <table:table-cell office:value-type="float" office:value="0.0357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2.44" calcext:value-type="float">
            <text:p>522.4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8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1.88" calcext:value-type="float">
            <text:p>541.8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5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73.55" calcext:value-type="float">
            <text:p>573.5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366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8.41" calcext:value-type="float">
            <text:p>508.4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34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42.2" calcext:value-type="float">
            <text:p>542.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6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2.51" calcext:value-type="float">
            <text:p>462.5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</text:p>
          </table:table-cell>
          <table:table-cell office:value-type="float" office:value="0.0382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00.23" calcext:value-type="float">
            <text:p>500.2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506" calcext:value-type="float">
            <text:p>0.05</text:p>
          </table:table-cell>
          <table:table-cell office:value-type="float" office:value="0.378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7.38" calcext:value-type="float">
            <text:p>877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06" calcext:value-type="float">
            <text:p>0.05</text:p>
          </table:table-cell>
          <table:table-cell office:value-type="float" office:value="0.3752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2.53" calcext:value-type="float">
            <text:p>862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05" calcext:value-type="float">
            <text:p>0.05</text:p>
          </table:table-cell>
          <table:table-cell office:value-type="float" office:value="0.3785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7.55" calcext:value-type="float">
            <text:p>907.5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04" calcext:value-type="float">
            <text:p>0.05</text:p>
          </table:table-cell>
          <table:table-cell office:value-type="float" office:value="0.3715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72.42" calcext:value-type="float">
            <text:p>872.4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11" calcext:value-type="float">
            <text:p>0.05</text:p>
          </table:table-cell>
          <table:table-cell office:value-type="float" office:value="0.3855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55.77" calcext:value-type="float">
            <text:p>855.7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537" calcext:value-type="float">
            <text:p>0.05</text:p>
          </table:table-cell>
          <table:table-cell office:value-type="float" office:value="0.4068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4.87" calcext:value-type="float">
            <text:p>474.8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2" calcext:value-type="float">
            <text:p>0.05</text:p>
          </table:table-cell>
          <table:table-cell office:value-type="float" office:value="0.3981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1.31" calcext:value-type="float">
            <text:p>471.3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3" calcext:value-type="float">
            <text:p>0.05</text:p>
          </table:table-cell>
          <table:table-cell office:value-type="float" office:value="0.4001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8.11" calcext:value-type="float">
            <text:p>478.1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35" calcext:value-type="float">
            <text:p>0.05</text:p>
          </table:table-cell>
          <table:table-cell office:value-type="float" office:value="0.4015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3.43" calcext:value-type="float">
            <text:p>473.4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4" calcext:value-type="float">
            <text:p>0.05</text:p>
          </table:table-cell>
          <table:table-cell office:value-type="float" office:value="0.4031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21.33" calcext:value-type="float">
            <text:p>521.33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83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76.57" calcext:value-type="float">
            <text:p>476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28" calcext:value-type="float">
            <text:p>0.05</text:p>
          </table:table-cell>
          <table:table-cell office:value-type="float" office:value="0.3989" calcext:value-type="float">
            <text:p>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2.85" calcext:value-type="float">
            <text:p>802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29" calcext:value-type="float">
            <text:p>0.05</text:p>
          </table:table-cell>
          <table:table-cell office:value-type="float" office:value="0.4012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5.64" calcext:value-type="float">
            <text:p>435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3" calcext:value-type="float">
            <text:p>0.05</text:p>
          </table:table-cell>
          <table:table-cell office:value-type="float" office:value="0.4011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27.64" calcext:value-type="float">
            <text:p>427.6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3" calcext:value-type="float">
            <text:p>0.05</text:p>
          </table:table-cell>
          <table:table-cell office:value-type="float" office:value="0.3906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2.79" calcext:value-type="float">
            <text:p>802.79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9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90.14" calcext:value-type="float">
            <text:p>890.1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491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09.06" calcext:value-type="float">
            <text:p>909.0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0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3.59" calcext:value-type="float">
            <text:p>863.5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12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4.58" calcext:value-type="float">
            <text:p>844.5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4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7.15" calcext:value-type="float">
            <text:p>867.1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3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5.1" calcext:value-type="float">
            <text:p>885.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8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45.21" calcext:value-type="float">
            <text:p>845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0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9.46" calcext:value-type="float">
            <text:p>869.4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0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3.28" calcext:value-type="float">
            <text:p>863.2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1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69.76" calcext:value-type="float">
            <text:p>869.7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5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4.44" calcext:value-type="float">
            <text:p>784.4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4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5.81" calcext:value-type="float">
            <text:p>765.8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46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9.56" calcext:value-type="float">
            <text:p>799.5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462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81.52" calcext:value-type="float">
            <text:p>781.5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52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68.14" calcext:value-type="float">
            <text:p>768.14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292" calcext:value-type="float">
            <text:p>0.00</text:p>
          </table:table-cell>
          <table:table-cell table:formula="of:=AVERAGE([.E7:.E11])" office:value-type="float" office:value="0.02844" calcext:value-type="float">
            <text:p>0.03</text:p>
          </table:table-cell>
          <table:table-cell table:style-name="ce8" table:formula="of:=AVERAGE([.F7:.F11])" office:value-type="float" office:value="4" calcext:value-type="float">
            <text:p>4</text:p>
          </table:table-cell>
          <table:table-cell table:style-name="ce8" table:formula="of:=AVERAGE([.G7:.G11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342" calcext:value-type="float">
            <text:p>0.00</text:p>
          </table:table-cell>
          <table:table-cell table:formula="of:=AVERAGE([.E13:.E17])" office:value-type="float" office:value="0.03994" calcext:value-type="float">
            <text:p>0.04</text:p>
          </table:table-cell>
          <table:table-cell table:style-name="ce8" table:formula="of:=AVERAGE([.F13:.F17])" office:value-type="float" office:value="4" calcext:value-type="float">
            <text:p>4</text:p>
          </table:table-cell>
          <table:table-cell table:style-name="ce8" table:formula="of:=AVERAGE([.G13:.G17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06" calcext:value-type="float">
            <text:p>0.00</text:p>
          </table:table-cell>
          <table:table-cell table:formula="of:=AVERAGE([.E19:.E23])" office:value-type="float" office:value="0.04066" calcext:value-type="float">
            <text:p>0.04</text:p>
          </table:table-cell>
          <table:table-cell table:style-name="ce8" table:formula="of:=AVERAGE([.F19:.F23])" office:value-type="float" office:value="4" calcext:value-type="float">
            <text:p>4</text:p>
          </table:table-cell>
          <table:table-cell table:style-name="ce8" table:formula="of:=AVERAGE([.G19:.G23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302" calcext:value-type="float">
            <text:p>0.00</text:p>
          </table:table-cell>
          <table:table-cell table:formula="of:=AVERAGE([.E25:.E29])" office:value-type="float" office:value="0.0317" calcext:value-type="float">
            <text:p>0.03</text:p>
          </table:table-cell>
          <table:table-cell table:style-name="ce8" table:formula="of:=AVERAGE([.F25:.F29])" office:value-type="float" office:value="4" calcext:value-type="float">
            <text:p>4</text:p>
          </table:table-cell>
          <table:table-cell table:style-name="ce8" table:formula="of:=AVERAGE([.G25:.G29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332" calcext:value-type="float">
            <text:p>0.00</text:p>
          </table:table-cell>
          <table:table-cell table:formula="of:=AVERAGE([.E31:.E35])" office:value-type="float" office:value="0.03758" calcext:value-type="float">
            <text:p>0.04</text:p>
          </table:table-cell>
          <table:table-cell table:style-name="ce8" table:formula="of:=AVERAGE([.F31:.F35])" office:value-type="float" office:value="4" calcext:value-type="float">
            <text:p>4</text:p>
          </table:table-cell>
          <table:table-cell table:style-name="ce8" table:formula="of:=AVERAGE([.G31:.G35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3" calcext:value-type="float">
            <text:p>0.00</text:p>
          </table:table-cell>
          <table:table-cell table:formula="of:=AVERAGE([.E37:.E41])" office:value-type="float" office:value="0.03414" calcext:value-type="float">
            <text:p>0.03</text:p>
          </table:table-cell>
          <table:table-cell table:style-name="ce8" table:formula="of:=AVERAGE([.F37:.F41])" office:value-type="float" office:value="4" calcext:value-type="float">
            <text:p>4</text:p>
          </table:table-cell>
          <table:table-cell table:style-name="ce8" table:formula="of:=AVERAGE([.G37:.G41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5064" calcext:value-type="float">
            <text:p>0.05</text:p>
          </table:table-cell>
          <table:table-cell table:formula="of:=AVERAGE([.E43:.E47])" office:value-type="float" office:value="0.37784" calcext:value-type="float">
            <text:p>0.38</text:p>
          </table:table-cell>
          <table:table-cell table:style-name="ce8" table:formula="of:=AVERAGE([.F43:.F47])" office:value-type="float" office:value="1" calcext:value-type="float">
            <text:p>1</text:p>
          </table:table-cell>
          <table:table-cell table:style-name="ce8" table:formula="of:=AVERAGE([.G43:.G4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5354" calcext:value-type="float">
            <text:p>0.05</text:p>
          </table:table-cell>
          <table:table-cell table:formula="of:=AVERAGE([.E49:.E53])" office:value-type="float" office:value="0.40192" calcext:value-type="float">
            <text:p>0.40</text:p>
          </table:table-cell>
          <table:table-cell table:style-name="ce8" table:formula="of:=AVERAGE([.F49:.F53])" office:value-type="float" office:value="4" calcext:value-type="float">
            <text:p>4</text:p>
          </table:table-cell>
          <table:table-cell table:style-name="ce8" table:formula="of:=AVERAGE([.G49:.G53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5292" calcext:value-type="float">
            <text:p>0.05</text:p>
          </table:table-cell>
          <table:table-cell table:formula="of:=AVERAGE([.E55:.E59])" office:value-type="float" office:value="0.39802" calcext:value-type="float">
            <text:p>0.40</text:p>
          </table:table-cell>
          <table:table-cell table:style-name="ce8" table:formula="of:=AVERAGE([.F55:.F59])" office:value-type="float" office:value="2.8" calcext:value-type="float">
            <text:p>3</text:p>
          </table:table-cell>
          <table:table-cell table:style-name="ce8" table:formula="of:=AVERAGE([.G55:.G59])" office:value-type="float" office:value="8.4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332" calcext:value-type="float">
            <text:p>0.00</text:p>
          </table:table-cell>
          <table:table-cell table:formula="of:=AVERAGE([.E61:.E65])" office:value-type="float" office:value="0.03492" calcext:value-type="float">
            <text:p>0.03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4" calcext:value-type="float">
            <text:p>0.00</text:p>
          </table:table-cell>
          <table:table-cell table:formula="of:=AVERAGE([.E67:.E71])" office:value-type="float" office:value="0.0311" calcext:value-type="float">
            <text:p>0.03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334" calcext:value-type="float">
            <text:p>0.00</text:p>
          </table:table-cell>
          <table:table-cell table:formula="of:=AVERAGE([.E73:.E77])" office:value-type="float" office:value="0.03716" calcext:value-type="float">
            <text:p>0.04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292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844" calcext:value-type="float">
            <text:p>2.8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342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3.994" calcext:value-type="float">
            <text:p>3.9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06" calcext:value-type="float">
            <text:p>0.3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4.066" calcext:value-type="float">
            <text:p>4.0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302" calcext:value-type="float">
            <text:p>0.3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3.17" calcext:value-type="float">
            <text:p>3.17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332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3.758" calcext:value-type="float">
            <text:p>3.76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3" calcext:value-type="float">
            <text:p>0.3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3.414" calcext:value-type="float">
            <text:p>3.4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5.064" calcext:value-type="float">
            <text:p>5.0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37.784" calcext:value-type="float">
            <text:p>37.7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5.354" calcext:value-type="float">
            <text:p>5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40.192" calcext:value-type="float">
            <text:p>40.1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12" calcext:value-type="float">
            <text:p>12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5.292" calcext:value-type="float">
            <text:p>5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39.802" calcext:value-type="float">
            <text:p>39.8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8.4" calcext:value-type="float">
            <text:p>8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332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3.492" calcext:value-type="float">
            <text:p>3.4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4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11" calcext:value-type="float">
            <text:p>3.1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334" calcext:value-type="float">
            <text:p>0.33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3.716" calcext:value-type="float">
            <text:p>3.7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office:value-type="string" calcext:value-type="string">
            <text:p>\\</text:p>
          </table:table-cell>
        </table:table-row>
      </table:table>
      <table:table table:name="HFD 24 typ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5" table:number-columns-repeated="2" table:default-cell-style-name="ce6"/>
        <table:table-column table:style-name="co5" table:number-columns-repeated="10" table:default-cell-style-name="Default"/>
        <table:table-row table:style-name="ro4">
          <table:table-cell table:style-name="ce1" office:value-type="string" calcext:value-type="string">
            <text:p>10  models</text:p>
            <text:p/>
          </table:table-cell>
          <table:table-cell table:style-name="ce4" office:value-type="string" calcext:value-type="string">
            <text:p>25 depots </text:p>
            <text:p>50 clients/depot</text:p>
            <text:p>Capacite 100</text:p>
            <text:p>24 demands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nsta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avgDiffNomR</text:p>
          </table:table-cell>
          <table:table-cell office:value-type="string" calcext:value-type="string">
            <text:p>maxDiffNomR</text:p>
          </table:table-cell>
          <table:table-cell office:value-type="string" calcext:value-type="string">
            <text:p>iters</text:p>
          </table:table-cell>
          <table:table-cell office:value-type="string" calcext:value-type="string">
            <text:p>locs</text:p>
          </table:table-cell>
          <table:table-cell table:style-name="ce6" office:value-type="string" calcext:value-type="string">
            <text:p>average time per iteration</text:p>
          </table:table-cell>
          <table:table-cell table:number-columns-repeated="7"/>
        </table:table-row>
        <table:table-row table:style-name="ro2">
          <table:table-cell table:style-name="ce3" office:value-type="float" office:value="1" calcext:value-type="float" table:number-columns-spanned="1" table:number-rows-spanned="5">
            <text:p>1</text:p>
          </table:table-cell>
          <table:table-cell table:style-name="ce5" office:value-type="string" calcext:value-type="string" table:number-columns-spanned="1" table:number-rows-spanned="5">
            <text:p>no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8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9.85" calcext:value-type="float">
            <text:p>349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71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15.19" calcext:value-type="float">
            <text:p>415.1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11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2.53" calcext:value-type="float">
            <text:p>402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5" calcext:value-type="float">
            <text:p>0.00</text:p>
          </table:table-cell>
          <table:table-cell office:value-type="float" office:value="0.026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0.72" calcext:value-type="float">
            <text:p>340.7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8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3.67" calcext:value-type="float">
            <text:p>383.6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2" calcext:value-type="float" table:number-columns-spanned="1" table:number-rows-spanned="5">
            <text:p>2</text:p>
          </table:table-cell>
          <table:table-cell table:style-name="ce5" office:value-type="string" calcext:value-type="string" table:number-columns-spanned="1" table:number-rows-spanned="5">
            <text:p>no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1" calcext:value-type="float">
            <text:p>0.00</text:p>
          </table:table-cell>
          <table:table-cell office:value-type="float" office:value="0.029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4.51" calcext:value-type="float">
            <text:p>334.5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9" calcext:value-type="float">
            <text:p>0.00</text:p>
          </table:table-cell>
          <table:table-cell office:value-type="float" office:value="0.046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48.01" calcext:value-type="float">
            <text:p>448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2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2.93" calcext:value-type="float">
            <text:p>352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2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3.3" calcext:value-type="float">
            <text:p>303.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41" calcext:value-type="float">
            <text:p>0.00</text:p>
          </table:table-cell>
          <table:table-cell office:value-type="float" office:value="0.0489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6.4" calcext:value-type="float">
            <text:p>356.4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3" calcext:value-type="float" table:number-columns-spanned="1" table:number-rows-spanned="5">
            <text:p>3</text:p>
          </table:table-cell>
          <table:table-cell table:style-name="ce5" office:value-type="string" calcext:value-type="string" table:number-columns-spanned="1" table:number-rows-spanned="5">
            <text:p>no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9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48.77" calcext:value-type="float">
            <text:p>448.7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</text:p>
          </table:table-cell>
          <table:table-cell office:value-type="float" office:value="0.0405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37.63" calcext:value-type="float">
            <text:p>437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28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8.01" calcext:value-type="float">
            <text:p>358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.00</text:p>
          </table:table-cell>
          <table:table-cell office:value-type="float" office:value="0.0421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5.08" calcext:value-type="float">
            <text:p>385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87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0.47" calcext:value-type="float">
            <text:p>400.4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5" office:value-type="string" calcext:value-type="string" table:number-columns-spanned="1" table:number-rows-spanned="5">
            <text:p>real_C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29" calcext:value-type="float">
            <text:p>0.00</text:p>
          </table:table-cell>
          <table:table-cell office:value-type="float" office:value="0.03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0.93" calcext:value-type="float">
            <text:p>380.9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29" calcext:value-type="float">
            <text:p>0.00</text:p>
          </table:table-cell>
          <table:table-cell office:value-type="float" office:value="0.028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7.39" calcext:value-type="float">
            <text:p>407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.00</text:p>
          </table:table-cell>
          <table:table-cell office:value-type="float" office:value="0.030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6.28" calcext:value-type="float">
            <text:p>406.2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28" calcext:value-type="float">
            <text:p>0.00</text:p>
          </table:table-cell>
          <table:table-cell office:value-type="float" office:value="0.029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9.24" calcext:value-type="float">
            <text:p>389.2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3" calcext:value-type="float">
            <text:p>0.00</text:p>
          </table:table-cell>
          <table:table-cell office:value-type="float" office:value="0.0291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5.36" calcext:value-type="float">
            <text:p>305.3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5" calcext:value-type="float" table:number-columns-spanned="1" table:number-rows-spanned="5">
            <text:p>5</text:p>
          </table:table-cell>
          <table:table-cell table:style-name="ce5" office:value-type="string" calcext:value-type="string" table:number-columns-spanned="1" table:number-rows-spanned="5">
            <text:p>real_C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5" calcext:value-type="float">
            <text:p>0.00</text:p>
          </table:table-cell>
          <table:table-cell office:value-type="float" office:value="0.028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03.8" calcext:value-type="float">
            <text:p>403.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1" calcext:value-type="float">
            <text:p>0.00</text:p>
          </table:table-cell>
          <table:table-cell office:value-type="float" office:value="0.0306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0.53" calcext:value-type="float">
            <text:p>370.5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66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9.68" calcext:value-type="float">
            <text:p>479.6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43" calcext:value-type="float">
            <text:p>0.00</text:p>
          </table:table-cell>
          <table:table-cell office:value-type="float" office:value="0.0462" calcext:value-type="float">
            <text:p>0.0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6.09" calcext:value-type="float">
            <text:p>326.0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27" calcext:value-type="float">
            <text:p>0.00</text:p>
          </table:table-cell>
          <table:table-cell office:value-type="float" office:value="0.0272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1.88" calcext:value-type="float">
            <text:p>351.88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6" calcext:value-type="float" table:number-columns-spanned="1" table:number-rows-spanned="5">
            <text:p>6</text:p>
          </table:table-cell>
          <table:table-cell table:style-name="ce5" office:value-type="string" calcext:value-type="string" table:number-columns-spanned="1" table:number-rows-spanned="5">
            <text:p>real_C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9" calcext:value-type="float">
            <text:p>0.00</text:p>
          </table:table-cell>
          <table:table-cell office:value-type="float" office:value="0.0403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14.7" calcext:value-type="float">
            <text:p>314.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61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1.08" calcext:value-type="float">
            <text:p>421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.00</text:p>
          </table:table-cell>
          <table:table-cell office:value-type="float" office:value="0.0264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35.67" calcext:value-type="float">
            <text:p>335.6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75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89.83" calcext:value-type="float">
            <text:p>389.8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.00</text:p>
          </table:table-cell>
          <table:table-cell office:value-type="float" office:value="0.0345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97.67" calcext:value-type="float">
            <text:p>397.6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5" office:value-type="string" calcext:value-type="string" table:number-columns-spanned="1" table:number-rows-spanned="5">
            <text:p>no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511" calcext:value-type="float">
            <text:p>0.05</text:p>
          </table:table-cell>
          <table:table-cell office:value-type="float" office:value="0.3843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96.37" calcext:value-type="float">
            <text:p>496.3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07" calcext:value-type="float">
            <text:p>0.05</text:p>
          </table:table-cell>
          <table:table-cell office:value-type="float" office:value="0.3783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7.85" calcext:value-type="float">
            <text:p>507.85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08" calcext:value-type="float">
            <text:p>0.05</text:p>
          </table:table-cell>
          <table:table-cell office:value-type="float" office:value="0.3769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4.66" calcext:value-type="float">
            <text:p>654.6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07" calcext:value-type="float">
            <text:p>0.05</text:p>
          </table:table-cell>
          <table:table-cell office:value-type="float" office:value="0.3769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1.23" calcext:value-type="float">
            <text:p>631.2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06" calcext:value-type="float">
            <text:p>0.05</text:p>
          </table:table-cell>
          <table:table-cell office:value-type="float" office:value="0.3839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.36" calcext:value-type="float">
            <text:p>663.3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8" calcext:value-type="float" table:number-columns-spanned="1" table:number-rows-spanned="5">
            <text:p>8</text:p>
          </table:table-cell>
          <table:table-cell table:style-name="ce5" office:value-type="string" calcext:value-type="string" table:number-columns-spanned="1" table:number-rows-spanned="5">
            <text:p>no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529" calcext:value-type="float">
            <text:p>0.05</text:p>
          </table:table-cell>
          <table:table-cell office:value-type="float" office:value="0.4032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3.21" calcext:value-type="float">
            <text:p>453.2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29" calcext:value-type="float">
            <text:p>0.05</text:p>
          </table:table-cell>
          <table:table-cell office:value-type="float" office:value="0.382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9.26" calcext:value-type="float">
            <text:p>489.26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3" calcext:value-type="float">
            <text:p>0.05</text:p>
          </table:table-cell>
          <table:table-cell office:value-type="float" office:value="0.3947" calcext:value-type="float">
            <text:p>0.3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56.51" calcext:value-type="float">
            <text:p>456.5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3" calcext:value-type="float">
            <text:p>0.05</text:p>
          </table:table-cell>
          <table:table-cell office:value-type="float" office:value="0.3955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73.68" calcext:value-type="float">
            <text:p>373.6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28" calcext:value-type="float">
            <text:p>0.05</text:p>
          </table:table-cell>
          <table:table-cell office:value-type="float" office:value="0.3945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8.67" calcext:value-type="float">
            <text:p>348.67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9" calcext:value-type="float" table:number-columns-spanned="1" table:number-rows-spanned="5">
            <text:p>9</text:p>
          </table:table-cell>
          <table:table-cell table:style-name="ce5" office:value-type="string" calcext:value-type="string" table:number-columns-spanned="1" table:number-rows-spanned="5">
            <text:p>no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529" calcext:value-type="float">
            <text:p>0.05</text:p>
          </table:table-cell>
          <table:table-cell office:value-type="float" office:value="0.3982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9.57" calcext:value-type="float">
            <text:p>349.5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53" calcext:value-type="float">
            <text:p>0.05</text:p>
          </table:table-cell>
          <table:table-cell office:value-type="float" office:value="0.3995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8.02" calcext:value-type="float">
            <text:p>298.0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529" calcext:value-type="float">
            <text:p>0.05</text:p>
          </table:table-cell>
          <table:table-cell office:value-type="float" office:value="0.4067" calcext:value-type="float">
            <text:p>0.4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40.33" calcext:value-type="float">
            <text:p>340.3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528" calcext:value-type="float">
            <text:p>0.05</text:p>
          </table:table-cell>
          <table:table-cell office:value-type="float" office:value="0.4002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51.92" calcext:value-type="float">
            <text:p>351.9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527" calcext:value-type="float">
            <text:p>0.05</text:p>
          </table:table-cell>
          <table:table-cell office:value-type="float" office:value="0.3957" calcext:value-type="float">
            <text:p>0.4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05.96" calcext:value-type="float">
            <text:p>305.96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0" calcext:value-type="float" table:number-columns-spanned="1" table:number-rows-spanned="5">
            <text:p>10</text:p>
          </table:table-cell>
          <table:table-cell table:style-name="ce5" office:value-type="string" calcext:value-type="string" table:number-columns-spanned="1" table:number-rows-spanned="5">
            <text:p>real_F_10_4_1.txt</text:p>
          </table:table-cell>
          <table:table-cell office:value-type="float" office:value="1" calcext:value-type="float">
            <text:p>1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99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2.39" calcext:value-type="float">
            <text:p>712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2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5.08" calcext:value-type="float">
            <text:p>635.0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2" calcext:value-type="float">
            <text:p>0.00</text:p>
          </table:table-cell>
          <table:table-cell office:value-type="float" office:value="0.026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0.38" calcext:value-type="float">
            <text:p>710.38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4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13.47" calcext:value-type="float">
            <text:p>713.47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2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1.5" calcext:value-type="float">
            <text:p>641.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1" calcext:value-type="float" table:number-columns-spanned="1" table:number-rows-spanned="5">
            <text:p>11</text:p>
          </table:table-cell>
          <table:table-cell table:style-name="ce5" office:value-type="string" calcext:value-type="string" table:number-columns-spanned="1" table:number-rows-spanned="5">
            <text:p>real_F_10_4_2.txt</text:p>
          </table:table-cell>
          <table:table-cell office:value-type="float" office:value="1" calcext:value-type="float">
            <text:p>1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57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91.39" calcext:value-type="float">
            <text:p>691.3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6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4.63" calcext:value-type="float">
            <text:p>664.6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5" calcext:value-type="float">
            <text:p>0.00</text:p>
          </table:table-cell>
          <table:table-cell office:value-type="float" office:value="0.0318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12.4" calcext:value-type="float">
            <text:p>612.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3" calcext:value-type="float">
            <text:p>0.00</text:p>
          </table:table-cell>
          <table:table-cell office:value-type="float" office:value="0.0321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2.9" calcext:value-type="float">
            <text:p>602.9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42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2.65" calcext:value-type="float">
            <text:p>642.65</text:p>
          </table:table-cell>
          <table:table-cell table:number-columns-repeated="7"/>
        </table:table-row>
        <table:table-row table:style-name="ro2">
          <table:table-cell table:number-columns-repeated="15"/>
        </table:table-row>
        <table:table-row table:style-name="ro2">
          <table:table-cell table:style-name="ce3" office:value-type="float" office:value="12" calcext:value-type="float" table:number-columns-spanned="1" table:number-rows-spanned="5">
            <text:p>12</text:p>
          </table:table-cell>
          <table:table-cell table:style-name="ce5" office:value-type="string" calcext:value-type="string" table:number-columns-spanned="1" table:number-rows-spanned="5">
            <text:p>real_F_10_4_3.txt</text:p>
          </table:table-cell>
          <table:table-cell office:value-type="float" office:value="1" calcext:value-type="float">
            <text:p>1</text:p>
          </table:table-cell>
          <table:table-cell office:value-type="float" office:value="0.0034" calcext:value-type="float">
            <text:p>0.00</text:p>
          </table:table-cell>
          <table:table-cell office:value-type="float" office:value="0.0305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57.22" calcext:value-type="float">
            <text:p>657.22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float" office:value="0.0032" calcext:value-type="float">
            <text:p>0.00</text:p>
          </table:table-cell>
          <table:table-cell office:value-type="float" office:value="0.0337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9.73" calcext:value-type="float">
            <text:p>649.73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float" office:value="0.0034" calcext:value-type="float">
            <text:p>0.00</text:p>
          </table:table-cell>
          <table:table-cell office:value-type="float" office:value="0.0294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37.01" calcext:value-type="float">
            <text:p>637.01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4" calcext:value-type="float">
            <text:p>4</text:p>
          </table:table-cell>
          <table:table-cell office:value-type="float" office:value="0.0038" calcext:value-type="float">
            <text:p>0.00</text:p>
          </table:table-cell>
          <table:table-cell office:value-type="float" office:value="0.0386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90.84" calcext:value-type="float">
            <text:p>590.84</text:p>
          </table:table-cell>
          <table:table-cell table:number-columns-repeated="7"/>
        </table:table-row>
        <table:table-row table:style-name="ro2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float" office:value="0.0037" calcext:value-type="float">
            <text:p>0.00</text:p>
          </table:table-cell>
          <table:table-cell office:value-type="float" office:value="0.0372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3.77" calcext:value-type="float">
            <text:p>563.77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vg Dev</text:p>
          </table:table-cell>
          <table:table-cell office:value-type="string" calcext:value-type="string">
            <text:p>Max Dev</text:p>
          </table:table-cell>
          <table:table-cell office:value-type="string" calcext:value-type="string">
            <text:p>Avg Iters</text:p>
          </table:table-cell>
          <table:table-cell office:value-type="string" calcext:value-type="string">
            <text:p>Avg Sensors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:.D11])" office:value-type="float" office:value="0.00306" calcext:value-type="float">
            <text:p>0.00</text:p>
          </table:table-cell>
          <table:table-cell table:formula="of:=AVERAGE([.E7:.E11])" office:value-type="float" office:value="0.02636" calcext:value-type="float">
            <text:p>0.03</text:p>
          </table:table-cell>
          <table:table-cell table:style-name="ce8" table:formula="of:=AVERAGE([.F7:.F11])" office:value-type="float" office:value="4" calcext:value-type="float">
            <text:p>4</text:p>
          </table:table-cell>
          <table:table-cell table:style-name="ce8" table:formula="of:=AVERAGE([.G7:.G11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3:.D17])" office:value-type="float" office:value="0.0036" calcext:value-type="float">
            <text:p>0.00</text:p>
          </table:table-cell>
          <table:table-cell table:formula="of:=AVERAGE([.E13:.E17])" office:value-type="float" office:value="0.0379" calcext:value-type="float">
            <text:p>0.04</text:p>
          </table:table-cell>
          <table:table-cell table:style-name="ce8" table:formula="of:=AVERAGE([.F13:.F17])" office:value-type="float" office:value="3.6" calcext:value-type="float">
            <text:p>4</text:p>
          </table:table-cell>
          <table:table-cell table:style-name="ce8" table:formula="of:=AVERAGE([.G13:.G17])" office:value-type="float" office:value="10.8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19:.D23])" office:value-type="float" office:value="0.00302" calcext:value-type="float">
            <text:p>0.00</text:p>
          </table:table-cell>
          <table:table-cell table:formula="of:=AVERAGE([.E19:.E23])" office:value-type="float" office:value="0.0338" calcext:value-type="float">
            <text:p>0.03</text:p>
          </table:table-cell>
          <table:table-cell table:style-name="ce8" table:formula="of:=AVERAGE([.F19:.F23])" office:value-type="float" office:value="4" calcext:value-type="float">
            <text:p>4</text:p>
          </table:table-cell>
          <table:table-cell table:style-name="ce8" table:formula="of:=AVERAGE([.G19:.G23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25:.D29])" office:value-type="float" office:value="0.00294" calcext:value-type="float">
            <text:p>0.00</text:p>
          </table:table-cell>
          <table:table-cell table:formula="of:=AVERAGE([.E25:.E29])" office:value-type="float" office:value="0.03024" calcext:value-type="float">
            <text:p>0.03</text:p>
          </table:table-cell>
          <table:table-cell table:style-name="ce8" table:formula="of:=AVERAGE([.F25:.F29])" office:value-type="float" office:value="4" calcext:value-type="float">
            <text:p>4</text:p>
          </table:table-cell>
          <table:table-cell table:style-name="ce8" table:formula="of:=AVERAGE([.G25:.G29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1:.D35])" office:value-type="float" office:value="0.00348" calcext:value-type="float">
            <text:p>0.00</text:p>
          </table:table-cell>
          <table:table-cell table:formula="of:=AVERAGE([.E31:.E35])" office:value-type="float" office:value="0.03382" calcext:value-type="float">
            <text:p>0.03</text:p>
          </table:table-cell>
          <table:table-cell table:style-name="ce8" table:formula="of:=AVERAGE([.F31:.F35])" office:value-type="float" office:value="3.6" calcext:value-type="float">
            <text:p>4</text:p>
          </table:table-cell>
          <table:table-cell table:style-name="ce8" table:formula="of:=AVERAGE([.G31:.G35])" office:value-type="float" office:value="10.8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37:.D41])" office:value-type="float" office:value="0.00338" calcext:value-type="float">
            <text:p>0.00</text:p>
          </table:table-cell>
          <table:table-cell table:formula="of:=AVERAGE([.E37:.E41])" office:value-type="float" office:value="0.03496" calcext:value-type="float">
            <text:p>0.03</text:p>
          </table:table-cell>
          <table:table-cell table:style-name="ce8" table:formula="of:=AVERAGE([.F37:.F41])" office:value-type="float" office:value="3.8" calcext:value-type="float">
            <text:p>4</text:p>
          </table:table-cell>
          <table:table-cell table:style-name="ce8" table:formula="of:=AVERAGE([.G37:.G41])" office:value-type="float" office:value="11.4" calcext:value-type="float">
            <text:p>11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3:.D47])" office:value-type="float" office:value="0.05078" calcext:value-type="float">
            <text:p>0.05</text:p>
          </table:table-cell>
          <table:table-cell table:formula="of:=AVERAGE([.E43:.E47])" office:value-type="float" office:value="0.38006" calcext:value-type="float">
            <text:p>0.38</text:p>
          </table:table-cell>
          <table:table-cell table:style-name="ce8" table:formula="of:=AVERAGE([.F43:.F47])" office:value-type="float" office:value="1.4" calcext:value-type="float">
            <text:p>1</text:p>
          </table:table-cell>
          <table:table-cell table:style-name="ce8" table:formula="of:=AVERAGE([.G43:.G47])" office:value-type="float" office:value="4.2" calcext:value-type="float">
            <text:p>4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49:.D53])" office:value-type="float" office:value="0.05292" calcext:value-type="float">
            <text:p>0.05</text:p>
          </table:table-cell>
          <table:table-cell table:formula="of:=AVERAGE([.E49:.E53])" office:value-type="float" office:value="0.39414" calcext:value-type="float">
            <text:p>0.39</text:p>
          </table:table-cell>
          <table:table-cell table:style-name="ce8" table:formula="of:=AVERAGE([.F49:.F53])" office:value-type="float" office:value="2.8" calcext:value-type="float">
            <text:p>3</text:p>
          </table:table-cell>
          <table:table-cell table:style-name="ce8" table:formula="of:=AVERAGE([.G49:.G53])" office:value-type="float" office:value="8.4" calcext:value-type="float">
            <text:p>8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55:.D59])" office:value-type="float" office:value="0.05286" calcext:value-type="float">
            <text:p>0.05</text:p>
          </table:table-cell>
          <table:table-cell table:formula="of:=AVERAGE([.E55:.E59])" office:value-type="float" office:value="0.40006" calcext:value-type="float">
            <text:p>0.40</text:p>
          </table:table-cell>
          <table:table-cell table:style-name="ce8" table:formula="of:=AVERAGE([.F55:.F59])" office:value-type="float" office:value="4" calcext:value-type="float">
            <text:p>4</text:p>
          </table:table-cell>
          <table:table-cell table:style-name="ce8" table:formula="of:=AVERAGE([.G55:.G59])" office:value-type="float" office:value="12" calcext:value-type="float">
            <text:p>12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1:.D65])" office:value-type="float" office:value="0.0034" calcext:value-type="float">
            <text:p>0.00</text:p>
          </table:table-cell>
          <table:table-cell table:formula="of:=AVERAGE([.E61:.E65])" office:value-type="float" office:value="0.03124" calcext:value-type="float">
            <text:p>0.03</text:p>
          </table:table-cell>
          <table:table-cell table:style-name="ce8" table:formula="of:=AVERAGE([.F61:.F65])" office:value-type="float" office:value="1" calcext:value-type="float">
            <text:p>1</text:p>
          </table:table-cell>
          <table:table-cell table:style-name="ce8" table:formula="of:=AVERAGE([.G61:.G65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67:.D71])" office:value-type="float" office:value="0.00354" calcext:value-type="float">
            <text:p>0.00</text:p>
          </table:table-cell>
          <table:table-cell table:formula="of:=AVERAGE([.E67:.E71])" office:value-type="float" office:value="0.0345" calcext:value-type="float">
            <text:p>0.03</text:p>
          </table:table-cell>
          <table:table-cell table:style-name="ce8" table:formula="of:=AVERAGE([.F67:.F71])" office:value-type="float" office:value="1" calcext:value-type="float">
            <text:p>1</text:p>
          </table:table-cell>
          <table:table-cell table:style-name="ce8" table:formula="of:=AVERAGE([.G67:.G71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formula="of:=AVERAGE([.D73:.D77])" office:value-type="float" office:value="0.0035" calcext:value-type="float">
            <text:p>0.00</text:p>
          </table:table-cell>
          <table:table-cell table:formula="of:=AVERAGE([.E73:.E77])" office:value-type="float" office:value="0.03388" calcext:value-type="float">
            <text:p>0.03</text:p>
          </table:table-cell>
          <table:table-cell table:style-name="ce8" table:formula="of:=AVERAGE([.F73:.F77])" office:value-type="float" office:value="1" calcext:value-type="float">
            <text:p>1</text:p>
          </table:table-cell>
          <table:table-cell table:style-name="ce8" table:formula="of:=AVERAGE([.G73:.G77])" office:value-type="float" office:value="3" calcext:value-type="float">
            <text:p>3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ce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Default" office:value-type="string" calcext:value-type="string">
            <text:p>Input</text:p>
          </table:table-cell>
          <table:table-cell table:style-name="Default"/>
          <table:table-cell table:style-name="ce6" office:value-type="string" calcext:value-type="string">
            <text:p>Type</text:p>
          </table:table-cell>
          <table:table-cell table:style-name="ce8"/>
          <table:table-cell table:style-name="ce6" office:value-type="string" calcext:value-type="string">
            <text:p>Avg Dev</text:p>
          </table:table-cell>
          <table:table-cell table:style-name="ce6"/>
          <table:table-cell table:style-name="ce6" office:value-type="string" calcext:value-type="string">
            <text:p>Max Dev</text:p>
          </table:table-cell>
          <table:table-cell table:style-name="ce6"/>
          <table:table-cell office:value-type="string" calcext:value-type="string">
            <text:p>Avg Iters</text:p>
          </table:table-cell>
          <table:table-cell/>
          <table:table-cell office:value-type="string" calcext:value-type="string">
            <text:p>Avg Sensors</text:p>
          </table:table-cell>
          <table:table-cell/>
        </table:table-row>
        <table:table-row table:style-name="ro2">
          <table:table-cell table:number-columns-repeated="3"/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0]*100" office:value-type="float" office:value="0.306" calcext:value-type="float">
            <text:p>0.31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0]*100" office:value-type="float" office:value="2.636" calcext:value-type="float">
            <text:p>2.64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0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0]" office:value-type="float" office:value="12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1]*100" office:value-type="float" office:value="0.36" calcext:value-type="float">
            <text:p>0.36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1]*100" office:value-type="float" office:value="3.79" calcext:value-type="float">
            <text:p>3.7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1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1]" office:value-type="float" office:value="10.8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2]*100" office:value-type="float" office:value="0.302" calcext:value-type="float">
            <text:p>0.30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2]*100" office:value-type="float" office:value="3.38" calcext:value-type="float">
            <text:p>3.3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2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2]" office:value-type="float" office:value="12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3]*100" office:value-type="float" office:value="0.294" calcext:value-type="float">
            <text:p>0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3]*100" office:value-type="float" office:value="3.024" calcext:value-type="float">
            <text:p>3.0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3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3]" office:value-type="float" office:value="12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4]*100" office:value-type="float" office:value="0.348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4]*100" office:value-type="float" office:value="3.382" calcext:value-type="float">
            <text:p>3.38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4]" office:value-type="float" office:value="3.6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4]" office:value-type="float" office:value="10.8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8" calcext:value-type="float">
            <text:p>18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Mixed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5]*100" office:value-type="float" office:value="0.338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5]*100" office:value-type="float" office:value="3.496" calcext:value-type="float">
            <text:p>3.50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5]" office:value-type="float" office:value="3.8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5]" office:value-type="float" office:value="11.4" calcext:value-type="float">
            <text:p>11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6]*100" office:value-type="float" office:value="5.078" calcext:value-type="float">
            <text:p>5.08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6]*100" office:value-type="float" office:value="38.006" calcext:value-type="float">
            <text:p>38.0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6]" office:value-type="float" office:value="1.4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6]" office:value-type="float" office:value="4.2" calcext:value-type="float">
            <text:p>4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7]*100" office:value-type="float" office:value="5.292" calcext:value-type="float">
            <text:p>5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7]*100" office:value-type="float" office:value="39.414" calcext:value-type="float">
            <text:p>39.4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7]" office:value-type="float" office:value="2.8" calcext:value-type="float">
            <text:p>3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7]" office:value-type="float" office:value="8.4" calcext:value-type="float">
            <text:p>8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Out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8]*100" office:value-type="float" office:value="5.286" calcext:value-type="float">
            <text:p>5.29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8]*100" office:value-type="float" office:value="40.006" calcext:value-type="float">
            <text:p>40.01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8]" office:value-type="float" office:value="4" calcext:value-type="float">
            <text:p>4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8]" office:value-type="float" office:value="12" calcext:value-type="float">
            <text:p>12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89]*100" office:value-type="float" office:value="0.34" calcext:value-type="float">
            <text:p>0.34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89]*100" office:value-type="float" office:value="3.124" calcext:value-type="float">
            <text:p>3.12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89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89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0]*100" office:value-type="float" office:value="0.354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0]*100" office:value-type="float" office:value="3.45" calcext:value-type="float">
            <text:p>3.45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0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0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  <table:table-row table:style-name="ro2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&amp;</text:p>
          </table:table-cell>
          <table:table-cell table:style-name="ce7" office:value-type="string" calcext:value-type="string">
            <text:p>\textit{In / Far}</text:p>
          </table:table-cell>
          <table:table-cell table:style-name="ce9" office:value-type="string" calcext:value-type="string">
            <text:p>&amp;</text:p>
          </table:table-cell>
          <table:table-cell table:style-name="ce11" table:formula="of:=[.D91]*100" office:value-type="float" office:value="0.35" calcext:value-type="float">
            <text:p>0.35</text:p>
          </table:table-cell>
          <table:table-cell table:style-name="ce11" office:value-type="string" calcext:value-type="string">
            <text:p>&amp;</text:p>
          </table:table-cell>
          <table:table-cell table:style-name="ce11" table:formula="of:=[.E91]*100" office:value-type="float" office:value="3.388" calcext:value-type="float">
            <text:p>3.39</text:p>
          </table:table-cell>
          <table:table-cell table:style-name="ce6" office:value-type="string" calcext:value-type="string">
            <text:p>&amp;</text:p>
          </table:table-cell>
          <table:table-cell table:style-name="ce9" table:formula="of:=[.F91]" office:value-type="float" office:value="1" calcext:value-type="float">
            <text:p>1</text:p>
          </table:table-cell>
          <table:table-cell table:style-name="ce9" office:value-type="string" calcext:value-type="string">
            <text:p>&amp;</text:p>
          </table:table-cell>
          <table:table-cell table:style-name="ce9" table:formula="of:=[.G91]" office:value-type="float" office:value="3" calcext:value-type="float">
            <text:p>3</text:p>
          </table:table-cell>
          <table:table-cell table:style-name="ce7" office:value-type="string" calcext:value-type="string">
            <text:p>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0121" number:language="en" number:country="US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8">00/00/0000</text:date>, <text:time style:data-style-name="N2" text:time-value="16:17:26.420301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4T16:41:24.429296388</meta:creation-date>
    <dc:date>2023-08-28T16:51:10.682658770</dc:date>
    <meta:editing-duration>PT1H33M20S</meta:editing-duration>
    <meta:editing-cycles>52</meta:editing-cycles>
    <meta:generator>LibreOffice/6.4.7.2$Linux_X86_64 LibreOffice_project/40$Build-2</meta:generator>
    <meta:document-statistic meta:table-count="13" meta:cell-count="7698" meta:object-count="0"/>
  </office:meta>
</office:document-meta>
</file>